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62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B" table:style-name="ta1">
        <table:shapes>
          <draw:frame draw:z-index="0" draw:style-name="gr1" draw:text-style-name="P1" svg:width="6.1835in" svg:height="3.5429in" svg:x="0in" svg:y="4.248in">
            <draw:object draw:notify-on-update-of-ranges="BB.A6:BB.A23 BB.B5:BB.B5 BB.B6:BB.B23 BB.C5:BB.C5 BB.C6:BB.C23 BB.D5:BB.D5 BB.D6:BB.D23 BB.E5:BB.E5 BB.E6:BB.E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Basic Blocks vs Graph Vertices</text:p>
          </table:table-cell>
          <table:covered-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E16</text:p>
          </table:table-cell>
          <table:table-cell table:style-name="ce3" office:value-type="string" calcext:value-type="string">
            <text:p>E3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453478" calcext:value-type="float">
            <text:p>1453478</text:p>
          </table:table-cell>
          <table:table-cell office:value-type="float" office:value="1822866" calcext:value-type="float">
            <text:p>1822866</text:p>
          </table:table-cell>
          <table:table-cell office:value-type="float" office:value="1648095" calcext:value-type="float">
            <text:p>1648095</text:p>
          </table:table-cell>
          <table:table-cell office:value-type="float" office:value="1643648" calcext:value-type="float">
            <text:p>1643648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2085916" calcext:value-type="float">
            <text:p>2085916</text:p>
          </table:table-cell>
          <table:table-cell office:value-type="float" office:value="1720139" calcext:value-type="float">
            <text:p>1720139</text:p>
          </table:table-cell>
          <table:table-cell office:value-type="float" office:value="2057172" calcext:value-type="float">
            <text:p>2057172</text:p>
          </table:table-cell>
          <table:table-cell office:value-type="float" office:value="1452876" calcext:value-type="float">
            <text:p>1452876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1425875" calcext:value-type="float">
            <text:p>1425875</text:p>
          </table:table-cell>
          <table:table-cell office:value-type="float" office:value="1528388" calcext:value-type="float">
            <text:p>1528388</text:p>
          </table:table-cell>
          <table:table-cell office:value-type="float" office:value="1529967" calcext:value-type="float">
            <text:p>1529967</text:p>
          </table:table-cell>
          <table:table-cell office:value-type="float" office:value="1771428" calcext:value-type="float">
            <text:p>177142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1614722" calcext:value-type="float">
            <text:p>1614722</text:p>
          </table:table-cell>
          <table:table-cell office:value-type="float" office:value="1525257" calcext:value-type="float">
            <text:p>1525257</text:p>
          </table:table-cell>
          <table:table-cell office:value-type="float" office:value="1693524" calcext:value-type="float">
            <text:p>1693524</text:p>
          </table:table-cell>
          <table:table-cell office:value-type="float" office:value="1987946" calcext:value-type="float">
            <text:p>1987946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1819393" calcext:value-type="float">
            <text:p>1819393</text:p>
          </table:table-cell>
          <table:table-cell office:value-type="float" office:value="1904806" calcext:value-type="float">
            <text:p>1904806</text:p>
          </table:table-cell>
          <table:table-cell office:value-type="float" office:value="1994228" calcext:value-type="float">
            <text:p>1994228</text:p>
          </table:table-cell>
          <table:table-cell office:value-type="float" office:value="3681147" calcext:value-type="float">
            <text:p>3681147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382733" calcext:value-type="float">
            <text:p>2382733</text:p>
          </table:table-cell>
          <table:table-cell office:value-type="float" office:value="3385030" calcext:value-type="float">
            <text:p>3385030</text:p>
          </table:table-cell>
          <table:table-cell office:value-type="float" office:value="2905532" calcext:value-type="float">
            <text:p>2905532</text:p>
          </table:table-cell>
          <table:table-cell office:value-type="float" office:value="3836738" calcext:value-type="float">
            <text:p>3836738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3897566" calcext:value-type="float">
            <text:p>3897566</text:p>
          </table:table-cell>
          <table:table-cell office:value-type="float" office:value="3348655" calcext:value-type="float">
            <text:p>3348655</text:p>
          </table:table-cell>
          <table:table-cell office:value-type="float" office:value="4578467" calcext:value-type="float">
            <text:p>4578467</text:p>
          </table:table-cell>
          <table:table-cell office:value-type="float" office:value="7522008" calcext:value-type="float">
            <text:p>7522008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4328181" calcext:value-type="float">
            <text:p>4328181</text:p>
          </table:table-cell>
          <table:table-cell office:value-type="float" office:value="5045212" calcext:value-type="float">
            <text:p>5045212</text:p>
          </table:table-cell>
          <table:table-cell office:value-type="float" office:value="8156919" calcext:value-type="float">
            <text:p>8156919</text:p>
          </table:table-cell>
          <table:table-cell office:value-type="float" office:value="13908330" calcext:value-type="float">
            <text:p>1390833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6676390" calcext:value-type="float">
            <text:p>6676390</text:p>
          </table:table-cell>
          <table:table-cell office:value-type="float" office:value="10059026" calcext:value-type="float">
            <text:p>10059026</text:p>
          </table:table-cell>
          <table:table-cell office:value-type="float" office:value="16499294" calcext:value-type="float">
            <text:p>16499294</text:p>
          </table:table-cell>
          <table:table-cell office:value-type="float" office:value="27368204" calcext:value-type="float">
            <text:p>27368204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12030904" calcext:value-type="float">
            <text:p>12030904</text:p>
          </table:table-cell>
          <table:table-cell office:value-type="float" office:value="18924239" calcext:value-type="float">
            <text:p>18924239</text:p>
          </table:table-cell>
          <table:table-cell office:value-type="float" office:value="28589934" calcext:value-type="float">
            <text:p>28589934</text:p>
          </table:table-cell>
          <table:table-cell office:value-type="float" office:value="57631217" calcext:value-type="float">
            <text:p>57631217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22844325" calcext:value-type="float">
            <text:p>22844325</text:p>
          </table:table-cell>
          <table:table-cell office:value-type="float" office:value="37489336" calcext:value-type="float">
            <text:p>37489336</text:p>
          </table:table-cell>
          <table:table-cell office:value-type="float" office:value="65067688" calcext:value-type="float">
            <text:p>65067688</text:p>
          </table:table-cell>
          <table:table-cell office:value-type="float" office:value="118857759" calcext:value-type="float">
            <text:p>11885775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35151437" calcext:value-type="float">
            <text:p>35151437</text:p>
          </table:table-cell>
          <table:table-cell office:value-type="float" office:value="63950597" calcext:value-type="float">
            <text:p>63950597</text:p>
          </table:table-cell>
          <table:table-cell office:value-type="float" office:value="132930737" calcext:value-type="float">
            <text:p>132930737</text:p>
          </table:table-cell>
          <table:table-cell office:value-type="float" office:value="249193620" calcext:value-type="float">
            <text:p>2491936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70378219" calcext:value-type="float">
            <text:p>70378219</text:p>
          </table:table-cell>
          <table:table-cell office:value-type="float" office:value="151915538" calcext:value-type="float">
            <text:p>151915538</text:p>
          </table:table-cell>
          <table:table-cell office:value-type="float" office:value="275931642" calcext:value-type="float">
            <text:p>275931642</text:p>
          </table:table-cell>
          <table:table-cell office:value-type="float" office:value="519716702" calcext:value-type="float">
            <text:p>519716702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172766792" calcext:value-type="float">
            <text:p>172766792</text:p>
          </table:table-cell>
          <table:table-cell office:value-type="float" office:value="308711760" calcext:value-type="float">
            <text:p>308711760</text:p>
          </table:table-cell>
          <table:table-cell office:value-type="float" office:value="497196012" calcext:value-type="float">
            <text:p>497196012</text:p>
          </table:table-cell>
          <table:table-cell office:value-type="float" office:value="1071228308" calcext:value-type="float">
            <text:p>1071228308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338079457" calcext:value-type="float">
            <text:p>338079457</text:p>
          </table:table-cell>
          <table:table-cell office:value-type="float" office:value="529794274" calcext:value-type="float">
            <text:p>529794274</text:p>
          </table:table-cell>
          <table:table-cell office:value-type="float" office:value="1133409584" calcext:value-type="float">
            <text:p>1133409584</text:p>
          </table:table-cell>
          <table:table-cell office:value-type="float" office:value="2174023167" calcext:value-type="float">
            <text:p>2174023167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567446775" calcext:value-type="float">
            <text:p>567446775</text:p>
          </table:table-cell>
          <table:table-cell office:value-type="float" office:value="1070927173" calcext:value-type="float">
            <text:p>1070927173</text:p>
          </table:table-cell>
          <table:table-cell office:value-type="float" office:value="2071459383" calcext:value-type="float">
            <text:p>2071459383</text:p>
          </table:table-cell>
          <table:table-cell office:value-type="float" office:value="4405415762" calcext:value-type="float">
            <text:p>4405415762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1369864776" calcext:value-type="float">
            <text:p>1369864776</text:p>
          </table:table-cell>
          <table:table-cell office:value-type="float" office:value="2169051139" calcext:value-type="float">
            <text:p>2169051139</text:p>
          </table:table-cell>
          <table:table-cell office:value-type="float" office:value="4214223110" calcext:value-type="float">
            <text:p>4214223110</text:p>
          </table:table-cell>
          <table:table-cell office:value-type="float" office:value="8253939031" calcext:value-type="float">
            <text:p>8253939031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2821045902" calcext:value-type="float">
            <text:p>2821045902</text:p>
          </table:table-cell>
          <table:table-cell office:value-type="float" office:value="4400199429" calcext:value-type="float">
            <text:p>4400199429</text:p>
          </table:table-cell>
          <table:table-cell office:value-type="float" office:value="9691692520" calcext:value-type="float">
            <text:p>9691692520</text:p>
          </table:table-cell>
          <table:table-cell office:value-type="float" office:value="16846059689" calcext:value-type="float">
            <text:p>16846059689</text:p>
          </table:table-cell>
        </table:table-row>
        <table:table-row table:style-name="ro3" table:number-rows-repeated="7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13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nstructions" table:style-name="ta1">
        <table:shapes>
          <draw:frame draw:z-index="0" draw:style-name="gr1" draw:text-style-name="P1" svg:width="6.1248in" svg:height="3.5429in" svg:x="6.2906in" svg:y="4.865in">
            <draw:object draw:notify-on-update-of-ranges="Instructions.A31:Instructions.A48 Instructions.B30:Instructions.B30 Instructions.B31:Instructions.B48 Instructions.C30:Instructions.C30 Instructions.C31:Instructions.C48 Instructions.D30:Instructions.D30 Instructions.D31:Instructions.D48 Instructions.E30:Instructions.E30 Instructions.E31:Instructions.E4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122in" svg:height="3.513in" svg:x="6.2228in" svg:y="9.4398in">
            <draw:object draw:notify-on-update-of-ranges="Instructions.A57:Instructions.A74 Instructions.B56:Instructions.B56 Instructions.B57:Instructions.B74 Instructions.C56:Instructions.C56 Instructions.C57:Instructions.C74 Instructions.D56:Instructions.D56 Instructions.D57:Instructions.D74 Instructions.E56:Instructions.E56 Instructions.E57:Instructions.E7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1732in" svg:height="3.5803in" svg:x="6.2232in" svg:y="0.5106in">
            <draw:object draw:notify-on-update-of-ranges="Instructions.A6:Instructions.A23 Instructions.B5:Instructions.B5 Instructions.B6:Instructions.B23 Instructions.C5:Instructions.C5 Instructions.C6:Instructions.C23 Instructions.D5:Instructions.D5 Instructions.D6:Instructions.D23 Instructions.E5:Instructions.E5 Instructions.E6:Instructions.E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6.0697in" svg:height="3.4524in" svg:x="12.5807in" svg:y="9.052in">
            <draw:object draw:notify-on-update-of-ranges="Instructions.P5:Instructions.P22 Instructions.Q4:Instructions.Q4 Instructions.Q5:Instructions.Q22 Instructions.R4:Instructions.R4 Instructions.R5:Instructions.R22 Instructions.S4:Instructions.S4 Instructions.S5:Instructions.S22 Instructions.T4:Instructions.T4 Instructions.T5:Instructions.T2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6.1024in" svg:height="3.4665in" svg:x="12.5484in" svg:y="12.6567in">
            <draw:object draw:notify-on-update-of-ranges="Instructions.P30:Instructions.P47 Instructions.Q29:Instructions.Q29 Instructions.Q30:Instructions.Q47 Instructions.R29:Instructions.R29 Instructions.R30:Instructions.R47 Instructions.S29:Instructions.S29 Instructions.S30:Instructions.S47 Instructions.T29:Instructions.T29 Instructions.T30:Instructions.T4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9" table:default-cell-style-name="Default"/>
        <table:table-row table:style-name="ro3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2">
          <table:table-cell table:style-name="Default"/>
          <table:table-cell table:number-columns-repeated="14"/>
          <table:table-cell table:style-name="ce1" office:value-type="string" calcext:value-type="string" table:number-columns-spanned="5" table:number-rows-spanned="1">
            <text:p>Read Memory Instruction Percentages vs Graph Vertices</text:p>
          </table:table-cell>
          <table:covered-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Read Memory Instructions vs Graph Vertices</text:p>
          </table:table-cell>
          <table:covered-table-cell table:number-columns-repeated="4"/>
          <table:table-cell table:number-columns-repeated="11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formula="of:=([.B6]/[.B57])*100" office:value-type="float" office:value="20.8682268710915" calcext:value-type="float">
            <text:p>20.8682268711</text:p>
          </table:table-cell>
          <table:table-cell table:formula="of:=([.C6]/[.C57])*100" office:value-type="float" office:value="18.6462985762469" calcext:value-type="float">
            <text:p>18.6462985762</text:p>
          </table:table-cell>
          <table:table-cell table:formula="of:=([.D6]/[.D57])*100" office:value-type="float" office:value="16.6020205880614" calcext:value-type="float">
            <text:p>16.6020205881</text:p>
          </table:table-cell>
          <table:table-cell table:formula="of:=([.E6]/[.E57])*100" office:value-type="float" office:value="16.1090613402264" calcext:value-type="float">
            <text:p>16.10906134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3609" calcext:value-type="float">
            <text:p>1203609</text:p>
          </table:table-cell>
          <table:table-cell office:value-type="float" office:value="1316416" calcext:value-type="float">
            <text:p>1316416</text:p>
          </table:table-cell>
          <table:table-cell office:value-type="float" office:value="1075580" calcext:value-type="float">
            <text:p>1075580</text:p>
          </table:table-cell>
          <table:table-cell office:value-type="float" office:value="1039871" calcext:value-type="float">
            <text:p>1039871</text:p>
          </table:table-cell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formula="of:=([.B7]/[.B58])*100" office:value-type="float" office:value="13.5655532147786" calcext:value-type="float">
            <text:p>13.5655532148</text:p>
          </table:table-cell>
          <table:table-cell table:formula="of:=([.C7]/[.C58])*100" office:value-type="float" office:value="18.5089303801867" calcext:value-type="float">
            <text:p>18.5089303802</text:p>
          </table:table-cell>
          <table:table-cell table:formula="of:=([.D7]/[.D58])*100" office:value-type="float" office:value="19.5510346735791" calcext:value-type="float">
            <text:p>19.5510346736</text:p>
          </table:table-cell>
          <table:table-cell table:formula="of:=([.E7]/[.E58])*100" office:value-type="float" office:value="20.0765230347385" calcext:value-type="float">
            <text:p>20.07652303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7009" calcext:value-type="float">
            <text:p>1087009</text:p>
          </table:table-cell>
          <table:table-cell office:value-type="float" office:value="1248968" calcext:value-type="float">
            <text:p>1248968</text:p>
          </table:table-cell>
          <table:table-cell office:value-type="float" office:value="1557358" calcext:value-type="float">
            <text:p>1557358</text:p>
          </table:table-cell>
          <table:table-cell office:value-type="float" office:value="1181456" calcext:value-type="float">
            <text:p>1181456</text:p>
          </table:table-cell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formula="of:=([.B8]/[.B59])*100" office:value-type="float" office:value="20.8585350920245" calcext:value-type="float">
            <text:p>20.858535092</text:p>
          </table:table-cell>
          <table:table-cell table:formula="of:=([.C8]/[.C59])*100" office:value-type="float" office:value="18.6658769385958" calcext:value-type="float">
            <text:p>18.6658769386</text:p>
          </table:table-cell>
          <table:table-cell table:formula="of:=([.D8]/[.D59])*100" office:value-type="float" office:value="24.5267044902509" calcext:value-type="float">
            <text:p>24.5267044903</text:p>
          </table:table-cell>
          <table:table-cell table:formula="of:=([.E8]/[.E59])*100" office:value-type="float" office:value="21.6087149435513" calcext:value-type="float">
            <text:p>21.60871494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1903" calcext:value-type="float">
            <text:p>1201903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1534838" calcext:value-type="float">
            <text:p>1534838</text:p>
          </table:table-cell>
          <table:table-cell office:value-type="float" office:value="1560380" calcext:value-type="float">
            <text:p>1560380</text:p>
          </table:table-cell>
          <table:table-cell table:number-columns-repeated="10"/>
          <table:table-cell table:style-name="ce2" office:value-type="float" office:value="8" calcext:value-type="float">
            <text:p>8</text:p>
          </table:table-cell>
          <table:table-cell table:formula="of:=([.B9]/[.B60])*100" office:value-type="float" office:value="23.1271002836249" calcext:value-type="float">
            <text:p>23.1271002836</text:p>
          </table:table-cell>
          <table:table-cell table:formula="of:=([.C9]/[.C60])*100" office:value-type="float" office:value="24.3866238168479" calcext:value-type="float">
            <text:p>24.3866238168</text:p>
          </table:table-cell>
          <table:table-cell table:formula="of:=([.D9]/[.D60])*100" office:value-type="float" office:value="21.6431137678041" calcext:value-type="float">
            <text:p>21.6431137678</text:p>
          </table:table-cell>
          <table:table-cell table:formula="of:=([.E9]/[.E60])*100" office:value-type="float" office:value="21.9098995218367" calcext:value-type="float">
            <text:p>21.90989952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19438" calcext:value-type="float">
            <text:p>1519438</text:p>
          </table:table-cell>
          <table:table-cell office:value-type="float" office:value="1563027" calcext:value-type="float">
            <text:p>1563027</text:p>
          </table:table-cell>
          <table:table-cell office:value-type="float" office:value="1560425" calcext:value-type="float">
            <text:p>1560425</text:p>
          </table:table-cell>
          <table:table-cell office:value-type="float" office:value="1869724" calcext:value-type="float">
            <text:p>1869724</text:p>
          </table:table-cell>
          <table:table-cell table:number-columns-repeated="10"/>
          <table:table-cell table:style-name="ce2" office:value-type="float" office:value="9" calcext:value-type="float">
            <text:p>9</text:p>
          </table:table-cell>
          <table:table-cell table:formula="of:=([.B10]/[.B61])*100" office:value-type="float" office:value="24.3331666933422" calcext:value-type="float">
            <text:p>24.3331666933</text:p>
          </table:table-cell>
          <table:table-cell table:formula="of:=([.C10]/[.C61])*100" office:value-type="float" office:value="26.8690425045743" calcext:value-type="float">
            <text:p>26.8690425046</text:p>
          </table:table-cell>
          <table:table-cell table:formula="of:=([.D10]/[.D61])*100" office:value-type="float" office:value="28.6532304685388" calcext:value-type="float">
            <text:p>28.6532304685</text:p>
          </table:table-cell>
          <table:table-cell table:formula="of:=([.E10]/[.E61])*100" office:value-type="float" office:value="19.87129261599" calcext:value-type="float">
            <text:p>19.8712926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7183" calcext:value-type="float">
            <text:p>1847183</text:p>
          </table:table-cell>
          <table:table-cell office:value-type="float" office:value="2197727" calcext:value-type="float">
            <text:p>2197727</text:p>
          </table:table-cell>
          <table:table-cell office:value-type="float" office:value="2569924" calcext:value-type="float">
            <text:p>2569924</text:p>
          </table:table-cell>
          <table:table-cell office:value-type="float" office:value="3130128" calcext:value-type="float">
            <text:p>3130128</text:p>
          </table:table-cell>
          <table:table-cell table:number-columns-repeated="10"/>
          <table:table-cell table:style-name="ce2" office:value-type="float" office:value="10" calcext:value-type="float">
            <text:p>10</text:p>
          </table:table-cell>
          <table:table-cell table:formula="of:=([.B11]/[.B62])*100" office:value-type="float" office:value="20.698662028033" calcext:value-type="float">
            <text:p>20.698662028</text:p>
          </table:table-cell>
          <table:table-cell table:formula="of:=([.C11]/[.C62])*100" office:value-type="float" office:value="19.0531490504399" calcext:value-type="float">
            <text:p>19.0531490504</text:p>
          </table:table-cell>
          <table:table-cell table:formula="of:=([.D11]/[.D62])*100" office:value-type="float" office:value="28.1558431109969" calcext:value-type="float">
            <text:p>28.155843111</text:p>
          </table:table-cell>
          <table:table-cell table:formula="of:=([.E11]/[.E62])*100" office:value-type="float" office:value="30.1736914221201" calcext:value-type="float">
            <text:p>30.17369142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02366" calcext:value-type="float">
            <text:p>2102366</text:p>
          </table:table-cell>
          <table:table-cell office:value-type="float" office:value="2726635" calcext:value-type="float">
            <text:p>2726635</text:p>
          </table:table-cell>
          <table:table-cell office:value-type="float" office:value="3905613" calcext:value-type="float">
            <text:p>3905613</text:p>
          </table:table-cell>
          <table:table-cell office:value-type="float" office:value="5735456" calcext:value-type="float">
            <text:p>5735456</text:p>
          </table:table-cell>
          <table:table-cell table:number-columns-repeated="10"/>
          <table:table-cell table:style-name="ce2" office:value-type="float" office:value="11" calcext:value-type="float">
            <text:p>11</text:p>
          </table:table-cell>
          <table:table-cell table:formula="of:=([.B12]/[.B63])*100" office:value-type="float" office:value="20.1282280272846" calcext:value-type="float">
            <text:p>20.1282280273</text:p>
          </table:table-cell>
          <table:table-cell table:formula="of:=([.C12]/[.C63])*100" office:value-type="float" office:value="28.3896719638788" calcext:value-type="float">
            <text:p>28.3896719639</text:p>
          </table:table-cell>
          <table:table-cell table:formula="of:=([.D12]/[.D63])*100" office:value-type="float" office:value="31.0184792096303" calcext:value-type="float">
            <text:p>31.0184792096</text:p>
          </table:table-cell>
          <table:table-cell table:formula="of:=([.E12]/[.E63])*100" office:value-type="float" office:value="30.9654229771756" calcext:value-type="float">
            <text:p>30.96542297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76251" calcext:value-type="float">
            <text:p>3376251</text:p>
          </table:table-cell>
          <table:table-cell office:value-type="float" office:value="4646566" calcext:value-type="float">
            <text:p>4646566</text:p>
          </table:table-cell>
          <table:table-cell office:value-type="float" office:value="7145701" calcext:value-type="float">
            <text:p>7145701</text:p>
          </table:table-cell>
          <table:table-cell office:value-type="float" office:value="11904472" calcext:value-type="float">
            <text:p>11904472</text:p>
          </table:table-cell>
          <table:table-cell table:number-columns-repeated="10"/>
          <table:table-cell table:style-name="ce2" office:value-type="float" office:value="12" calcext:value-type="float">
            <text:p>12</text:p>
          </table:table-cell>
          <table:table-cell table:formula="of:=([.B13]/[.B64])*100" office:value-type="float" office:value="25.846531628373" calcext:value-type="float">
            <text:p>25.8465316284</text:p>
          </table:table-cell>
          <table:table-cell table:formula="of:=([.C13]/[.C64])*100" office:value-type="float" office:value="26.8464210946016" calcext:value-type="float">
            <text:p>26.8464210946</text:p>
          </table:table-cell>
          <table:table-cell table:formula="of:=([.D13]/[.D64])*100" office:value-type="float" office:value="34.072102092833" calcext:value-type="float">
            <text:p>34.0721020928</text:p>
          </table:table-cell>
          <table:table-cell table:formula="of:=([.E13]/[.E64])*100" office:value-type="float" office:value="34.0059829816765" calcext:value-type="float">
            <text:p>34.00598298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47643" calcext:value-type="float">
            <text:p>5347643</text:p>
          </table:table-cell>
          <table:table-cell office:value-type="float" office:value="6581729" calcext:value-type="float">
            <text:p>6581729</text:p>
          </table:table-cell>
          <table:table-cell office:value-type="float" office:value="14710196" calcext:value-type="float">
            <text:p>14710196</text:p>
          </table:table-cell>
          <table:table-cell office:value-type="float" office:value="25523265" calcext:value-type="float">
            <text:p>25523265</text:p>
          </table:table-cell>
          <table:table-cell table:number-columns-repeated="10"/>
          <table:table-cell table:style-name="ce2" office:value-type="float" office:value="13" calcext:value-type="float">
            <text:p>13</text:p>
          </table:table-cell>
          <table:table-cell table:formula="of:=([.B14]/[.B65])*100" office:value-type="float" office:value="29.8853314403868" calcext:value-type="float">
            <text:p>29.8853314404</text:p>
          </table:table-cell>
          <table:table-cell table:formula="of:=([.C14]/[.C65])*100" office:value-type="float" office:value="31.5495994634594" calcext:value-type="float">
            <text:p>31.5495994635</text:p>
          </table:table-cell>
          <table:table-cell table:formula="of:=([.D14]/[.D65])*100" office:value-type="float" office:value="32.6845192163573" calcext:value-type="float">
            <text:p>32.6845192164</text:p>
          </table:table-cell>
          <table:table-cell table:formula="of:=([.E14]/[.E65])*100" office:value-type="float" office:value="33.548812794813" calcext:value-type="float">
            <text:p>33.54881279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221188" calcext:value-type="float">
            <text:p>10221188</text:p>
          </table:table-cell>
          <table:table-cell office:value-type="float" office:value="16687034" calcext:value-type="float">
            <text:p>16687034</text:p>
          </table:table-cell>
          <table:table-cell office:value-type="float" office:value="28817282" calcext:value-type="float">
            <text:p>28817282</text:p>
          </table:table-cell>
          <table:table-cell office:value-type="float" office:value="49640991" calcext:value-type="float">
            <text:p>49640991</text:p>
          </table:table-cell>
          <table:table-cell table:number-columns-repeated="10"/>
          <table:table-cell table:style-name="ce2" office:value-type="float" office:value="14" calcext:value-type="float">
            <text:p>14</text:p>
          </table:table-cell>
          <table:table-cell table:formula="of:=([.B15]/[.B66])*100" office:value-type="float" office:value="31.8557377414816" calcext:value-type="float">
            <text:p>31.8557377415</text:p>
          </table:table-cell>
          <table:table-cell table:formula="of:=([.C15]/[.C66])*100" office:value-type="float" office:value="33.7741090450784" calcext:value-type="float">
            <text:p>33.7741090451</text:p>
          </table:table-cell>
          <table:table-cell table:formula="of:=([.D15]/[.D66])*100" office:value-type="float" office:value="29.954920101127" calcext:value-type="float">
            <text:p>29.9549201011</text:p>
          </table:table-cell>
          <table:table-cell table:formula="of:=([.E15]/[.E66])*100" office:value-type="float" office:value="34.5063392204796" calcext:value-type="float">
            <text:p>34.50633922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452777" calcext:value-type="float">
            <text:p>20452777</text:p>
          </table:table-cell>
          <table:table-cell office:value-type="float" office:value="34909677" calcext:value-type="float">
            <text:p>34909677</text:p>
          </table:table-cell>
          <table:table-cell office:value-type="float" office:value="44433652" calcext:value-type="float">
            <text:p>44433652</text:p>
          </table:table-cell>
          <table:table-cell office:value-type="float" office:value="109135090" calcext:value-type="float">
            <text:p>109135090</text:p>
          </table:table-cell>
          <table:table-cell table:number-columns-repeated="10"/>
          <table:table-cell table:style-name="ce2" office:value-type="float" office:value="15" calcext:value-type="float">
            <text:p>15</text:p>
          </table:table-cell>
          <table:table-cell table:formula="of:=([.B16]/[.B67])*100" office:value-type="float" office:value="33.5603901767893" calcext:value-type="float">
            <text:p>33.5603901768</text:p>
          </table:table-cell>
          <table:table-cell table:formula="of:=([.C16]/[.C67])*100" office:value-type="float" office:value="32.9152378833143" calcext:value-type="float">
            <text:p>32.9152378833</text:p>
          </table:table-cell>
          <table:table-cell table:formula="of:=([.D16]/[.D67])*100" office:value-type="float" office:value="33.8150502308009" calcext:value-type="float">
            <text:p>33.8150502308</text:p>
          </table:table-cell>
          <table:table-cell table:formula="of:=([.E16]/[.E67])*100" office:value-type="float" office:value="34.1934102708094" calcext:value-type="float">
            <text:p>34.19341027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990141" calcext:value-type="float">
            <text:p>41990141</text:p>
          </table:table-cell>
          <table:table-cell office:value-type="float" office:value="66926568" calcext:value-type="float">
            <text:p>66926568</text:p>
          </table:table-cell>
          <table:table-cell office:value-type="float" office:value="120261110" calcext:value-type="float">
            <text:p>120261110</text:p>
          </table:table-cell>
          <table:table-cell office:value-type="float" office:value="222193023" calcext:value-type="float">
            <text:p>222193023</text:p>
          </table:table-cell>
          <table:table-cell table:number-columns-repeated="10"/>
          <table:table-cell table:style-name="ce2" office:value-type="float" office:value="16" calcext:value-type="float">
            <text:p>16</text:p>
          </table:table-cell>
          <table:table-cell table:formula="of:=([.B17]/[.B68])*100" office:value-type="float" office:value="29.8479982239229" calcext:value-type="float">
            <text:p>29.8479982239</text:p>
          </table:table-cell>
          <table:table-cell table:formula="of:=([.C17]/[.C68])*100" office:value-type="float" office:value="30.1175144764772" calcext:value-type="float">
            <text:p>30.1175144765</text:p>
          </table:table-cell>
          <table:table-cell table:formula="of:=([.D17]/[.D68])*100" office:value-type="float" office:value="33.9630884219224" calcext:value-type="float">
            <text:p>33.9630884219</text:p>
          </table:table-cell>
          <table:table-cell table:formula="of:=([.E17]/[.E68])*100" office:value-type="float" office:value="34.2392922535359" calcext:value-type="float">
            <text:p>34.23929225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430168" calcext:value-type="float">
            <text:p>55430168</text:p>
          </table:table-cell>
          <table:table-cell office:value-type="float" office:value="101054495" calcext:value-type="float">
            <text:p>101054495</text:p>
          </table:table-cell>
          <table:table-cell office:value-type="float" office:value="247297374" calcext:value-type="float">
            <text:p>247297374</text:p>
          </table:table-cell>
          <table:table-cell office:value-type="float" office:value="466208364" calcext:value-type="float">
            <text:p>466208364</text:p>
          </table:table-cell>
          <table:table-cell table:number-columns-repeated="10"/>
          <table:table-cell table:style-name="ce2" office:value-type="float" office:value="17" calcext:value-type="float">
            <text:p>17</text:p>
          </table:table-cell>
          <table:table-cell table:formula="of:=([.B18]/[.B69])*100" office:value-type="float" office:value="30.1489450022359" calcext:value-type="float">
            <text:p>30.1489450022</text:p>
          </table:table-cell>
          <table:table-cell table:formula="of:=([.C18]/[.C69])*100" office:value-type="float" office:value="34.4924357975555" calcext:value-type="float">
            <text:p>34.4924357976</text:p>
          </table:table-cell>
          <table:table-cell table:formula="of:=([.D18]/[.D69])*100" office:value-type="float" office:value="34.4376283354581" calcext:value-type="float">
            <text:p>34.4376283355</text:p>
          </table:table-cell>
          <table:table-cell table:formula="of:=([.E18]/[.E69])*100" office:value-type="float" office:value="34.8600777314609" calcext:value-type="float">
            <text:p>34.86007773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2323962" calcext:value-type="float">
            <text:p>112323962</text:p>
          </table:table-cell>
          <table:table-cell office:value-type="float" office:value="290628363" calcext:value-type="float">
            <text:p>290628363</text:p>
          </table:table-cell>
          <table:table-cell office:value-type="float" office:value="523372230" calcext:value-type="float">
            <text:p>523372230</text:p>
          </table:table-cell>
          <table:table-cell office:value-type="float" office:value="998088547" calcext:value-type="float">
            <text:p>998088547</text:p>
          </table:table-cell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formula="of:=([.B19]/[.B70])*100" office:value-type="float" office:value="34.6200050602798" calcext:value-type="float">
            <text:p>34.6200050603</text:p>
          </table:table-cell>
          <table:table-cell table:formula="of:=([.C19]/[.C70])*100" office:value-type="float" office:value="34.702335452535" calcext:value-type="float">
            <text:p>34.7023354525</text:p>
          </table:table-cell>
          <table:table-cell table:formula="of:=([.D19]/[.D70])*100" office:value-type="float" office:value="30.8838187219915" calcext:value-type="float">
            <text:p>30.883818722</text:p>
          </table:table-cell>
          <table:table-cell table:formula="of:=([.E19]/[.E70])*100" office:value-type="float" office:value="34.7980224159687" calcext:value-type="float">
            <text:p>34.7980224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4425808" calcext:value-type="float">
            <text:p>334425808</text:p>
          </table:table-cell>
          <table:table-cell office:value-type="float" office:value="595614670" calcext:value-type="float">
            <text:p>595614670</text:p>
          </table:table-cell>
          <table:table-cell office:value-type="float" office:value="805334316" calcext:value-type="float">
            <text:p>805334316</text:p>
          </table:table-cell>
          <table:table-cell office:value-type="float" office:value="2048967180" calcext:value-type="float">
            <text:p>2048967180</text:p>
          </table:table-cell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formula="of:=([.B20]/[.B71])*100" office:value-type="float" office:value="34.2004849411943" calcext:value-type="float">
            <text:p>34.2004849412</text:p>
          </table:table-cell>
          <table:table-cell table:formula="of:=([.C20]/[.C71])*100" office:value-type="float" office:value="30.6500560047192" calcext:value-type="float">
            <text:p>30.6500560047</text:p>
          </table:table-cell>
          <table:table-cell table:formula="of:=([.D20]/[.D71])*100" office:value-type="float" office:value="34.0486808126589" calcext:value-type="float">
            <text:p>34.0486808127</text:p>
          </table:table-cell>
          <table:table-cell table:formula="of:=([.E20]/[.E71])*100" office:value-type="float" office:value="34.3277659293502" calcext:value-type="float">
            <text:p>34.32776592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1999225" calcext:value-type="float">
            <text:p>641999225</text:p>
          </table:table-cell>
          <table:table-cell office:value-type="float" office:value="855860519" calcext:value-type="float">
            <text:p>855860519</text:p>
          </table:table-cell>
          <table:table-cell office:value-type="float" office:value="2109042773" calcext:value-type="float">
            <text:p>2109042773</text:p>
          </table:table-cell>
          <table:table-cell office:value-type="float" office:value="4069158673" calcext:value-type="float">
            <text:p>4069158673</text:p>
          </table:table-cell>
          <table:table-cell table:number-columns-repeated="10"/>
          <table:table-cell table:style-name="ce2" office:value-type="float" office:value="20" calcext:value-type="float">
            <text:p>20</text:p>
          </table:table-cell>
          <table:table-cell table:formula="of:=([.B21]/[.B72])*100" office:value-type="float" office:value="30.5101323744109" calcext:value-type="float">
            <text:p>30.5101323744</text:p>
          </table:table-cell>
          <table:table-cell table:formula="of:=([.C21]/[.C72])*100" office:value-type="float" office:value="30.7751908960161" calcext:value-type="float">
            <text:p>30.775190896</text:p>
          </table:table-cell>
          <table:table-cell table:formula="of:=([.D21]/[.D72])*100" office:value-type="float" office:value="31.0468574316994" calcext:value-type="float">
            <text:p>31.0468574317</text:p>
          </table:table-cell>
          <table:table-cell table:formula="of:=([.E21]/[.E72])*100" office:value-type="float" office:value="34.0137892106497" calcext:value-type="float">
            <text:p>34.0137892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8922166" calcext:value-type="float">
            <text:p>918922166</text:p>
          </table:table-cell>
          <table:table-cell office:value-type="float" office:value="1736539001" calcext:value-type="float">
            <text:p>1736539001</text:p>
          </table:table-cell>
          <table:table-cell office:value-type="float" office:value="3371038531" calcext:value-type="float">
            <text:p>3371038531</text:p>
          </table:table-cell>
          <table:table-cell office:value-type="float" office:value="8124372774" calcext:value-type="float">
            <text:p>8124372774</text:p>
          </table:table-cell>
          <table:table-cell table:number-columns-repeated="10"/>
          <table:table-cell table:style-name="ce2" office:value-type="float" office:value="21" calcext:value-type="float">
            <text:p>21</text:p>
          </table:table-cell>
          <table:table-cell table:formula="of:=([.B22]/[.B73])*100" office:value-type="float" office:value="34.3297889338188" calcext:value-type="float">
            <text:p>34.3297889338</text:p>
          </table:table-cell>
          <table:table-cell table:formula="of:=([.C22]/[.C73])*100" office:value-type="float" office:value="30.8466611260755" calcext:value-type="float">
            <text:p>30.8466611261</text:p>
          </table:table-cell>
          <table:table-cell table:formula="of:=([.D22]/[.D73])*100" office:value-type="float" office:value="31.1152175318898" calcext:value-type="float">
            <text:p>31.1152175319</text:p>
          </table:table-cell>
          <table:table-cell table:formula="of:=([.E22]/[.E73])*100" office:value-type="float" office:value="31.3757627398535" calcext:value-type="float">
            <text:p>31.37576273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08646736" calcext:value-type="float">
            <text:p>2608646736</text:p>
          </table:table-cell>
          <table:table-cell office:value-type="float" office:value="3523689498" calcext:value-type="float">
            <text:p>3523689498</text:p>
          </table:table-cell>
          <table:table-cell office:value-type="float" office:value="6867409209" calcext:value-type="float">
            <text:p>6867409209</text:p>
          </table:table-cell>
          <table:table-cell office:value-type="float" office:value="13518019809" calcext:value-type="float">
            <text:p>13518019809</text:p>
          </table:table-cell>
          <table:table-cell table:number-columns-repeated="10"/>
          <table:table-cell table:style-name="ce2" office:value-type="float" office:value="22" calcext:value-type="float">
            <text:p>22</text:p>
          </table:table-cell>
          <table:table-cell table:formula="of:=([.B23]/[.B74])*100" office:value-type="float" office:value="34.9258192287163" calcext:value-type="float">
            <text:p>34.9258192287</text:p>
          </table:table-cell>
          <table:table-cell table:formula="of:=([.C23]/[.C74])*100" office:value-type="float" office:value="30.9321392106802" calcext:value-type="float">
            <text:p>30.9321392107</text:p>
          </table:table-cell>
          <table:table-cell table:formula="of:=([.D23]/[.D74])*100" office:value-type="float" office:value="34.5880906144542" calcext:value-type="float">
            <text:p>34.5880906145</text:p>
          </table:table-cell>
          <table:table-cell table:formula="of:=([.E23]/[.E74])*100" office:value-type="float" office:value="31.442474217546" calcext:value-type="float">
            <text:p>31.44247421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99620373" calcext:value-type="float">
            <text:p>5499620373</text:p>
          </table:table-cell>
          <table:table-cell office:value-type="float" office:value="7161854845" calcext:value-type="float">
            <text:p>7161854845</text:p>
          </table:table-cell>
          <table:table-cell office:value-type="float" office:value="18385511680" calcext:value-type="float">
            <text:p>18385511680</text:p>
          </table:table-cell>
          <table:table-cell office:value-type="float" office:value="27630009899" calcext:value-type="float">
            <text:p>27630009899</text:p>
          </table:table-cell>
          <table:table-cell table:number-columns-repeated="15"/>
        </table:table-row>
        <table:table-row table:style-name="ro3" table:number-rows-repeated="4">
          <table:table-cell table:style-name="Default"/>
          <table:table-cell table:number-columns-repeated="19"/>
        </table:table-row>
        <table:table-row table:style-name="ro2">
          <table:table-cell table:style-name="Default"/>
          <table:table-cell table:number-columns-repeated="14"/>
          <table:table-cell table:style-name="ce1" office:value-type="string" calcext:value-type="string" table:number-columns-spanned="5" table:number-rows-spanned="1">
            <text:p>Write Memory Instruction Percentages vs Graph Vertices</text:p>
          </table:table-cell>
          <table:covered-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Write Memory Instructions vs Graph Vertices</text:p>
          </table:table-cell>
          <table:covered-table-cell table:number-columns-repeated="4"/>
          <table:table-cell table:number-columns-repeated="11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formula="of:=([.B31]/[.B57])*100" office:value-type="float" office:value="4.2514273112004" calcext:value-type="float">
            <text:p>4.2514273112</text:p>
          </table:table-cell>
          <table:table-cell table:formula="of:=([.C31]/[.C57])*100" office:value-type="float" office:value="3.53554396841216" calcext:value-type="float">
            <text:p>3.5355439684</text:p>
          </table:table-cell>
          <table:table-cell table:formula="of:=([.D31]/[.D57])*100" office:value-type="float" office:value="3.8942001284535" calcext:value-type="float">
            <text:p>3.8942001285</text:p>
          </table:table-cell>
          <table:table-cell table:formula="of:=([.E31]/[.E57])*100" office:value-type="float" office:value="3.95528065543509" calcext:value-type="float">
            <text:p>3.95528065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5208" calcext:value-type="float">
            <text:p>245208</text:p>
          </table:table-cell>
          <table:table-cell office:value-type="float" office:value="249607" calcext:value-type="float">
            <text:p>249607</text:p>
          </table:table-cell>
          <table:table-cell office:value-type="float" office:value="252290" calcext:value-type="float">
            <text:p>252290</text:p>
          </table:table-cell>
          <table:table-cell office:value-type="float" office:value="255321" calcext:value-type="float">
            <text:p>255321</text:p>
          </table:table-cell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formula="of:=([.B32]/[.B58])*100" office:value-type="float" office:value="3.20109462001103" calcext:value-type="float">
            <text:p>3.20109462</text:p>
          </table:table-cell>
          <table:table-cell table:formula="of:=([.C32]/[.C58])*100" office:value-type="float" office:value="3.91471684389903" calcext:value-type="float">
            <text:p>3.9147168439</text:p>
          </table:table-cell>
          <table:table-cell table:formula="of:=([.D32]/[.D58])*100" office:value-type="float" office:value="3.50694059107131" calcext:value-type="float">
            <text:p>3.5069405911</text:p>
          </table:table-cell>
          <table:table-cell table:formula="of:=([.E32]/[.E58])*100" office:value-type="float" office:value="4.99010665508421" calcext:value-type="float">
            <text:p>4.99010665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504" calcext:value-type="float">
            <text:p>256504</text:p>
          </table:table-cell>
          <table:table-cell office:value-type="float" office:value="264162" calcext:value-type="float">
            <text:p>264162</text:p>
          </table:table-cell>
          <table:table-cell office:value-type="float" office:value="279349" calcext:value-type="float">
            <text:p>279349</text:p>
          </table:table-cell>
          <table:table-cell office:value-type="float" office:value="293656" calcext:value-type="float">
            <text:p>293656</text:p>
          </table:table-cell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formula="of:=([.B33]/[.B59])*100" office:value-type="float" office:value="4.91278970886632" calcext:value-type="float">
            <text:p>4.9127897089</text:p>
          </table:table-cell>
          <table:table-cell table:formula="of:=([.C33]/[.C59])*100" office:value-type="float" office:value="4.91295942473548" calcext:value-type="float">
            <text:p>4.9129594247</text:p>
          </table:table-cell>
          <table:table-cell table:formula="of:=([.D33]/[.D59])*100" office:value-type="float" office:value="5.27347844873873" calcext:value-type="float">
            <text:p>5.2734784487</text:p>
          </table:table-cell>
          <table:table-cell table:formula="of:=([.E33]/[.E59])*100" office:value-type="float" office:value="5.14993073046812" calcext:value-type="float">
            <text:p>5.14993073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3083" calcext:value-type="float">
            <text:p>283083</text:p>
          </table:table-cell>
          <table:table-cell office:value-type="float" office:value="304501" calcext:value-type="float">
            <text:p>304501</text:p>
          </table:table-cell>
          <table:table-cell office:value-type="float" office:value="330005" calcext:value-type="float">
            <text:p>330005</text:p>
          </table:table-cell>
          <table:table-cell office:value-type="float" office:value="371880" calcext:value-type="float">
            <text:p>371880</text:p>
          </table:table-cell>
          <table:table-cell table:number-columns-repeated="10"/>
          <table:table-cell table:style-name="ce2" office:value-type="float" office:value="8" calcext:value-type="float">
            <text:p>8</text:p>
          </table:table-cell>
          <table:table-cell table:formula="of:=([.B34]/[.B60])*100" office:value-type="float" office:value="5.09701297392703" calcext:value-type="float">
            <text:p>5.0970129739</text:p>
          </table:table-cell>
          <table:table-cell table:formula="of:=([.C34]/[.C60])*100" office:value-type="float" office:value="6.01117552729897" calcext:value-type="float">
            <text:p>6.0111755273</text:p>
          </table:table-cell>
          <table:table-cell table:formula="of:=([.D34]/[.D60])*100" office:value-type="float" office:value="6.44547788364142" calcext:value-type="float">
            <text:p>6.4454778836</text:p>
          </table:table-cell>
          <table:table-cell table:formula="of:=([.E34]/[.E60])*100" office:value-type="float" office:value="6.66981887681714" calcext:value-type="float">
            <text:p>6.66981887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4871" calcext:value-type="float">
            <text:p>334871</text:p>
          </table:table-cell>
          <table:table-cell office:value-type="float" office:value="385278" calcext:value-type="float">
            <text:p>385278</text:p>
          </table:table-cell>
          <table:table-cell office:value-type="float" office:value="464706" calcext:value-type="float">
            <text:p>464706</text:p>
          </table:table-cell>
          <table:table-cell office:value-type="float" office:value="569182" calcext:value-type="float">
            <text:p>569182</text:p>
          </table:table-cell>
          <table:table-cell table:number-columns-repeated="10"/>
          <table:table-cell table:style-name="ce2" office:value-type="float" office:value="9" calcext:value-type="float">
            <text:p>9</text:p>
          </table:table-cell>
          <table:table-cell table:formula="of:=([.B35]/[.B61])*100" office:value-type="float" office:value="5.83333497997356" calcext:value-type="float">
            <text:p>5.83333498</text:p>
          </table:table-cell>
          <table:table-cell table:formula="of:=([.C35]/[.C61])*100" office:value-type="float" office:value="6.76754853227657" calcext:value-type="float">
            <text:p>6.7675485323</text:p>
          </table:table-cell>
          <table:table-cell table:formula="of:=([.D35]/[.D61])*100" office:value-type="float" office:value="8.06437244503462" calcext:value-type="float">
            <text:p>8.064372445</text:p>
          </table:table-cell>
          <table:table-cell table:formula="of:=([.E35]/[.E61])*100" office:value-type="float" office:value="6.27565624958339" calcext:value-type="float">
            <text:p>6.27565624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2821" calcext:value-type="float">
            <text:p>442821</text:p>
          </table:table-cell>
          <table:table-cell office:value-type="float" office:value="553545" calcext:value-type="float">
            <text:p>553545</text:p>
          </table:table-cell>
          <table:table-cell office:value-type="float" office:value="723298" calcext:value-type="float">
            <text:p>723298</text:p>
          </table:table-cell>
          <table:table-cell office:value-type="float" office:value="988542" calcext:value-type="float">
            <text:p>988542</text:p>
          </table:table-cell>
          <table:table-cell table:number-columns-repeated="10"/>
          <table:table-cell table:style-name="ce2" office:value-type="float" office:value="10" calcext:value-type="float">
            <text:p>10</text:p>
          </table:table-cell>
          <table:table-cell table:formula="of:=([.B36]/[.B62])*100" office:value-type="float" office:value="6.62898564479679" calcext:value-type="float">
            <text:p>6.6289856448</text:p>
          </table:table-cell>
          <table:table-cell table:formula="of:=([.C36]/[.C62])*100" office:value-type="float" office:value="6.28684355228707" calcext:value-type="float">
            <text:p>6.2868435523</text:p>
          </table:table-cell>
          <table:table-cell table:formula="of:=([.D36]/[.D62])*100" office:value-type="float" office:value="9.45101335033521" calcext:value-type="float">
            <text:p>9.4510133503</text:p>
          </table:table-cell>
          <table:table-cell table:formula="of:=([.E36]/[.E62])*100" office:value-type="float" office:value="10.208965792804" calcext:value-type="float">
            <text:p>10.20896579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3307" calcext:value-type="float">
            <text:p>673307</text:p>
          </table:table-cell>
          <table:table-cell office:value-type="float" office:value="899690" calcext:value-type="float">
            <text:p>899690</text:p>
          </table:table-cell>
          <table:table-cell office:value-type="float" office:value="1310989" calcext:value-type="float">
            <text:p>1310989</text:p>
          </table:table-cell>
          <table:table-cell office:value-type="float" office:value="1940534" calcext:value-type="float">
            <text:p>1940534</text:p>
          </table:table-cell>
          <table:table-cell table:number-columns-repeated="10"/>
          <table:table-cell table:style-name="ce2" office:value-type="float" office:value="11" calcext:value-type="float">
            <text:p>11</text:p>
          </table:table-cell>
          <table:table-cell table:formula="of:=([.B37]/[.B63])*100" office:value-type="float" office:value="6.67675705890265" calcext:value-type="float">
            <text:p>6.6767570589</text:p>
          </table:table-cell>
          <table:table-cell table:formula="of:=([.C37]/[.C63])*100" office:value-type="float" office:value="10.0480964862437" calcext:value-type="float">
            <text:p>10.0480964862</text:p>
          </table:table-cell>
          <table:table-cell table:formula="of:=([.D37]/[.D63])*100" office:value-type="float" office:value="10.8640453435694" calcext:value-type="float">
            <text:p>10.8640453436</text:p>
          </table:table-cell>
          <table:table-cell table:formula="of:=([.E37]/[.E63])*100" office:value-type="float" office:value="10.4006271081905" calcext:value-type="float">
            <text:p>10.40062710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9940" calcext:value-type="float">
            <text:p>1119940</text:p>
          </table:table-cell>
          <table:table-cell office:value-type="float" office:value="1644582" calcext:value-type="float">
            <text:p>1644582</text:p>
          </table:table-cell>
          <table:table-cell office:value-type="float" office:value="2502741" calcext:value-type="float">
            <text:p>2502741</text:p>
          </table:table-cell>
          <table:table-cell office:value-type="float" office:value="3998459" calcext:value-type="float">
            <text:p>3998459</text:p>
          </table:table-cell>
          <table:table-cell table:number-columns-repeated="10"/>
          <table:table-cell table:style-name="ce2" office:value-type="float" office:value="12" calcext:value-type="float">
            <text:p>12</text:p>
          </table:table-cell>
          <table:table-cell table:formula="of:=([.B38]/[.B64])*100" office:value-type="float" office:value="9.78377314278122" calcext:value-type="float">
            <text:p>9.7837731428</text:p>
          </table:table-cell>
          <table:table-cell table:formula="of:=([.C38]/[.C64])*100" office:value-type="float" office:value="11.5791073054681" calcext:value-type="float">
            <text:p>11.5791073055</text:p>
          </table:table-cell>
          <table:table-cell table:formula="of:=([.D38]/[.D64])*100" office:value-type="float" office:value="11.7112731942571" calcext:value-type="float">
            <text:p>11.7112731943</text:p>
          </table:table-cell>
          <table:table-cell table:formula="of:=([.E38]/[.E64])*100" office:value-type="float" office:value="11.1442057080668" calcext:value-type="float">
            <text:p>11.14420570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4261" calcext:value-type="float">
            <text:p>2024261</text:p>
          </table:table-cell>
          <table:table-cell office:value-type="float" office:value="2838760" calcext:value-type="float">
            <text:p>2838760</text:p>
          </table:table-cell>
          <table:table-cell office:value-type="float" office:value="5056193" calcext:value-type="float">
            <text:p>5056193</text:p>
          </table:table-cell>
          <table:table-cell office:value-type="float" office:value="8364308" calcext:value-type="float">
            <text:p>8364308</text:p>
          </table:table-cell>
          <table:table-cell table:number-columns-repeated="10"/>
          <table:table-cell table:style-name="ce2" office:value-type="float" office:value="13" calcext:value-type="float">
            <text:p>13</text:p>
          </table:table-cell>
          <table:table-cell table:formula="of:=([.B39]/[.B65])*100" office:value-type="float" office:value="11.5763720933388" calcext:value-type="float">
            <text:p>11.5763720933</text:p>
          </table:table-cell>
          <table:table-cell table:formula="of:=([.C39]/[.C65])*100" office:value-type="float" office:value="11.8079169311156" calcext:value-type="float">
            <text:p>11.8079169311</text:p>
          </table:table-cell>
          <table:table-cell table:formula="of:=([.D39]/[.D65])*100" office:value-type="float" office:value="11.709661959497" calcext:value-type="float">
            <text:p>11.7096619595</text:p>
          </table:table-cell>
          <table:table-cell table:formula="of:=([.E39]/[.E65])*100" office:value-type="float" office:value="11.8125917737534" calcext:value-type="float">
            <text:p>11.81259177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59276" calcext:value-type="float">
            <text:p>3959276</text:p>
          </table:table-cell>
          <table:table-cell office:value-type="float" office:value="6245376" calcext:value-type="float">
            <text:p>6245376</text:p>
          </table:table-cell>
          <table:table-cell office:value-type="float" office:value="10324173" calcext:value-type="float">
            <text:p>10324173</text:p>
          </table:table-cell>
          <table:table-cell office:value-type="float" office:value="17478674" calcext:value-type="float">
            <text:p>17478674</text:p>
          </table:table-cell>
          <table:table-cell table:number-columns-repeated="10"/>
          <table:table-cell table:style-name="ce2" office:value-type="float" office:value="14" calcext:value-type="float">
            <text:p>14</text:p>
          </table:table-cell>
          <table:table-cell table:formula="of:=([.B40]/[.B66])*100" office:value-type="float" office:value="12.1686756107925" calcext:value-type="float">
            <text:p>12.1686756108</text:p>
          </table:table-cell>
          <table:table-cell table:formula="of:=([.C40]/[.C66])*100" office:value-type="float" office:value="12.1995010092854" calcext:value-type="float">
            <text:p>12.1995010093</text:p>
          </table:table-cell>
          <table:table-cell table:formula="of:=([.D40]/[.D66])*100" office:value-type="float" office:value="13.4264708040622" calcext:value-type="float">
            <text:p>13.4264708041</text:p>
          </table:table-cell>
          <table:table-cell table:formula="of:=([.E40]/[.E66])*100" office:value-type="float" office:value="11.6155495203106" calcext:value-type="float">
            <text:p>11.61554952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12822" calcext:value-type="float">
            <text:p>7812822</text:p>
          </table:table-cell>
          <table:table-cell office:value-type="float" office:value="12609678" calcext:value-type="float">
            <text:p>12609678</text:p>
          </table:table-cell>
          <table:table-cell office:value-type="float" office:value="19916165" calcext:value-type="float">
            <text:p>19916165</text:p>
          </table:table-cell>
          <table:table-cell office:value-type="float" office:value="36737135" calcext:value-type="float">
            <text:p>36737135</text:p>
          </table:table-cell>
          <table:table-cell table:number-columns-repeated="10"/>
          <table:table-cell table:style-name="ce2" office:value-type="float" office:value="15" calcext:value-type="float">
            <text:p>15</text:p>
          </table:table-cell>
          <table:table-cell table:formula="of:=([.B41]/[.B67])*100" office:value-type="float" office:value="12.6878317539129" calcext:value-type="float">
            <text:p>12.6878317539</text:p>
          </table:table-cell>
          <table:table-cell table:formula="of:=([.C41]/[.C67])*100" office:value-type="float" office:value="12.4823800634087" calcext:value-type="float">
            <text:p>12.4823800634</text:p>
          </table:table-cell>
          <table:table-cell table:formula="of:=([.D41]/[.D67])*100" office:value-type="float" office:value="12.2035629689219" calcext:value-type="float">
            <text:p>12.2035629689</text:p>
          </table:table-cell>
          <table:table-cell table:formula="of:=([.E41]/[.E67])*100" office:value-type="float" office:value="11.7725878946704" calcext:value-type="float">
            <text:p>11.77258789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74781" calcext:value-type="float">
            <text:p>15874781</text:p>
          </table:table-cell>
          <table:table-cell office:value-type="float" office:value="25380429" calcext:value-type="float">
            <text:p>25380429</text:p>
          </table:table-cell>
          <table:table-cell office:value-type="float" office:value="43401208" calcext:value-type="float">
            <text:p>43401208</text:p>
          </table:table-cell>
          <table:table-cell office:value-type="float" office:value="76499737" calcext:value-type="float">
            <text:p>76499737</text:p>
          </table:table-cell>
          <table:table-cell table:number-columns-repeated="10"/>
          <table:table-cell table:style-name="ce2" office:value-type="float" office:value="16" calcext:value-type="float">
            <text:p>16</text:p>
          </table:table-cell>
          <table:table-cell table:formula="of:=([.B42]/[.B68])*100" office:value-type="float" office:value="13.9683895094776" calcext:value-type="float">
            <text:p>13.9683895095</text:p>
          </table:table-cell>
          <table:table-cell table:formula="of:=([.C42]/[.C68])*100" office:value-type="float" office:value="13.7216224717389" calcext:value-type="float">
            <text:p>13.7216224717</text:p>
          </table:table-cell>
          <table:table-cell table:formula="of:=([.D42]/[.D68])*100" office:value-type="float" office:value="12.2058976294648" calcext:value-type="float">
            <text:p>12.2058976295</text:p>
          </table:table-cell>
          <table:table-cell table:formula="of:=([.E42]/[.E68])*100" office:value-type="float" office:value="11.6901420088681" calcext:value-type="float">
            <text:p>11.69014200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940439" calcext:value-type="float">
            <text:p>25940439</text:p>
          </table:table-cell>
          <table:table-cell office:value-type="float" office:value="46040706" calcext:value-type="float">
            <text:p>46040706</text:p>
          </table:table-cell>
          <table:table-cell office:value-type="float" office:value="88875499" calcext:value-type="float">
            <text:p>88875499</text:p>
          </table:table-cell>
          <table:table-cell office:value-type="float" office:value="159175077" calcext:value-type="float">
            <text:p>159175077</text:p>
          </table:table-cell>
          <table:table-cell table:number-columns-repeated="10"/>
          <table:table-cell table:style-name="ce2" office:value-type="float" office:value="17" calcext:value-type="float">
            <text:p>17</text:p>
          </table:table-cell>
          <table:table-cell table:formula="of:=([.B43]/[.B69])*100" office:value-type="float" office:value="13.9687562676398" calcext:value-type="float">
            <text:p>13.9687562676</text:p>
          </table:table-cell>
          <table:table-cell table:formula="of:=([.C43]/[.C69])*100" office:value-type="float" office:value="12.308496073369" calcext:value-type="float">
            <text:p>12.3084960734</text:p>
          </table:table-cell>
          <table:table-cell table:formula="of:=([.D43]/[.D69])*100" office:value-type="float" office:value="11.9611534363766" calcext:value-type="float">
            <text:p>11.9611534364</text:p>
          </table:table-cell>
          <table:table-cell table:formula="of:=([.E43]/[.E69])*100" office:value-type="float" office:value="11.4753041325647" calcext:value-type="float">
            <text:p>11.47530413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042486" calcext:value-type="float">
            <text:p>52042486</text:p>
          </table:table-cell>
          <table:table-cell office:value-type="float" office:value="103709639" calcext:value-type="float">
            <text:p>103709639</text:p>
          </table:table-cell>
          <table:table-cell office:value-type="float" office:value="181781843" calcext:value-type="float">
            <text:p>181781843</text:p>
          </table:table-cell>
          <table:table-cell office:value-type="float" office:value="328552613" calcext:value-type="float">
            <text:p>328552613</text:p>
          </table:table-cell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formula="of:=([.B44]/[.B70])*100" office:value-type="float" office:value="13.0340390738244" calcext:value-type="float">
            <text:p>13.0340390738</text:p>
          </table:table-cell>
          <table:table-cell table:formula="of:=([.C44]/[.C70])*100" office:value-type="float" office:value="12.2709974360104" calcext:value-type="float">
            <text:p>12.270997436</text:p>
          </table:table-cell>
          <table:table-cell table:formula="of:=([.D44]/[.D70])*100" office:value-type="float" office:value="13.4249995681991" calcext:value-type="float">
            <text:p>13.4249995682</text:p>
          </table:table-cell>
          <table:table-cell table:formula="of:=([.E44]/[.E70])*100" office:value-type="float" office:value="11.4400154312629" calcext:value-type="float">
            <text:p>11.44001543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5907522" calcext:value-type="float">
            <text:p>125907522</text:p>
          </table:table-cell>
          <table:table-cell office:value-type="float" office:value="210613666" calcext:value-type="float">
            <text:p>210613666</text:p>
          </table:table-cell>
          <table:table-cell office:value-type="float" office:value="350073705" calcext:value-type="float">
            <text:p>350073705</text:p>
          </table:table-cell>
          <table:table-cell office:value-type="float" office:value="673607709" calcext:value-type="float">
            <text:p>673607709</text:p>
          </table:table-cell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formula="of:=([.B45]/[.B71])*100" office:value-type="float" office:value="13.1987856646091" calcext:value-type="float">
            <text:p>13.1987856646</text:p>
          </table:table-cell>
          <table:table-cell table:formula="of:=([.C45]/[.C71])*100" office:value-type="float" office:value="13.664327549347" calcext:value-type="float">
            <text:p>13.6643275493</text:p>
          </table:table-cell>
          <table:table-cell table:formula="of:=([.D45]/[.D71])*100" office:value-type="float" office:value="12.0428159428493" calcext:value-type="float">
            <text:p>12.0428159428</text:p>
          </table:table-cell>
          <table:table-cell table:formula="of:=([.E45]/[.E71])*100" office:value-type="float" office:value="11.5986286322487" calcext:value-type="float">
            <text:p>11.59862863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7762866" calcext:value-type="float">
            <text:p>247762866</text:p>
          </table:table-cell>
          <table:table-cell office:value-type="float" office:value="381557491" calcext:value-type="float">
            <text:p>381557491</text:p>
          </table:table-cell>
          <table:table-cell office:value-type="float" office:value="745955888" calcext:value-type="float">
            <text:p>745955888</text:p>
          </table:table-cell>
          <table:table-cell office:value-type="float" office:value="1374882956" calcext:value-type="float">
            <text:p>1374882956</text:p>
          </table:table-cell>
          <table:table-cell table:number-columns-repeated="10"/>
          <table:table-cell table:style-name="ce2" office:value-type="float" office:value="20" calcext:value-type="float">
            <text:p>20</text:p>
          </table:table-cell>
          <table:table-cell table:formula="of:=([.B46]/[.B72])*100" office:value-type="float" office:value="13.9679388656002" calcext:value-type="float">
            <text:p>13.9679388656</text:p>
          </table:table-cell>
          <table:table-cell table:formula="of:=([.C46]/[.C72])*100" office:value-type="float" office:value="13.6203914229017" calcext:value-type="float">
            <text:p>13.6203914229</text:p>
          </table:table-cell>
          <table:table-cell table:formula="of:=([.D46]/[.D72])*100" office:value-type="float" office:value="13.2663213857867" calcext:value-type="float">
            <text:p>13.2663213858</text:p>
          </table:table-cell>
          <table:table-cell table:formula="of:=([.E46]/[.E72])*100" office:value-type="float" office:value="11.6967853875613" calcext:value-type="float">
            <text:p>11.69678538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0694623" calcext:value-type="float">
            <text:p>420694623</text:p>
          </table:table-cell>
          <table:table-cell office:value-type="float" office:value="768552208" calcext:value-type="float">
            <text:p>768552208</text:p>
          </table:table-cell>
          <table:table-cell office:value-type="float" office:value="1440444678" calcext:value-type="float">
            <text:p>1440444678</text:p>
          </table:table-cell>
          <table:table-cell office:value-type="float" office:value="2793838821" calcext:value-type="float">
            <text:p>2793838821</text:p>
          </table:table-cell>
          <table:table-cell table:number-columns-repeated="10"/>
          <table:table-cell table:style-name="ce2" office:value-type="float" office:value="21" calcext:value-type="float">
            <text:p>21</text:p>
          </table:table-cell>
          <table:table-cell table:formula="of:=([.B47]/[.B73])*100" office:value-type="float" office:value="13.0750579229929" calcext:value-type="float">
            <text:p>13.075057923</text:p>
          </table:table-cell>
          <table:table-cell table:formula="of:=([.C47]/[.C73])*100" office:value-type="float" office:value="13.5301464910167" calcext:value-type="float">
            <text:p>13.530146491</text:p>
          </table:table-cell>
          <table:table-cell table:formula="of:=([.D47]/[.D73])*100" office:value-type="float" office:value="13.186195982647" calcext:value-type="float">
            <text:p>13.1861959826</text:p>
          </table:table-cell>
          <table:table-cell table:formula="of:=([.E47]/[.E73])*100" office:value-type="float" office:value="12.8556345260103" calcext:value-type="float">
            <text:p>12.8556345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3545496" calcext:value-type="float">
            <text:p>993545496</text:p>
          </table:table-cell>
          <table:table-cell office:value-type="float" office:value="1545581705" calcext:value-type="float">
            <text:p>1545581705</text:p>
          </table:table-cell>
          <table:table-cell office:value-type="float" office:value="2910312410" calcext:value-type="float">
            <text:p>2910312410</text:p>
          </table:table-cell>
          <table:table-cell office:value-type="float" office:value="5538756894" calcext:value-type="float">
            <text:p>5538756894</text:p>
          </table:table-cell>
          <table:table-cell table:number-columns-repeated="10"/>
          <table:table-cell table:style-name="ce2" office:value-type="float" office:value="22" calcext:value-type="float">
            <text:p>22</text:p>
          </table:table-cell>
          <table:table-cell table:formula="of:=([.B48]/[.B74])*100" office:value-type="float" office:value="12.7302429029514" calcext:value-type="float">
            <text:p>12.730242903</text:p>
          </table:table-cell>
          <table:table-cell table:formula="of:=([.C48]/[.C74])*100" office:value-type="float" office:value="13.4449591637678" calcext:value-type="float">
            <text:p>13.4449591638</text:p>
          </table:table-cell>
          <table:table-cell table:formula="of:=([.D48]/[.D74])*100" office:value-type="float" office:value="11.7083303373993" calcext:value-type="float">
            <text:p>11.7083303374</text:p>
          </table:table-cell>
          <table:table-cell table:formula="of:=([.E48]/[.E74])*100" office:value-type="float" office:value="12.7674397126119" calcext:value-type="float">
            <text:p>12.76743971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4577266" calcext:value-type="float">
            <text:p>2004577266</text:p>
          </table:table-cell>
          <table:table-cell office:value-type="float" office:value="3112970793" calcext:value-type="float">
            <text:p>3112970793</text:p>
          </table:table-cell>
          <table:table-cell office:value-type="float" office:value="6223634793" calcext:value-type="float">
            <text:p>6223634793</text:p>
          </table:table-cell>
          <table:table-cell office:value-type="float" office:value="11219361530" calcext:value-type="float">
            <text:p>11219361530</text:p>
          </table:table-cell>
          <table:table-cell table:number-columns-repeated="15"/>
        </table:table-row>
        <table:table-row table:style-name="ro3" table:number-rows-repeated="2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3" table:number-rows-repeated="3">
          <table:table-cell table:style-name="Default"/>
          <table:table-cell table:number-columns-repeated="19"/>
        </table:table-row>
        <table:table-row table:style-name="ro2">
          <table:table-cell table:style-name="ce1" office:value-type="string" calcext:value-type="string" table:number-columns-spanned="5" table:number-rows-spanned="1">
            <text:p>Total Instructions vs Graph Vertices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67663" calcext:value-type="float">
            <text:p>5767663</text:p>
          </table:table-cell>
          <table:table-cell office:value-type="float" office:value="7059932" calcext:value-type="float">
            <text:p>7059932</text:p>
          </table:table-cell>
          <table:table-cell office:value-type="float" office:value="6478609" calcext:value-type="float">
            <text:p>6478609</text:p>
          </table:table-cell>
          <table:table-cell office:value-type="float" office:value="6455193" calcext:value-type="float">
            <text:p>645519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13009" calcext:value-type="float">
            <text:p>8013009</text:p>
          </table:table-cell>
          <table:table-cell office:value-type="float" office:value="6747921" calcext:value-type="float">
            <text:p>6747921</text:p>
          </table:table-cell>
          <table:table-cell office:value-type="float" office:value="7965604" calcext:value-type="float">
            <text:p>7965604</text:p>
          </table:table-cell>
          <table:table-cell office:value-type="float" office:value="5884764" calcext:value-type="float">
            <text:p>5884764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62164" calcext:value-type="float">
            <text:p>5762164</text:p>
          </table:table-cell>
          <table:table-cell office:value-type="float" office:value="6197914" calcext:value-type="float">
            <text:p>6197914</text:p>
          </table:table-cell>
          <table:table-cell office:value-type="float" office:value="6257824" calcext:value-type="float">
            <text:p>6257824</text:p>
          </table:table-cell>
          <table:table-cell office:value-type="float" office:value="7221068" calcext:value-type="float">
            <text:p>7221068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69946" calcext:value-type="float">
            <text:p>6569946</text:p>
          </table:table-cell>
          <table:table-cell office:value-type="float" office:value="6409362" calcext:value-type="float">
            <text:p>6409362</text:p>
          </table:table-cell>
          <table:table-cell office:value-type="float" office:value="7209799" calcext:value-type="float">
            <text:p>7209799</text:p>
          </table:table-cell>
          <table:table-cell office:value-type="float" office:value="8533695" calcext:value-type="float">
            <text:p>8533695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91215" calcext:value-type="float">
            <text:p>7591215</text:p>
          </table:table-cell>
          <table:table-cell office:value-type="float" office:value="8179402" calcext:value-type="float">
            <text:p>8179402</text:p>
          </table:table-cell>
          <table:table-cell office:value-type="float" office:value="8969055" calcext:value-type="float">
            <text:p>8969055</text:p>
          </table:table-cell>
          <table:table-cell office:value-type="float" office:value="15752010" calcext:value-type="float">
            <text:p>15752010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57014" calcext:value-type="float">
            <text:p>10157014</text:p>
          </table:table-cell>
          <table:table-cell office:value-type="float" office:value="14310679" calcext:value-type="float">
            <text:p>14310679</text:p>
          </table:table-cell>
          <table:table-cell office:value-type="float" office:value="13871412" calcext:value-type="float">
            <text:p>13871412</text:p>
          </table:table-cell>
          <table:table-cell office:value-type="float" office:value="19008135" calcext:value-type="float">
            <text:p>19008135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773712" calcext:value-type="float">
            <text:p>16773712</text:p>
          </table:table-cell>
          <table:table-cell office:value-type="float" office:value="16367100" calcext:value-type="float">
            <text:p>16367100</text:p>
          </table:table-cell>
          <table:table-cell office:value-type="float" office:value="23036916" calcext:value-type="float">
            <text:p>23036916</text:p>
          </table:table-cell>
          <table:table-cell office:value-type="float" office:value="38444403" calcext:value-type="float">
            <text:p>38444403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689983" calcext:value-type="float">
            <text:p>20689983</text:p>
          </table:table-cell>
          <table:table-cell office:value-type="float" office:value="24516225" calcext:value-type="float">
            <text:p>24516225</text:p>
          </table:table-cell>
          <table:table-cell office:value-type="float" office:value="43173726" calcext:value-type="float">
            <text:p>43173726</text:p>
          </table:table-cell>
          <table:table-cell office:value-type="float" office:value="75055219" calcext:value-type="float">
            <text:p>75055219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201354" calcext:value-type="float">
            <text:p>34201354</text:p>
          </table:table-cell>
          <table:table-cell office:value-type="float" office:value="52891429" calcext:value-type="float">
            <text:p>52891429</text:p>
          </table:table-cell>
          <table:table-cell office:value-type="float" office:value="88167985" calcext:value-type="float">
            <text:p>88167985</text:p>
          </table:table-cell>
          <table:table-cell office:value-type="float" office:value="147966461" calcext:value-type="float">
            <text:p>147966461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204374" calcext:value-type="float">
            <text:p>64204374</text:p>
          </table:table-cell>
          <table:table-cell office:value-type="float" office:value="103362244" calcext:value-type="float">
            <text:p>103362244</text:p>
          </table:table-cell>
          <table:table-cell office:value-type="float" office:value="148335071" calcext:value-type="float">
            <text:p>148335071</text:p>
          </table:table-cell>
          <table:table-cell office:value-type="float" office:value="316275480" calcext:value-type="float">
            <text:p>316275480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5118155" calcext:value-type="float">
            <text:p>125118155</text:p>
          </table:table-cell>
          <table:table-cell office:value-type="float" office:value="203330045" calcext:value-type="float">
            <text:p>203330045</text:p>
          </table:table-cell>
          <table:table-cell office:value-type="float" office:value="355643742" calcext:value-type="float">
            <text:p>355643742</text:p>
          </table:table-cell>
          <table:table-cell office:value-type="float" office:value="649812409" calcext:value-type="float">
            <text:p>649812409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708159" calcext:value-type="float">
            <text:p>185708159</text:p>
          </table:table-cell>
          <table:table-cell office:value-type="float" office:value="335533980" calcext:value-type="float">
            <text:p>335533980</text:p>
          </table:table-cell>
          <table:table-cell office:value-type="float" office:value="728135707" calcext:value-type="float">
            <text:p>728135707</text:p>
          </table:table-cell>
          <table:table-cell office:value-type="float" office:value="1361617993" calcext:value-type="float">
            <text:p>1361617993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2563491" calcext:value-type="float">
            <text:p>372563491</text:p>
          </table:table-cell>
          <table:table-cell office:value-type="float" office:value="842585791" calcext:value-type="float">
            <text:p>842585791</text:p>
          </table:table-cell>
          <table:table-cell office:value-type="float" office:value="1519768507" calcext:value-type="float">
            <text:p>1519768507</text:p>
          </table:table-cell>
          <table:table-cell office:value-type="float" office:value="2863127715" calcext:value-type="float">
            <text:p>2863127715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5990061" calcext:value-type="float">
            <text:p>965990061</text:p>
          </table:table-cell>
          <table:table-cell office:value-type="float" office:value="1716353272" calcext:value-type="float">
            <text:p>1716353272</text:p>
          </table:table-cell>
          <table:table-cell office:value-type="float" office:value="2607625447" calcext:value-type="float">
            <text:p>2607625447</text:p>
          </table:table-cell>
          <table:table-cell office:value-type="float" office:value="5888171332" calcext:value-type="float">
            <text:p>5888171332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7164099" calcext:value-type="float">
            <text:p>1877164099</text:p>
          </table:table-cell>
          <table:table-cell office:value-type="float" office:value="2792362007" calcext:value-type="float">
            <text:p>2792362007</text:p>
          </table:table-cell>
          <table:table-cell office:value-type="float" office:value="6194198197" calcext:value-type="float">
            <text:p>6194198197</text:p>
          </table:table-cell>
          <table:table-cell office:value-type="float" office:value="11853840653" calcext:value-type="float">
            <text:p>11853840653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11858994" calcext:value-type="float">
            <text:p>3011858994</text:p>
          </table:table-cell>
          <table:table-cell office:value-type="float" office:value="5642658747" calcext:value-type="float">
            <text:p>5642658747</text:p>
          </table:table-cell>
          <table:table-cell office:value-type="float" office:value="10857905791" calcext:value-type="float">
            <text:p>10857905791</text:p>
          </table:table-cell>
          <table:table-cell office:value-type="float" office:value="23885526907" calcext:value-type="float">
            <text:p>23885526907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98784662" calcext:value-type="float">
            <text:p>7598784662</text:p>
          </table:table-cell>
          <table:table-cell office:value-type="float" office:value="11423244427" calcext:value-type="float">
            <text:p>11423244427</text:p>
          </table:table-cell>
          <table:table-cell office:value-type="float" office:value="22070902130" calcext:value-type="float">
            <text:p>22070902130</text:p>
          </table:table-cell>
          <table:table-cell office:value-type="float" office:value="43084274703" calcext:value-type="float">
            <text:p>43084274703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746575154" calcext:value-type="float">
            <text:p>15746575154</text:p>
          </table:table-cell>
          <table:table-cell office:value-type="float" office:value="23153441785" calcext:value-type="float">
            <text:p>23153441785</text:p>
          </table:table-cell>
          <table:table-cell office:value-type="float" office:value="53155613257" calcext:value-type="float">
            <text:p>53155613257</text:p>
          </table:table-cell>
          <table:table-cell office:value-type="float" office:value="87874795437" calcext:value-type="float">
            <text:p>87874795437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3" table:number-rows-repeated="16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</table:table>
      <table:table table:name="Size" table:style-name="ta1">
        <table:shapes>
          <draw:frame draw:z-index="0" draw:style-name="gr1" draw:text-style-name="P1" svg:width="6.0965in" svg:height="3.5429in" svg:x="6.2417in" svg:y="0.5303in">
            <draw:object draw:notify-on-update-of-ranges="Size.A6:Size.A23 Size.B5:Size.B5 Size.B6:Size.B23 Size.C5:Size.C5 Size.C6:Size.C23 Size.D5:Size.D5 Size.D6:Size.D23 Size.E5:Size.E5 Size.E6:Size.E2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1539in" svg:height="3.5083in" svg:x="6.2618in" svg:y="4.8547in">
            <draw:object draw:notify-on-update-of-ranges="Size.A31:Size.A48 Size.B30:Size.B30 Size.B31:Size.B48 Size.C30:Size.C30 Size.C31:Size.C48 Size.D30:Size.D30 Size.D31:Size.D48 Size.E30:Size.E30 Size.E31:Size.E4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Default"/>
        <table:table-row table:style-name="ro3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4" table:number-rows-spanned="1">
            <text:p>Memory Read Size vs Graph Vertices</text:p>
          </table:table-cell>
          <table:covered-table-cell table:number-columns-repeated="3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83461" calcext:value-type="float">
            <text:p>5283461</text:p>
          </table:table-cell>
          <table:table-cell office:value-type="float" office:value="5741915" calcext:value-type="float">
            <text:p>5741915</text:p>
          </table:table-cell>
          <table:table-cell office:value-type="float" office:value="4802576" calcext:value-type="float">
            <text:p>4802576</text:p>
          </table:table-cell>
          <table:table-cell office:value-type="float" office:value="4657585" calcext:value-type="float">
            <text:p>46575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66260" calcext:value-type="float">
            <text:p>4866260</text:p>
          </table:table-cell>
          <table:table-cell office:value-type="float" office:value="5543226" calcext:value-type="float">
            <text:p>5543226</text:p>
          </table:table-cell>
          <table:table-cell office:value-type="float" office:value="6847120" calcext:value-type="float">
            <text:p>6847120</text:p>
          </table:table-cell>
          <table:table-cell office:value-type="float" office:value="5402097" calcext:value-type="float">
            <text:p>54020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59428" calcext:value-type="float">
            <text:p>5459428</text:p>
          </table:table-cell>
          <table:table-cell office:value-type="float" office:value="5377663" calcext:value-type="float">
            <text:p>5377663</text:p>
          </table:table-cell>
          <table:table-cell office:value-type="float" office:value="6946803" calcext:value-type="float">
            <text:p>6946803</text:p>
          </table:table-cell>
          <table:table-cell office:value-type="float" office:value="7244118" calcext:value-type="float">
            <text:p>7244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42626" calcext:value-type="float">
            <text:p>6942626</text:p>
          </table:table-cell>
          <table:table-cell office:value-type="float" office:value="7366911" calcext:value-type="float">
            <text:p>7366911</text:p>
          </table:table-cell>
          <table:table-cell office:value-type="float" office:value="7725168" calcext:value-type="float">
            <text:p>7725168</text:p>
          </table:table-cell>
          <table:table-cell office:value-type="float" office:value="9449740" calcext:value-type="float">
            <text:p>94497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45953" calcext:value-type="float">
            <text:p>8745953</text:p>
          </table:table-cell>
          <table:table-cell office:value-type="float" office:value="10628789" calcext:value-type="float">
            <text:p>10628789</text:p>
          </table:table-cell>
          <table:table-cell office:value-type="float" office:value="12911209" calcext:value-type="float">
            <text:p>12911209</text:p>
          </table:table-cell>
          <table:table-cell office:value-type="float" office:value="16515087" calcext:value-type="float">
            <text:p>165150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18619" calcext:value-type="float">
            <text:p>10718619</text:p>
          </table:table-cell>
          <table:table-cell office:value-type="float" office:value="14285218" calcext:value-type="float">
            <text:p>14285218</text:p>
          </table:table-cell>
          <table:table-cell office:value-type="float" office:value="20983390" calcext:value-type="float">
            <text:p>20983390</text:p>
          </table:table-cell>
          <table:table-cell office:value-type="float" office:value="31271716" calcext:value-type="float">
            <text:p>312717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930036" calcext:value-type="float">
            <text:p>17930036</text:p>
          </table:table-cell>
          <table:table-cell office:value-type="float" office:value="25542261" calcext:value-type="float">
            <text:p>25542261</text:p>
          </table:table-cell>
          <table:table-cell office:value-type="float" office:value="39156328" calcext:value-type="float">
            <text:p>39156328</text:p>
          </table:table-cell>
          <table:table-cell office:value-type="float" office:value="66589654" calcext:value-type="float">
            <text:p>665896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739962" calcext:value-type="float">
            <text:p>29739962</text:p>
          </table:table-cell>
          <table:table-cell office:value-type="float" office:value="35835004" calcext:value-type="float">
            <text:p>35835004</text:p>
          </table:table-cell>
          <table:table-cell office:value-type="float" office:value="81561222" calcext:value-type="float">
            <text:p>81561222</text:p>
          </table:table-cell>
          <table:table-cell office:value-type="float" office:value="144486904" calcext:value-type="float">
            <text:p>144486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696425" calcext:value-type="float">
            <text:p>57696425</text:p>
          </table:table-cell>
          <table:table-cell office:value-type="float" office:value="94434988" calcext:value-type="float">
            <text:p>94434988</text:p>
          </table:table-cell>
          <table:table-cell office:value-type="float" office:value="163224456" calcext:value-type="float">
            <text:p>163224456</text:p>
          </table:table-cell>
          <table:table-cell office:value-type="float" office:value="279611403" calcext:value-type="float">
            <text:p>2796114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7177658" calcext:value-type="float">
            <text:p>117177658</text:p>
          </table:table-cell>
          <table:table-cell office:value-type="float" office:value="199046956" calcext:value-type="float">
            <text:p>199046956</text:p>
          </table:table-cell>
          <table:table-cell office:value-type="float" office:value="244878572" calcext:value-type="float">
            <text:p>244878572</text:p>
          </table:table-cell>
          <table:table-cell office:value-type="float" office:value="616707841" calcext:value-type="float">
            <text:p>6167078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820145" calcext:value-type="float">
            <text:p>240820145</text:p>
          </table:table-cell>
          <table:table-cell office:value-type="float" office:value="380801496" calcext:value-type="float">
            <text:p>380801496</text:p>
          </table:table-cell>
          <table:table-cell office:value-type="float" office:value="679561900" calcext:value-type="float">
            <text:p>679561900</text:p>
          </table:table-cell>
          <table:table-cell office:value-type="float" office:value="1249142195" calcext:value-type="float">
            <text:p>12491421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3425325" calcext:value-type="float">
            <text:p>313425325</text:p>
          </table:table-cell>
          <table:table-cell office:value-type="float" office:value="562850446" calcext:value-type="float">
            <text:p>562850446</text:p>
          </table:table-cell>
          <table:table-cell office:value-type="float" office:value="1395468027" calcext:value-type="float">
            <text:p>1395468027</text:p>
          </table:table-cell>
          <table:table-cell office:value-type="float" office:value="2613095070" calcext:value-type="float">
            <text:p>26130950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3319247" calcext:value-type="float">
            <text:p>633319247</text:p>
          </table:table-cell>
          <table:table-cell office:value-type="float" office:value="1657679876" calcext:value-type="float">
            <text:p>1657679876</text:p>
          </table:table-cell>
          <table:table-cell office:value-type="float" office:value="2957289708" calcext:value-type="float">
            <text:p>2957289708</text:p>
          </table:table-cell>
          <table:table-cell office:value-type="float" office:value="5601634515" calcext:value-type="float">
            <text:p>56016345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16189089" calcext:value-type="float">
            <text:p>1916189089</text:p>
          </table:table-cell>
          <table:table-cell office:value-type="float" office:value="3389795617" calcext:value-type="float">
            <text:p>3389795617</text:p>
          </table:table-cell>
          <table:table-cell office:value-type="float" office:value="4398343304" calcext:value-type="float">
            <text:p>4398343304</text:p>
          </table:table-cell>
          <table:table-cell office:value-type="float" office:value="11466882070" calcext:value-type="float">
            <text:p>114668820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62958350" calcext:value-type="float">
            <text:p>3662958350</text:p>
          </table:table-cell>
          <table:table-cell office:value-type="float" office:value="4729241275" calcext:value-type="float">
            <text:p>4729241275</text:p>
          </table:table-cell>
          <table:table-cell office:value-type="float" office:value="11799769627" calcext:value-type="float">
            <text:p>11799769627</text:p>
          </table:table-cell>
          <table:table-cell office:value-type="float" office:value="22585817520" calcext:value-type="float">
            <text:p>225858175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58367636" calcext:value-type="float">
            <text:p>5158367636</text:p>
          </table:table-cell>
          <table:table-cell office:value-type="float" office:value="9574035473" calcext:value-type="float">
            <text:p>9574035473</text:p>
          </table:table-cell>
          <table:table-cell office:value-type="float" office:value="18310579469" calcext:value-type="float">
            <text:p>18310579469</text:p>
          </table:table-cell>
          <table:table-cell office:value-type="float" office:value="44838562980" calcext:value-type="float">
            <text:p>448385629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829919086" calcext:value-type="float">
            <text:p>14829919086</text:p>
          </table:table-cell>
          <table:table-cell office:value-type="float" office:value="19377296544" calcext:value-type="float">
            <text:p>19377296544</text:p>
          </table:table-cell>
          <table:table-cell office:value-type="float" office:value="37219900415" calcext:value-type="float">
            <text:p>37219900415</text:p>
          </table:table-cell>
          <table:table-cell office:value-type="float" office:value="72377138515" calcext:value-type="float">
            <text:p>723771385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341144488" calcext:value-type="float">
            <text:p>31341144488</text:p>
          </table:table-cell>
          <table:table-cell office:value-type="float" office:value="39255470114" calcext:value-type="float">
            <text:p>39255470114</text:p>
          </table:table-cell>
          <table:table-cell office:value-type="float" office:value="102478451021" calcext:value-type="float">
            <text:p>102478451021</text:p>
          </table:table-cell>
          <table:table-cell office:value-type="float" office:value="147625742955" calcext:value-type="float">
            <text:p>147625742955</text:p>
          </table:table-cell>
        </table:table-row>
        <table:table-row table:style-name="ro3" table:number-rows-repeated="4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4" table:number-rows-spanned="1">
            <text:p>Memory Write Size vs Graph Vertices</text:p>
          </table:table-cell>
          <table:covered-table-cell table:number-columns-repeated="3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0131" calcext:value-type="float">
            <text:p>1450131</text:p>
          </table:table-cell>
          <table:table-cell office:value-type="float" office:value="1475402" calcext:value-type="float">
            <text:p>1475402</text:p>
          </table:table-cell>
          <table:table-cell office:value-type="float" office:value="1490683" calcext:value-type="float">
            <text:p>1490683</text:p>
          </table:table-cell>
          <table:table-cell office:value-type="float" office:value="1509266" calcext:value-type="float">
            <text:p>15092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4706" calcext:value-type="float">
            <text:p>1514706</text:p>
          </table:table-cell>
          <table:table-cell office:value-type="float" office:value="1562264" calcext:value-type="float">
            <text:p>1562264</text:p>
          </table:table-cell>
          <table:table-cell office:value-type="float" office:value="1654120" calcext:value-type="float">
            <text:p>1654120</text:p>
          </table:table-cell>
          <table:table-cell office:value-type="float" office:value="1739319" calcext:value-type="float">
            <text:p>17393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70146" calcext:value-type="float">
            <text:p>1670146</text:p>
          </table:table-cell>
          <table:table-cell office:value-type="float" office:value="1797085" calcext:value-type="float">
            <text:p>1797085</text:p>
          </table:table-cell>
          <table:table-cell office:value-type="float" office:value="1952932" calcext:value-type="float">
            <text:p>1952932</text:p>
          </table:table-cell>
          <table:table-cell office:value-type="float" office:value="2202834" calcext:value-type="float">
            <text:p>22028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1856" calcext:value-type="float">
            <text:p>1971856</text:p>
          </table:table-cell>
          <table:table-cell office:value-type="float" office:value="2272683" calcext:value-type="float">
            <text:p>2272683</text:p>
          </table:table-cell>
          <table:table-cell office:value-type="float" office:value="2748773" calcext:value-type="float">
            <text:p>2748773</text:p>
          </table:table-cell>
          <table:table-cell office:value-type="float" office:value="3379548" calcext:value-type="float">
            <text:p>33795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97711" calcext:value-type="float">
            <text:p>2597711</text:p>
          </table:table-cell>
          <table:table-cell office:value-type="float" office:value="3256864" calcext:value-type="float">
            <text:p>3256864</text:p>
          </table:table-cell>
          <table:table-cell office:value-type="float" office:value="4283200" calcext:value-type="float">
            <text:p>4283200</text:p>
          </table:table-cell>
          <table:table-cell office:value-type="float" office:value="5870738" calcext:value-type="float">
            <text:p>58707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26076" calcext:value-type="float">
            <text:p>3926076</text:p>
          </table:table-cell>
          <table:table-cell office:value-type="float" office:value="5307262" calcext:value-type="float">
            <text:p>5307262</text:p>
          </table:table-cell>
          <table:table-cell office:value-type="float" office:value="7756494" calcext:value-type="float">
            <text:p>7756494</text:p>
          </table:table-cell>
          <table:table-cell office:value-type="float" office:value="11533338" calcext:value-type="float">
            <text:p>115333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23400" calcext:value-type="float">
            <text:p>6523400</text:p>
          </table:table-cell>
          <table:table-cell office:value-type="float" office:value="9658323" calcext:value-type="float">
            <text:p>9658323</text:p>
          </table:table-cell>
          <table:table-cell office:value-type="float" office:value="14825209" calcext:value-type="float">
            <text:p>14825209</text:p>
          </table:table-cell>
          <table:table-cell office:value-type="float" office:value="23742689" calcext:value-type="float">
            <text:p>237426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782415" calcext:value-type="float">
            <text:p>11782415</text:p>
          </table:table-cell>
          <table:table-cell office:value-type="float" office:value="16990740" calcext:value-type="float">
            <text:p>16990740</text:p>
          </table:table-cell>
          <table:table-cell office:value-type="float" office:value="29899813" calcext:value-type="float">
            <text:p>29899813</text:p>
          </table:table-cell>
          <table:table-cell office:value-type="float" office:value="49664737" calcext:value-type="float">
            <text:p>496647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09082" calcext:value-type="float">
            <text:p>22909082</text:p>
          </table:table-cell>
          <table:table-cell office:value-type="float" office:value="36641730" calcext:value-type="float">
            <text:p>36641730</text:p>
          </table:table-cell>
          <table:table-cell office:value-type="float" office:value="61102936" calcext:value-type="float">
            <text:p>61102936</text:p>
          </table:table-cell>
          <table:table-cell office:value-type="float" office:value="103836850" calcext:value-type="float">
            <text:p>1038368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196071" calcext:value-type="float">
            <text:p>45196071</text:p>
          </table:table-cell>
          <table:table-cell office:value-type="float" office:value="73920623" calcext:value-type="float">
            <text:p>73920623</text:p>
          </table:table-cell>
          <table:table-cell office:value-type="float" office:value="119227860" calcext:value-type="float">
            <text:p>119227860</text:p>
          </table:table-cell>
          <table:table-cell office:value-type="float" office:value="218307886" calcext:value-type="float">
            <text:p>2183078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362255" calcext:value-type="float">
            <text:p>91362255</text:p>
          </table:table-cell>
          <table:table-cell office:value-type="float" office:value="148676561" calcext:value-type="float">
            <text:p>148676561</text:p>
          </table:table-cell>
          <table:table-cell office:value-type="float" office:value="256967391" calcext:value-type="float">
            <text:p>256967391</text:p>
          </table:table-cell>
          <table:table-cell office:value-type="float" office:value="454771764" calcext:value-type="float">
            <text:p>4547717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5558866" calcext:value-type="float">
            <text:p>155558866</text:p>
          </table:table-cell>
          <table:table-cell office:value-type="float" office:value="275916522" calcext:value-type="float">
            <text:p>275916522</text:p>
          </table:table-cell>
          <table:table-cell office:value-type="float" office:value="525909283" calcext:value-type="float">
            <text:p>525909283</text:p>
          </table:table-cell>
          <table:table-cell office:value-type="float" office:value="945461238" calcext:value-type="float">
            <text:p>9454612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2179552" calcext:value-type="float">
            <text:p>312179552</text:p>
          </table:table-cell>
          <table:table-cell office:value-type="float" office:value="608684448" calcext:value-type="float">
            <text:p>608684448</text:p>
          </table:table-cell>
          <table:table-cell office:value-type="float" office:value="1076218041" calcext:value-type="float">
            <text:p>1076218041</text:p>
          </table:table-cell>
          <table:table-cell office:value-type="float" office:value="1951148259" calcext:value-type="float">
            <text:p>19511482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6856959" calcext:value-type="float">
            <text:p>726856959</text:p>
          </table:table-cell>
          <table:table-cell office:value-type="float" office:value="1234345963" calcext:value-type="float">
            <text:p>1234345963</text:p>
          </table:table-cell>
          <table:table-cell office:value-type="float" office:value="2095041982" calcext:value-type="float">
            <text:p>2095041982</text:p>
          </table:table-cell>
          <table:table-cell office:value-type="float" office:value="4003955323" calcext:value-type="float">
            <text:p>40039553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35017134" calcext:value-type="float">
            <text:p>1435017134</text:p>
          </table:table-cell>
          <table:table-cell office:value-type="float" office:value="2284356395" calcext:value-type="float">
            <text:p>2284356395</text:p>
          </table:table-cell>
          <table:table-cell office:value-type="float" office:value="4421230597" calcext:value-type="float">
            <text:p>4421230597</text:p>
          </table:table-cell>
          <table:table-cell office:value-type="float" office:value="8176838993" calcext:value-type="float">
            <text:p>81768389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24667456" calcext:value-type="float">
            <text:p>2524667456</text:p>
          </table:table-cell>
          <table:table-cell office:value-type="float" office:value="4602016837" calcext:value-type="float">
            <text:p>4602016837</text:p>
          </table:table-cell>
          <table:table-cell office:value-type="float" office:value="8613505944" calcext:value-type="float">
            <text:p>8613505944</text:p>
          </table:table-cell>
          <table:table-cell office:value-type="float" office:value="16620318486" calcext:value-type="float">
            <text:p>166203184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58028537" calcext:value-type="float">
            <text:p>5758028537</text:p>
          </table:table-cell>
          <table:table-cell office:value-type="float" office:value="9258135516" calcext:value-type="float">
            <text:p>9258135516</text:p>
          </table:table-cell>
          <table:table-cell office:value-type="float" office:value="17408000578" calcext:value-type="float">
            <text:p>17408000578</text:p>
          </table:table-cell>
          <table:table-cell office:value-type="float" office:value="33088227136" calcext:value-type="float">
            <text:p>330882271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611545571" calcext:value-type="float">
            <text:p>11611545571</text:p>
          </table:table-cell>
          <table:table-cell office:value-type="float" office:value="18637041050" calcext:value-type="float">
            <text:p>18637041050</text:p>
          </table:table-cell>
          <table:table-cell office:value-type="float" office:value="36790840117" calcext:value-type="float">
            <text:p>36790840117</text:p>
          </table:table-cell>
          <table:table-cell office:value-type="float" office:value="67056549646" calcext:value-type="float">
            <text:p>67056549646</text:p>
          </table:table-cell>
        </table:table-row>
      </table:table>
      <table:table table:name="Time" table:style-name="ta1">
        <table:shapes>
          <draw:frame draw:z-index="0" draw:style-name="gr1" draw:text-style-name="P1" svg:width="6.2988in" svg:height="3.5429in" svg:x="9.8173in" svg:y="0.7406in">
            <draw:object draw:notify-on-update-of-ranges="Time.L28:Time.L28 Time.L29:Time.L46 Time.M28:Time.M28 Time.M29:Time.M46 Time.N28:Time.N28 Time.N29:Time.N46 Time.O28:Time.O28 Time.O29:Time.O46 Time.P28:Time.P28 Time.P29:Time.P4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3">
          <table:table-cell table:number-columns-repeated="16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2" table:number-rows-spanned="1">
            <text:p>Pinatrac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MyPintool</text:p>
          </table:table-cell>
          <table:covered-table-cell table:style-name="ce2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Minutes</text:p>
          </table:table-cell>
          <table:table-cell table:style-name="ce2" office:value-type="string" calcext:value-type="string">
            <text:p>Seconds</text:p>
          </table:table-cell>
          <table:table-cell table:style-name="ce2" office:value-type="string" calcext:value-type="string">
            <text:p>Minutes</text:p>
          </table:table-cell>
          <table:table-cell table:style-name="ce2" office:value-type="string" calcext:value-type="string">
            <text:p>Seconds</text:p>
          </table:table-cell>
          <table:table-cell table:style-name="ce2" office:value-type="string" calcext:value-type="string" table:number-columns-spanned="2" table:number-rows-spanned="1">
            <text:p>C*60;E*60 = Convert to seconds</text:p>
          </table:table-cell>
          <table:covered-table-cell table:style-name="ce2"/>
          <table:table-cell table:number-columns-repeated="8"/>
        </table:table-row>
        <table:table-row table:style-name="ro1">
          <table:table-cell/>
          <table:table-cell office:value-type="string" calcext:value-type="string">
            <text:p>05_4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table:formula="of:=[.C6]*60" office:value-type="float" office:value="0" calcext:value-type="float">
            <text:p>0</text:p>
          </table:table-cell>
          <table:table-cell table:formula="of:=[.E6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6_4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table:formula="of:=[.C7]*60" office:value-type="float" office:value="0" calcext:value-type="float">
            <text:p>0</text:p>
          </table:table-cell>
          <table:table-cell table:formula="of:=[.E7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7_4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table:formula="of:=[.C8]*60" office:value-type="float" office:value="0" calcext:value-type="float">
            <text:p>0</text:p>
          </table:table-cell>
          <table:table-cell table:formula="of:=[.E8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8_4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table:formula="of:=[.C9]*60" office:value-type="float" office:value="0" calcext:value-type="float">
            <text:p>0</text:p>
          </table:table-cell>
          <table:table-cell table:formula="of:=[.E9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9_4_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table:formula="of:=[.C10]*60" office:value-type="float" office:value="0" calcext:value-type="float">
            <text:p>0</text:p>
          </table:table-cell>
          <table:table-cell table:formula="of:=[.E10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_4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96" calcext:value-type="float">
            <text:p>0.796</text:p>
          </table:table-cell>
          <table:table-cell table:formula="of:=[.C11]*60" office:value-type="float" office:value="0" calcext:value-type="float">
            <text:p>0</text:p>
          </table:table-cell>
          <table:table-cell table:formula="of:=[.E11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1_4_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table:formula="of:=[.C12]*60" office:value-type="float" office:value="0" calcext:value-type="float">
            <text:p>0</text:p>
          </table:table-cell>
          <table:table-cell table:formula="of:=[.E12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_4_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table:formula="of:=[.C13]*60" office:value-type="float" office:value="0" calcext:value-type="float">
            <text:p>0</text:p>
          </table:table-cell>
          <table:table-cell table:formula="of:=[.E13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3_4_1</text:p>
          </table:table-cell>
          <table:table-cell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office:value-type="float" office:value="0" calcext:value-type="float">
            <text:p>0</text:p>
          </table:table-cell>
          <table:table-cell office:value-type="float" office:value="0.773" calcext:value-type="float">
            <text:p>0.773</text:p>
          </table:table-cell>
          <table:table-cell table:formula="of:=[.C14]*60" office:value-type="float" office:value="0" calcext:value-type="float">
            <text:p>0</text:p>
          </table:table-cell>
          <table:table-cell table:formula="of:=[.E14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_4_1</text:p>
          </table:table-cell>
          <table:table-cell office:value-type="float" office:value="0" calcext:value-type="float">
            <text:p>0</text:p>
          </table:table-cell>
          <table:table-cell office:value-type="float" office:value="0.917" calcext:value-type="float">
            <text:p>0.917</text:p>
          </table:table-cell>
          <table:table-cell office:value-type="float" office:value="0" calcext:value-type="float">
            <text:p>0</text:p>
          </table:table-cell>
          <table:table-cell office:value-type="float" office:value="0.832" calcext:value-type="float">
            <text:p>0.832</text:p>
          </table:table-cell>
          <table:table-cell table:formula="of:=[.C15]*60" office:value-type="float" office:value="0" calcext:value-type="float">
            <text:p>0</text:p>
          </table:table-cell>
          <table:table-cell table:formula="of:=[.E15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5_4_1</text:p>
          </table:table-cell>
          <table:table-cell office:value-type="float" office:value="0" calcext:value-type="float">
            <text:p>0</text:p>
          </table:table-cell>
          <table:table-cell office:value-type="float" office:value="0.976" calcext:value-type="float">
            <text:p>0.976</text:p>
          </table:table-cell>
          <table:table-cell office:value-type="float" office:value="0" calcext:value-type="float">
            <text:p>0</text:p>
          </table:table-cell>
          <table:table-cell office:value-type="float" office:value="0.873" calcext:value-type="float">
            <text:p>0.873</text:p>
          </table:table-cell>
          <table:table-cell table:formula="of:=[.C16]*60" office:value-type="float" office:value="0" calcext:value-type="float">
            <text:p>0</text:p>
          </table:table-cell>
          <table:table-cell table:formula="of:=[.E16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6_4_1</text:p>
          </table:table-cell>
          <table:table-cell office:value-type="float" office:value="0" calcext:value-type="float">
            <text:p>0</text:p>
          </table:table-cell>
          <table:table-cell office:value-type="float" office:value="1.042" calcext:value-type="float">
            <text:p>1.042</text:p>
          </table:table-cell>
          <table:table-cell office:value-type="float" office:value="0" calcext:value-type="float">
            <text:p>0</text:p>
          </table:table-cell>
          <table:table-cell office:value-type="float" office:value="0.898" calcext:value-type="float">
            <text:p>0.898</text:p>
          </table:table-cell>
          <table:table-cell table:formula="of:=[.C17]*60" office:value-type="float" office:value="0" calcext:value-type="float">
            <text:p>0</text:p>
          </table:table-cell>
          <table:table-cell table:formula="of:=[.E17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7_4_1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float" office:value="0" calcext:value-type="float">
            <text:p>0</text:p>
          </table:table-cell>
          <table:table-cell office:value-type="float" office:value="1.023" calcext:value-type="float">
            <text:p>1.023</text:p>
          </table:table-cell>
          <table:table-cell table:formula="of:=[.C18]*60" office:value-type="float" office:value="0" calcext:value-type="float">
            <text:p>0</text:p>
          </table:table-cell>
          <table:table-cell table:formula="of:=[.E18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8_4_1</text:p>
          </table:table-cell>
          <table:table-cell office:value-type="float" office:value="0" calcext:value-type="float">
            <text:p>0</text:p>
          </table:table-cell>
          <table:table-cell office:value-type="float" office:value="1.817" calcext:value-type="float">
            <text:p>1.817</text:p>
          </table:table-cell>
          <table:table-cell office:value-type="float" office:value="0" calcext:value-type="float">
            <text:p>0</text:p>
          </table:table-cell>
          <table:table-cell office:value-type="float" office:value="1.339" calcext:value-type="float">
            <text:p>1.339</text:p>
          </table:table-cell>
          <table:table-cell table:formula="of:=[.C19]*60" office:value-type="float" office:value="0" calcext:value-type="float">
            <text:p>0</text:p>
          </table:table-cell>
          <table:table-cell table:formula="of:=[.E19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9_4_1</text:p>
          </table:table-cell>
          <table:table-cell office:value-type="float" office:value="0" calcext:value-type="float">
            <text:p>0</text:p>
          </table:table-cell>
          <table:table-cell office:value-type="float" office:value="2.866" calcext:value-type="float">
            <text:p>2.866</text:p>
          </table:table-cell>
          <table:table-cell office:value-type="float" office:value="0" calcext:value-type="float">
            <text:p>0</text:p>
          </table:table-cell>
          <table:table-cell office:value-type="float" office:value="1.865" calcext:value-type="float">
            <text:p>1.865</text:p>
          </table:table-cell>
          <table:table-cell table:formula="of:=[.C20]*60" office:value-type="float" office:value="0" calcext:value-type="float">
            <text:p>0</text:p>
          </table:table-cell>
          <table:table-cell table:formula="of:=[.E20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0_4_1</text:p>
          </table:table-cell>
          <table:table-cell office:value-type="float" office:value="0" calcext:value-type="float">
            <text:p>0</text:p>
          </table:table-cell>
          <table:table-cell office:value-type="float" office:value="3.799" calcext:value-type="float">
            <text:p>3.799</text:p>
          </table:table-cell>
          <table:table-cell office:value-type="float" office:value="0" calcext:value-type="float">
            <text:p>0</text:p>
          </table:table-cell>
          <table:table-cell office:value-type="float" office:value="2.572" calcext:value-type="float">
            <text:p>2.572</text:p>
          </table:table-cell>
          <table:table-cell table:formula="of:=[.C21]*60" office:value-type="float" office:value="0" calcext:value-type="float">
            <text:p>0</text:p>
          </table:table-cell>
          <table:table-cell table:formula="of:=[.E21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1_4_1</text:p>
          </table:table-cell>
          <table:table-cell office:value-type="float" office:value="0" calcext:value-type="float">
            <text:p>0</text:p>
          </table:table-cell>
          <table:table-cell office:value-type="float" office:value="9.013" calcext:value-type="float">
            <text:p>9.013</text:p>
          </table:table-cell>
          <table:table-cell office:value-type="float" office:value="0" calcext:value-type="float">
            <text:p>0</text:p>
          </table:table-cell>
          <table:table-cell office:value-type="float" office:value="5.568" calcext:value-type="float">
            <text:p>5.568</text:p>
          </table:table-cell>
          <table:table-cell table:formula="of:=[.C22]*60" office:value-type="float" office:value="0" calcext:value-type="float">
            <text:p>0</text:p>
          </table:table-cell>
          <table:table-cell table:formula="of:=[.E22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2_4_1</text:p>
          </table:table-cell>
          <table:table-cell office:value-type="float" office:value="0" calcext:value-type="float">
            <text:p>0</text:p>
          </table:table-cell>
          <table:table-cell office:value-type="float" office:value="18.783" calcext:value-type="float">
            <text:p>18.783</text:p>
          </table:table-cell>
          <table:table-cell office:value-type="float" office:value="0" calcext:value-type="float">
            <text:p>0</text:p>
          </table:table-cell>
          <table:table-cell office:value-type="float" office:value="11.659" calcext:value-type="float">
            <text:p>11.659</text:p>
          </table:table-cell>
          <table:table-cell table:formula="of:=[.C23]*60" office:value-type="float" office:value="0" calcext:value-type="float">
            <text:p>0</text:p>
          </table:table-cell>
          <table:table-cell table:formula="of:=[.E23]*60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2">
          <table:table-cell/>
          <table:table-cell office:value-type="string" calcext:value-type="string">
            <text:p>05_8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table:formula="of:=[.C27]*60" office:value-type="float" office:value="0" calcext:value-type="float">
            <text:p>0</text:p>
          </table:table-cell>
          <table:table-cell table:formula="of:=[.E27]*6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 table:number-columns-spanned="5" table:number-rows-spanned="1">
            <text:p>Pin Runtimes vs Graph Vertices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06_8_1</text:p>
          </table:table-cell>
          <table:table-cell office:value-type="float" office:value="0" calcext:value-type="float">
            <text:p>0</text:p>
          </table:table-cell>
          <table:table-cell office:value-type="float" office:value="0.842" calcext:value-type="float">
            <text:p>0.842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  <table:table-cell table:formula="of:=[.C28]*60" office:value-type="float" office:value="0" calcext:value-type="float">
            <text:p>0</text:p>
          </table:table-cell>
          <table:table-cell table:formula="of:=[.E28]*60"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E16</text:p>
          </table:table-cell>
          <table:table-cell table:style-name="ce3" office:value-type="string" calcext:value-type="string">
            <text:p>E32</text:p>
          </table:table-cell>
        </table:table-row>
        <table:table-row table:style-name="ro1">
          <table:table-cell/>
          <table:table-cell office:value-type="string" calcext:value-type="string">
            <text:p>07_8_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782" calcext:value-type="float">
            <text:p>0.782</text:p>
          </table:table-cell>
          <table:table-cell table:formula="of:=[.C29]*60" office:value-type="float" office:value="0" calcext:value-type="float">
            <text:p>0</text:p>
          </table:table-cell>
          <table:table-cell table:formula="of:=[.E29]*60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formula="of:=([.D6]+[.F6]+[.G6]+[.H6])/2" office:value-type="float" office:value="0.812" calcext:value-type="float">
            <text:p>0.812</text:p>
          </table:table-cell>
          <table:table-cell table:formula="of:=([.D27]+[.F27]+[.G27]+[.H27])/2" office:value-type="float" office:value="0.812" calcext:value-type="float">
            <text:p>0.812</text:p>
          </table:table-cell>
          <table:table-cell table:formula="of:=([.D48]+[.F48]+[.G48]+[.H48])/2" office:value-type="float" office:value="0.8285" calcext:value-type="float">
            <text:p>0.8285</text:p>
          </table:table-cell>
          <table:table-cell table:formula="of:=([.D69]+[.F69]+[.G69]+[.H69])/2" office:value-type="float" office:value="0.8325" calcext:value-type="float">
            <text:p>0.8325</text:p>
          </table:table-cell>
        </table:table-row>
        <table:table-row table:style-name="ro1">
          <table:table-cell/>
          <table:table-cell office:value-type="string" calcext:value-type="string">
            <text:p>08_8_1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782" calcext:value-type="float">
            <text:p>0.782</text:p>
          </table:table-cell>
          <table:table-cell table:formula="of:=[.C30]*60" office:value-type="float" office:value="0" calcext:value-type="float">
            <text:p>0</text:p>
          </table:table-cell>
          <table:table-cell table:formula="of:=[.E30]*60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formula="of:=([.D7]+[.F7]+[.G7]+[.H7])/2" office:value-type="float" office:value="0.8285" calcext:value-type="float">
            <text:p>0.8285</text:p>
          </table:table-cell>
          <table:table-cell table:formula="of:=([.D28]+[.F28]+[.G28]+[.H28])/2" office:value-type="float" office:value="0.7995" calcext:value-type="float">
            <text:p>0.7995</text:p>
          </table:table-cell>
          <table:table-cell table:formula="of:=([.D49]+[.F49]+[.G49]+[.H49])/2" office:value-type="float" office:value="0.7995" calcext:value-type="float">
            <text:p>0.7995</text:p>
          </table:table-cell>
          <table:table-cell table:formula="of:=([.D70]+[.F70]+[.G70]+[.H70])/2" office:value-type="float" office:value="0.82" calcext:value-type="float">
            <text:p>0.82</text:p>
          </table:table-cell>
        </table:table-row>
        <table:table-row table:style-name="ro1">
          <table:table-cell/>
          <table:table-cell office:value-type="string" calcext:value-type="string">
            <text:p>09_8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table:formula="of:=[.C31]*60" office:value-type="float" office:value="0" calcext:value-type="float">
            <text:p>0</text:p>
          </table:table-cell>
          <table:table-cell table:formula="of:=[.E31]*60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formula="of:=([.D8]+[.F8]+[.G8]+[.H8])/2" office:value-type="float" office:value="0.812" calcext:value-type="float">
            <text:p>0.812</text:p>
          </table:table-cell>
          <table:table-cell table:formula="of:=([.D29]+[.F29]+[.G29]+[.H29])/2" office:value-type="float" office:value="0.8285" calcext:value-type="float">
            <text:p>0.8285</text:p>
          </table:table-cell>
          <table:table-cell table:formula="of:=([.D50]+[.F50]+[.G50]+[.H50])/2" office:value-type="float" office:value="0.8035" calcext:value-type="float">
            <text:p>0.8035</text:p>
          </table:table-cell>
          <table:table-cell table:formula="of:=([.D71]+[.F71]+[.G71]+[.H71])/2" office:value-type="float" office:value="0.8075" calcext:value-type="float">
            <text:p>0.8075</text:p>
          </table:table-cell>
        </table:table-row>
        <table:table-row table:style-name="ro1">
          <table:table-cell/>
          <table:table-cell office:value-type="string" calcext:value-type="string">
            <text:p>10_8_1</text:p>
          </table:table-cell>
          <table:table-cell office:value-type="float" office:value="0" calcext:value-type="float">
            <text:p>0</text:p>
          </table:table-cell>
          <table:table-cell office:value-type="float" office:value="0.884" calcext:value-type="float">
            <text:p>0.884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[.C32]*60" office:value-type="float" office:value="0" calcext:value-type="float">
            <text:p>0</text:p>
          </table:table-cell>
          <table:table-cell table:formula="of:=[.E32]*60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formula="of:=([.D9]+[.F9]+[.G9]+[.H9])/2" office:value-type="float" office:value="0.8285" calcext:value-type="float">
            <text:p>0.8285</text:p>
          </table:table-cell>
          <table:table-cell table:formula="of:=([.D30]+[.F30]+[.G30]+[.H30])/2" office:value-type="float" office:value="0.816" calcext:value-type="float">
            <text:p>0.816</text:p>
          </table:table-cell>
          <table:table-cell table:formula="of:=([.D51]+[.F51]+[.G51]+[.H51])/2" office:value-type="float" office:value="0.812" calcext:value-type="float">
            <text:p>0.812</text:p>
          </table:table-cell>
          <table:table-cell table:formula="of:=([.D72]+[.F72]+[.G72]+[.H72])/2" office:value-type="float" office:value="0.808" calcext:value-type="float">
            <text:p>0.808</text:p>
          </table:table-cell>
        </table:table-row>
        <table:table-row table:style-name="ro1">
          <table:table-cell/>
          <table:table-cell office:value-type="string" calcext:value-type="string">
            <text:p>11_8_1</text:p>
          </table:table-cell>
          <table:table-cell office:value-type="float" office:value="0" calcext:value-type="float">
            <text:p>0</text:p>
          </table:table-cell>
          <table:table-cell office:value-type="float" office:value="0.884" calcext:value-type="float">
            <text:p>0.884</text:p>
          </table:table-cell>
          <table:table-cell office:value-type="float" office:value="0" calcext:value-type="float">
            <text:p>0</text:p>
          </table:table-cell>
          <table:table-cell office:value-type="float" office:value="0.823" calcext:value-type="float">
            <text:p>0.823</text:p>
          </table:table-cell>
          <table:table-cell table:formula="of:=[.C33]*60" office:value-type="float" office:value="0" calcext:value-type="float">
            <text:p>0</text:p>
          </table:table-cell>
          <table:table-cell table:formula="of:=[.E33]*60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9" calcext:value-type="float">
            <text:p>9</text:p>
          </table:table-cell>
          <table:table-cell table:formula="of:=([.D10]+[.F10]+[.G10]+[.H10])/2" office:value-type="float" office:value="0.82" calcext:value-type="float">
            <text:p>0.82</text:p>
          </table:table-cell>
          <table:table-cell table:formula="of:=([.D31]+[.F31]+[.G31]+[.H31])/2" office:value-type="float" office:value="0.8325" calcext:value-type="float">
            <text:p>0.8325</text:p>
          </table:table-cell>
          <table:table-cell table:formula="of:=([.D52]+[.F52]+[.G52]+[.H52])/2" office:value-type="float" office:value="0.841" calcext:value-type="float">
            <text:p>0.841</text:p>
          </table:table-cell>
          <table:table-cell table:formula="of:=([.D73]+[.F73]+[.G73]+[.H73])/2" office:value-type="float" office:value="0.8285" calcext:value-type="float">
            <text:p>0.8285</text:p>
          </table:table-cell>
        </table:table-row>
        <table:table-row table:style-name="ro1">
          <table:table-cell/>
          <table:table-cell office:value-type="string" calcext:value-type="string">
            <text:p>12_8_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782" calcext:value-type="float">
            <text:p>0.782</text:p>
          </table:table-cell>
          <table:table-cell table:formula="of:=[.C34]*60" office:value-type="float" office:value="0" calcext:value-type="float">
            <text:p>0</text:p>
          </table:table-cell>
          <table:table-cell table:formula="of:=[.E34]*60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formula="of:=([.D11]+[.F11]+[.G11]+[.H11])/2" office:value-type="float" office:value="0.8315" calcext:value-type="float">
            <text:p>0.8315</text:p>
          </table:table-cell>
          <table:table-cell table:formula="of:=([.D32]+[.F32]+[.G32]+[.H32])/2" office:value-type="float" office:value="0.837" calcext:value-type="float">
            <text:p>0.837</text:p>
          </table:table-cell>
          <table:table-cell table:formula="of:=([.D53]+[.F53]+[.G53]+[.H53])/2" office:value-type="float" office:value="0.8535" calcext:value-type="float">
            <text:p>0.8535</text:p>
          </table:table-cell>
          <table:table-cell table:formula="of:=([.D74]+[.F74]+[.G74]+[.H74])/2" office:value-type="float" office:value="0.837" calcext:value-type="float">
            <text:p>0.837</text:p>
          </table:table-cell>
        </table:table-row>
        <table:table-row table:style-name="ro1">
          <table:table-cell/>
          <table:table-cell office:value-type="string" calcext:value-type="string">
            <text:p>13_8_1</text:p>
          </table:table-cell>
          <table:table-cell office:value-type="float" office:value="0" calcext:value-type="float">
            <text:p>0</text:p>
          </table:table-cell>
          <table:table-cell office:value-type="float" office:value="0.934" calcext:value-type="float">
            <text:p>0.934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[.C35]*60" office:value-type="float" office:value="0" calcext:value-type="float">
            <text:p>0</text:p>
          </table:table-cell>
          <table:table-cell table:formula="of:=[.E35]*60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1" calcext:value-type="float">
            <text:p>11</text:p>
          </table:table-cell>
          <table:table-cell table:formula="of:=([.D12]+[.F12]+[.G12]+[.H12])/2" office:value-type="float" office:value="0.8575" calcext:value-type="float">
            <text:p>0.8575</text:p>
          </table:table-cell>
          <table:table-cell table:formula="of:=([.D33]+[.F33]+[.G33]+[.H33])/2" office:value-type="float" office:value="0.8535" calcext:value-type="float">
            <text:p>0.8535</text:p>
          </table:table-cell>
          <table:table-cell table:formula="of:=([.D54]+[.F54]+[.G54]+[.H54])/2" office:value-type="float" office:value="0.8575" calcext:value-type="float">
            <text:p>0.8575</text:p>
          </table:table-cell>
          <table:table-cell table:formula="of:=([.D75]+[.F75]+[.G75]+[.H75])/2" office:value-type="float" office:value="0.853" calcext:value-type="float">
            <text:p>0.853</text:p>
          </table:table-cell>
        </table:table-row>
        <table:table-row table:style-name="ro1">
          <table:table-cell/>
          <table:table-cell office:value-type="string" calcext:value-type="string">
            <text:p>14_8_1</text:p>
          </table:table-cell>
          <table:table-cell office:value-type="float" office:value="0" calcext:value-type="float">
            <text:p>0</text:p>
          </table:table-cell>
          <table:table-cell office:value-type="float" office:value="0.992" calcext:value-type="float">
            <text:p>0.992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formula="of:=[.C36]*60" office:value-type="float" office:value="0" calcext:value-type="float">
            <text:p>0</text:p>
          </table:table-cell>
          <table:table-cell table:formula="of:=[.E36]*60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2" calcext:value-type="float">
            <text:p>12</text:p>
          </table:table-cell>
          <table:table-cell table:formula="of:=([.D13]+[.F13]+[.G13]+[.H13])/2" office:value-type="float" office:value="0.82" calcext:value-type="float">
            <text:p>0.82</text:p>
          </table:table-cell>
          <table:table-cell table:formula="of:=([.D34]+[.F34]+[.G34]+[.H34])/2" office:value-type="float" office:value="0.841" calcext:value-type="float">
            <text:p>0.841</text:p>
          </table:table-cell>
          <table:table-cell table:formula="of:=([.D55]+[.F55]+[.G55]+[.H55])/2" office:value-type="float" office:value="0.862" calcext:value-type="float">
            <text:p>0.862</text:p>
          </table:table-cell>
          <table:table-cell table:formula="of:=([.D76]+[.F76]+[.G76]+[.H76])/2" office:value-type="float" office:value="0.887" calcext:value-type="float">
            <text:p>0.887</text:p>
          </table:table-cell>
        </table:table-row>
        <table:table-row table:style-name="ro1">
          <table:table-cell/>
          <table:table-cell office:value-type="string" calcext:value-type="string">
            <text:p>15_8_1</text:p>
          </table:table-cell>
          <table:table-cell office:value-type="float" office:value="0" calcext:value-type="float">
            <text:p>0</text:p>
          </table:table-cell>
          <table:table-cell office:value-type="float" office:value="1.084" calcext:value-type="float">
            <text:p>1.084</text:p>
          </table:table-cell>
          <table:table-cell office:value-type="float" office:value="0" calcext:value-type="float">
            <text:p>0</text:p>
          </table:table-cell>
          <table:table-cell office:value-type="float" office:value="0.882" calcext:value-type="float">
            <text:p>0.882</text:p>
          </table:table-cell>
          <table:table-cell table:formula="of:=[.C37]*60" office:value-type="float" office:value="0" calcext:value-type="float">
            <text:p>0</text:p>
          </table:table-cell>
          <table:table-cell table:formula="of:=[.E37]*60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3" calcext:value-type="float">
            <text:p>13</text:p>
          </table:table-cell>
          <table:table-cell table:formula="of:=([.D14]+[.F14]+[.G14]+[.H14])/2" office:value-type="float" office:value="0.8325" calcext:value-type="float">
            <text:p>0.8325</text:p>
          </table:table-cell>
          <table:table-cell table:formula="of:=([.D35]+[.F35]+[.G35]+[.H35])/2" office:value-type="float" office:value="0.862" calcext:value-type="float">
            <text:p>0.862</text:p>
          </table:table-cell>
          <table:table-cell table:formula="of:=([.D56]+[.F56]+[.G56]+[.H56])/2" office:value-type="float" office:value="0.919" calcext:value-type="float">
            <text:p>0.919</text:p>
          </table:table-cell>
          <table:table-cell table:formula="of:=([.D77]+[.F77]+[.G77]+[.H77])/2" office:value-type="float" office:value="0.945" calcext:value-type="float">
            <text:p>0.945</text:p>
          </table:table-cell>
        </table:table-row>
        <table:table-row table:style-name="ro1">
          <table:table-cell/>
          <table:table-cell office:value-type="string" calcext:value-type="string">
            <text:p>16_8_1</text:p>
          </table:table-cell>
          <table:table-cell office:value-type="float" office:value="0" calcext:value-type="float">
            <text:p>0</text:p>
          </table:table-cell>
          <table:table-cell office:value-type="float" office:value="1.167" calcext:value-type="float">
            <text:p>1.167</text:p>
          </table:table-cell>
          <table:table-cell office:value-type="float" office:value="0" calcext:value-type="float">
            <text:p>0</text:p>
          </table:table-cell>
          <table:table-cell office:value-type="float" office:value="1.007" calcext:value-type="float">
            <text:p>1.007</text:p>
          </table:table-cell>
          <table:table-cell table:formula="of:=[.C38]*60" office:value-type="float" office:value="0" calcext:value-type="float">
            <text:p>0</text:p>
          </table:table-cell>
          <table:table-cell table:formula="of:=[.E38]*60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4" calcext:value-type="float">
            <text:p>14</text:p>
          </table:table-cell>
          <table:table-cell table:formula="of:=([.D15]+[.F15]+[.G15]+[.H15])/2" office:value-type="float" office:value="0.8745" calcext:value-type="float">
            <text:p>0.8745</text:p>
          </table:table-cell>
          <table:table-cell table:formula="of:=([.D36]+[.F36]+[.G36]+[.H36])/2" office:value-type="float" office:value="0.916" calcext:value-type="float">
            <text:p>0.916</text:p>
          </table:table-cell>
          <table:table-cell table:formula="of:=([.D57]+[.F57]+[.G57]+[.H57])/2" office:value-type="float" office:value="0.962" calcext:value-type="float">
            <text:p>0.962</text:p>
          </table:table-cell>
          <table:table-cell table:formula="of:=([.D78]+[.F78]+[.G78]+[.H78])/2" office:value-type="float" office:value="1.07" calcext:value-type="float">
            <text:p>1.07</text:p>
          </table:table-cell>
        </table:table-row>
        <table:table-row table:style-name="ro1">
          <table:table-cell/>
          <table:table-cell office:value-type="string" calcext:value-type="string">
            <text:p>17_8_1</text:p>
          </table:table-cell>
          <table:table-cell office:value-type="float" office:value="0" calcext:value-type="float">
            <text:p>0</text:p>
          </table:table-cell>
          <table:table-cell office:value-type="float" office:value="1.708" calcext:value-type="float">
            <text:p>1.708</text:p>
          </table:table-cell>
          <table:table-cell office:value-type="float" office:value="0" calcext:value-type="float">
            <text:p>0</text:p>
          </table:table-cell>
          <table:table-cell office:value-type="float" office:value="1.232" calcext:value-type="float">
            <text:p>1.232</text:p>
          </table:table-cell>
          <table:table-cell table:formula="of:=[.C39]*60" office:value-type="float" office:value="0" calcext:value-type="float">
            <text:p>0</text:p>
          </table:table-cell>
          <table:table-cell table:formula="of:=[.E39]*60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formula="of:=([.D16]+[.F16]+[.G16]+[.H16])/2" office:value-type="float" office:value="0.9245" calcext:value-type="float">
            <text:p>0.9245</text:p>
          </table:table-cell>
          <table:table-cell table:formula="of:=([.D37]+[.F37]+[.G37]+[.H37])/2" office:value-type="float" office:value="0.983" calcext:value-type="float">
            <text:p>0.983</text:p>
          </table:table-cell>
          <table:table-cell table:formula="of:=([.D58]+[.F58]+[.G58]+[.H58])/2" office:value-type="float" office:value="1.095" calcext:value-type="float">
            <text:p>1.095</text:p>
          </table:table-cell>
          <table:table-cell table:formula="of:=([.D79]+[.F79]+[.G79]+[.H79])/2" office:value-type="float" office:value="1.3325" calcext:value-type="float">
            <text:p>1.3325</text:p>
          </table:table-cell>
        </table:table-row>
        <table:table-row table:style-name="ro1">
          <table:table-cell/>
          <table:table-cell office:value-type="string" calcext:value-type="string">
            <text:p>18_8_1</text:p>
          </table:table-cell>
          <table:table-cell office:value-type="float" office:value="0" calcext:value-type="float">
            <text:p>0</text:p>
          </table:table-cell>
          <table:table-cell office:value-type="float" office:value="2.508" calcext:value-type="float">
            <text:p>2.508</text:p>
          </table:table-cell>
          <table:table-cell office:value-type="float" office:value="0" calcext:value-type="float">
            <text:p>0</text:p>
          </table:table-cell>
          <table:table-cell office:value-type="float" office:value="1.748" calcext:value-type="float">
            <text:p>1.748</text:p>
          </table:table-cell>
          <table:table-cell table:formula="of:=[.C40]*60" office:value-type="float" office:value="0" calcext:value-type="float">
            <text:p>0</text:p>
          </table:table-cell>
          <table:table-cell table:formula="of:=[.E40]*60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formula="of:=([.D17]+[.F17]+[.G17]+[.H17])/2" office:value-type="float" office:value="0.97" calcext:value-type="float">
            <text:p>0.97</text:p>
          </table:table-cell>
          <table:table-cell table:formula="of:=([.D38]+[.F38]+[.G38]+[.H38])/2" office:value-type="float" office:value="1.087" calcext:value-type="float">
            <text:p>1.087</text:p>
          </table:table-cell>
          <table:table-cell table:formula="of:=([.D59]+[.F59]+[.G59]+[.H59])/2" office:value-type="float" office:value="1.3745" calcext:value-type="float">
            <text:p>1.3745</text:p>
          </table:table-cell>
          <table:table-cell table:formula="of:=([.D80]+[.F80]+[.G80]+[.H80])/2" office:value-type="float" office:value="1.824" calcext:value-type="float">
            <text:p>1.824</text:p>
          </table:table-cell>
        </table:table-row>
        <table:table-row table:style-name="ro1">
          <table:table-cell/>
          <table:table-cell office:value-type="string" calcext:value-type="string">
            <text:p>19_8_1</text:p>
          </table:table-cell>
          <table:table-cell office:value-type="float" office:value="0" calcext:value-type="float">
            <text:p>0</text:p>
          </table:table-cell>
          <table:table-cell office:value-type="float" office:value="3.466" calcext:value-type="float">
            <text:p>3.466</text:p>
          </table:table-cell>
          <table:table-cell office:value-type="float" office:value="0" calcext:value-type="float">
            <text:p>0</text:p>
          </table:table-cell>
          <table:table-cell office:value-type="float" office:value="2.422" calcext:value-type="float">
            <text:p>2.422</text:p>
          </table:table-cell>
          <table:table-cell table:formula="of:=[.C41]*60" office:value-type="float" office:value="0" calcext:value-type="float">
            <text:p>0</text:p>
          </table:table-cell>
          <table:table-cell table:formula="of:=[.E41]*60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7" calcext:value-type="float">
            <text:p>17</text:p>
          </table:table-cell>
          <table:table-cell table:formula="of:=([.D18]+[.F18]+[.G18]+[.H18])/2" office:value-type="float" office:value="1.149" calcext:value-type="float">
            <text:p>1.149</text:p>
          </table:table-cell>
          <table:table-cell table:formula="of:=([.D39]+[.F39]+[.G39]+[.H39])/2" office:value-type="float" office:value="1.47" calcext:value-type="float">
            <text:p>1.47</text:p>
          </table:table-cell>
          <table:table-cell table:formula="of:=([.D60]+[.F60]+[.G60]+[.H60])/2" office:value-type="float" office:value="1.9655" calcext:value-type="float">
            <text:p>1.9655</text:p>
          </table:table-cell>
          <table:table-cell table:formula="of:=([.D81]+[.F81]+[.G81]+[.H81])/2" office:value-type="float" office:value="2.923" calcext:value-type="float">
            <text:p>2.923</text:p>
          </table:table-cell>
        </table:table-row>
        <table:table-row table:style-name="ro1">
          <table:table-cell/>
          <table:table-cell office:value-type="string" calcext:value-type="string">
            <text:p>20_8_1</text:p>
          </table:table-cell>
          <table:table-cell office:value-type="float" office:value="0" calcext:value-type="float">
            <text:p>0</text:p>
          </table:table-cell>
          <table:table-cell office:value-type="float" office:value="6.214" calcext:value-type="float">
            <text:p>6.214</text:p>
          </table:table-cell>
          <table:table-cell office:value-type="float" office:value="0" calcext:value-type="float">
            <text:p>0</text:p>
          </table:table-cell>
          <table:table-cell office:value-type="float" office:value="4.313" calcext:value-type="float">
            <text:p>4.313</text:p>
          </table:table-cell>
          <table:table-cell table:formula="of:=[.C42]*60" office:value-type="float" office:value="0" calcext:value-type="float">
            <text:p>0</text:p>
          </table:table-cell>
          <table:table-cell table:formula="of:=[.E42]*60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8" calcext:value-type="float">
            <text:p>18</text:p>
          </table:table-cell>
          <table:table-cell table:formula="of:=([.D19]+[.F19]+[.G19]+[.H19])/2" office:value-type="float" office:value="1.578" calcext:value-type="float">
            <text:p>1.578</text:p>
          </table:table-cell>
          <table:table-cell table:formula="of:=([.D40]+[.F40]+[.G40]+[.H40])/2" office:value-type="float" office:value="2.128" calcext:value-type="float">
            <text:p>2.128</text:p>
          </table:table-cell>
          <table:table-cell table:formula="of:=([.D61]+[.F61]+[.G61]+[.H61])/2" office:value-type="float" office:value="2.7485" calcext:value-type="float">
            <text:p>2.7485</text:p>
          </table:table-cell>
          <table:table-cell table:formula="of:=([.D82]+[.F82]+[.G82]+[.H82])/2" office:value-type="float" office:value="5.175" calcext:value-type="float">
            <text:p>5.175</text:p>
          </table:table-cell>
        </table:table-row>
        <table:table-row table:style-name="ro1">
          <table:table-cell/>
          <table:table-cell office:value-type="string" calcext:value-type="string">
            <text:p>21_8_1</text:p>
          </table:table-cell>
          <table:table-cell office:value-type="float" office:value="0" calcext:value-type="float">
            <text:p>0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7.653" calcext:value-type="float">
            <text:p>7.653</text:p>
          </table:table-cell>
          <table:table-cell table:formula="of:=[.C43]*60" office:value-type="float" office:value="0" calcext:value-type="float">
            <text:p>0</text:p>
          </table:table-cell>
          <table:table-cell table:formula="of:=[.E43]*60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9" calcext:value-type="float">
            <text:p>19</text:p>
          </table:table-cell>
          <table:table-cell table:formula="of:=([.D20]+[.F20]+[.G20]+[.H20])/2" office:value-type="float" office:value="2.3655" calcext:value-type="float">
            <text:p>2.3655</text:p>
          </table:table-cell>
          <table:table-cell table:formula="of:=([.D41]+[.F41]+[.G41]+[.H41])/2" office:value-type="float" office:value="2.944" calcext:value-type="float">
            <text:p>2.944</text:p>
          </table:table-cell>
          <table:table-cell table:formula="of:=([.D62]+[.F62]+[.G62]+[.H62])/2" office:value-type="float" office:value="5.547" calcext:value-type="float">
            <text:p>5.547</text:p>
          </table:table-cell>
          <table:table-cell table:formula="of:=([.D83]+[.F83]+[.G83]+[.H83])/2" office:value-type="float" office:value="9.8855" calcext:value-type="float">
            <text:p>9.8855</text:p>
          </table:table-cell>
        </table:table-row>
        <table:table-row table:style-name="ro1">
          <table:table-cell/>
          <table:table-cell office:value-type="string" calcext:value-type="string">
            <text:p>22_8_1</text:p>
          </table:table-cell>
          <table:table-cell office:value-type="float" office:value="0" calcext:value-type="float">
            <text:p>0</text:p>
          </table:table-cell>
          <table:table-cell office:value-type="float" office:value="24.532" calcext:value-type="float">
            <text:p>24.532</text:p>
          </table:table-cell>
          <table:table-cell office:value-type="float" office:value="0" calcext:value-type="float">
            <text:p>0</text:p>
          </table:table-cell>
          <table:table-cell office:value-type="float" office:value="15.124" calcext:value-type="float">
            <text:p>15.124</text:p>
          </table:table-cell>
          <table:table-cell table:formula="of:=[.C44]*60" office:value-type="float" office:value="0" calcext:value-type="float">
            <text:p>0</text:p>
          </table:table-cell>
          <table:table-cell table:formula="of:=[.E44]*60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20" calcext:value-type="float">
            <text:p>20</text:p>
          </table:table-cell>
          <table:table-cell table:formula="of:=([.D21]+[.F21]+[.G21]+[.H21])/2" office:value-type="float" office:value="3.1855" calcext:value-type="float">
            <text:p>3.1855</text:p>
          </table:table-cell>
          <table:table-cell table:formula="of:=([.D42]+[.F42]+[.G42]+[.H42])/2" office:value-type="float" office:value="5.2635" calcext:value-type="float">
            <text:p>5.2635</text:p>
          </table:table-cell>
          <table:table-cell table:formula="of:=([.D63]+[.F63]+[.G63]+[.H63])/2" office:value-type="float" office:value="9.1035" calcext:value-type="float">
            <text:p>9.1035</text:p>
          </table:table-cell>
          <table:table-cell table:formula="of:=([.D84]+[.F84]+[.G84]+[.H84])/2" office:value-type="float" office:value="18.9225" calcext:value-type="float">
            <text:p>18.9225</text:p>
          </table:table-cell>
        </table:table-row>
        <table:table-row table:style-name="ro1">
          <table:table-cell table:number-columns-repeated="11"/>
          <table:table-cell table:style-name="ce2" office:value-type="float" office:value="21" calcext:value-type="float">
            <text:p>21</text:p>
          </table:table-cell>
          <table:table-cell table:formula="of:=([.D22]+[.F22]+[.G22]+[.H22])/2" office:value-type="float" office:value="7.2905" calcext:value-type="float">
            <text:p>7.2905</text:p>
          </table:table-cell>
          <table:table-cell table:formula="of:=([.D43]+[.F43]+[.G43]+[.H43])/2" office:value-type="float" office:value="9.8115" calcext:value-type="float">
            <text:p>9.8115</text:p>
          </table:table-cell>
          <table:table-cell table:formula="of:=([.D64]+[.F64]+[.G64]+[.H64])/2" office:value-type="float" office:value="18.348" calcext:value-type="float">
            <text:p>18.348</text:p>
          </table:table-cell>
          <table:table-cell table:formula="of:=([.D85]+[.F85]+[.G85]+[.H85])/2" office:value-type="float" office:value="34.2035" calcext:value-type="float">
            <text:p>34.2035</text:p>
          </table:table-cell>
        </table:table-row>
        <table:table-row table:style-name="ro1">
          <table:table-cell table:number-columns-repeated="11"/>
          <table:table-cell table:style-name="ce2" office:value-type="float" office:value="22" calcext:value-type="float">
            <text:p>22</text:p>
          </table:table-cell>
          <table:table-cell table:formula="of:=([.D23]+[.F23]+[.G23]+[.H23])/2" office:value-type="float" office:value="15.221" calcext:value-type="float">
            <text:p>15.221</text:p>
          </table:table-cell>
          <table:table-cell table:formula="of:=([.D44]+[.F44]+[.G44]+[.H44])/2" office:value-type="float" office:value="19.828" calcext:value-type="float">
            <text:p>19.828</text:p>
          </table:table-cell>
          <table:table-cell table:formula="of:=([.D65]+[.F65]+[.G65]+[.H65])/2" office:value-type="float" office:value="46.1425" calcext:value-type="float">
            <text:p>46.1425</text:p>
          </table:table-cell>
          <table:table-cell table:formula="of:=([.D86]+[.F86]+[.G86]+[.H86])/2" office:value-type="float" office:value="71.579" calcext:value-type="float">
            <text:p>71.57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05_16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table:formula="of:=[.C48]*60" office:value-type="float" office:value="0" calcext:value-type="float">
            <text:p>0</text:p>
          </table:table-cell>
          <table:table-cell table:formula="of:=[.E48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6_16_1</text:p>
          </table:table-cell>
          <table:table-cell office:value-type="float" office:value="0" calcext:value-type="float">
            <text:p>0</text:p>
          </table:table-cell>
          <table:table-cell office:value-type="float" office:value="0.834" calcext:value-type="float">
            <text:p>0.834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table:formula="of:=[.C49]*60" office:value-type="float" office:value="0" calcext:value-type="float">
            <text:p>0</text:p>
          </table:table-cell>
          <table:table-cell table:formula="of:=[.E49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7_16_1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  <table:table-cell table:formula="of:=[.C50]*60" office:value-type="float" office:value="0" calcext:value-type="float">
            <text:p>0</text:p>
          </table:table-cell>
          <table:table-cell table:formula="of:=[.E50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8_16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  <table:table-cell table:formula="of:=[.C51]*60" office:value-type="float" office:value="0" calcext:value-type="float">
            <text:p>0</text:p>
          </table:table-cell>
          <table:table-cell table:formula="of:=[.E51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9_16_1</text:p>
          </table:table-cell>
          <table:table-cell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[.C52]*60" office:value-type="float" office:value="0" calcext:value-type="float">
            <text:p>0</text:p>
          </table:table-cell>
          <table:table-cell table:formula="of:=[.E52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_16_1</text:p>
          </table:table-cell>
          <table:table-cell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table:formula="of:=[.C53]*60" office:value-type="float" office:value="0" calcext:value-type="float">
            <text:p>0</text:p>
          </table:table-cell>
          <table:table-cell table:formula="of:=[.E53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1_16_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table:formula="of:=[.C54]*60" office:value-type="float" office:value="0" calcext:value-type="float">
            <text:p>0</text:p>
          </table:table-cell>
          <table:table-cell table:formula="of:=[.E54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_16_1</text:p>
          </table:table-cell>
          <table:table-cell office:value-type="float" office:value="0" calcext:value-type="float">
            <text:p>0</text:p>
          </table:table-cell>
          <table:table-cell office:value-type="float" office:value="0.909" calcext:value-type="float">
            <text:p>0.909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table:formula="of:=[.C55]*60" office:value-type="float" office:value="0" calcext:value-type="float">
            <text:p>0</text:p>
          </table:table-cell>
          <table:table-cell table:formula="of:=[.E55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3_16_1</text:p>
          </table:table-cell>
          <table:table-cell office:value-type="float" office:value="0" calcext:value-type="float">
            <text:p>0</text:p>
          </table:table-cell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float" office:value="0.854" calcext:value-type="float">
            <text:p>0.854</text:p>
          </table:table-cell>
          <table:table-cell table:formula="of:=[.C56]*60" office:value-type="float" office:value="0" calcext:value-type="float">
            <text:p>0</text:p>
          </table:table-cell>
          <table:table-cell table:formula="of:=[.E56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_16_1</text:p>
          </table:table-cell>
          <table:table-cell office:value-type="float" office:value="0" calcext:value-type="float">
            <text:p>0</text:p>
          </table:table-cell>
          <table:table-cell office:value-type="float" office:value="1.042" calcext:value-type="float">
            <text:p>1.042</text:p>
          </table:table-cell>
          <table:table-cell office:value-type="float" office:value="0" calcext:value-type="float">
            <text:p>0</text:p>
          </table:table-cell>
          <table:table-cell office:value-type="float" office:value="0.882" calcext:value-type="float">
            <text:p>0.882</text:p>
          </table:table-cell>
          <table:table-cell table:formula="of:=[.C57]*60" office:value-type="float" office:value="0" calcext:value-type="float">
            <text:p>0</text:p>
          </table:table-cell>
          <table:table-cell table:formula="of:=[.E57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5_16_1</text:p>
          </table:table-cell>
          <table:table-cell office:value-type="float" office:value="0" calcext:value-type="float">
            <text:p>0</text:p>
          </table:table-cell>
          <table:table-cell office:value-type="float" office:value="1.192" calcext:value-type="float">
            <text:p>1.192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table:formula="of:=[.C58]*60" office:value-type="float" office:value="0" calcext:value-type="float">
            <text:p>0</text:p>
          </table:table-cell>
          <table:table-cell table:formula="of:=[.E58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6_16_1</text:p>
          </table:table-cell>
          <table:table-cell office:value-type="float" office:value="0" calcext:value-type="float">
            <text:p>0</text:p>
          </table:table-cell>
          <table:table-cell office:value-type="float" office:value="1.542" calcext:value-type="float">
            <text:p>1.542</text:p>
          </table:table-cell>
          <table:table-cell office:value-type="float" office:value="0" calcext:value-type="float">
            <text:p>0</text:p>
          </table:table-cell>
          <table:table-cell office:value-type="float" office:value="1.207" calcext:value-type="float">
            <text:p>1.207</text:p>
          </table:table-cell>
          <table:table-cell table:formula="of:=[.C59]*60" office:value-type="float" office:value="0" calcext:value-type="float">
            <text:p>0</text:p>
          </table:table-cell>
          <table:table-cell table:formula="of:=[.E59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7_16_1</text:p>
          </table:table-cell>
          <table:table-cell office:value-type="float" office:value="0" calcext:value-type="float">
            <text:p>0</text:p>
          </table:table-cell>
          <table:table-cell office:value-type="float" office:value="2.308" calcext:value-type="float">
            <text:p>2.308</text:p>
          </table:table-cell>
          <table:table-cell office:value-type="float" office:value="0" calcext:value-type="float">
            <text:p>0</text:p>
          </table:table-cell>
          <table:table-cell office:value-type="float" office:value="1.623" calcext:value-type="float">
            <text:p>1.623</text:p>
          </table:table-cell>
          <table:table-cell table:formula="of:=[.C60]*60" office:value-type="float" office:value="0" calcext:value-type="float">
            <text:p>0</text:p>
          </table:table-cell>
          <table:table-cell table:formula="of:=[.E60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8_16_1</text:p>
          </table:table-cell>
          <table:table-cell office:value-type="float" office:value="0" calcext:value-type="float">
            <text:p>0</text:p>
          </table:table-cell>
          <table:table-cell office:value-type="float" office:value="3.266" calcext:value-type="float">
            <text:p>3.266</text:p>
          </table:table-cell>
          <table:table-cell office:value-type="float" office:value="0" calcext:value-type="float">
            <text:p>0</text:p>
          </table:table-cell>
          <table:table-cell office:value-type="float" office:value="2.231" calcext:value-type="float">
            <text:p>2.231</text:p>
          </table:table-cell>
          <table:table-cell table:formula="of:=[.C61]*60" office:value-type="float" office:value="0" calcext:value-type="float">
            <text:p>0</text:p>
          </table:table-cell>
          <table:table-cell table:formula="of:=[.E61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9_16_1</text:p>
          </table:table-cell>
          <table:table-cell office:value-type="float" office:value="0" calcext:value-type="float">
            <text:p>0</text:p>
          </table:table-cell>
          <table:table-cell office:value-type="float" office:value="6.756" calcext:value-type="float">
            <text:p>6.756</text:p>
          </table:table-cell>
          <table:table-cell office:value-type="float" office:value="0" calcext:value-type="float">
            <text:p>0</text:p>
          </table:table-cell>
          <table:table-cell office:value-type="float" office:value="4.338" calcext:value-type="float">
            <text:p>4.338</text:p>
          </table:table-cell>
          <table:table-cell table:formula="of:=[.C62]*60" office:value-type="float" office:value="0" calcext:value-type="float">
            <text:p>0</text:p>
          </table:table-cell>
          <table:table-cell table:formula="of:=[.E62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0_16_1</text:p>
          </table:table-cell>
          <table:table-cell office:value-type="float" office:value="0" calcext:value-type="float">
            <text:p>0</text:p>
          </table:table-cell>
          <table:table-cell office:value-type="float" office:value="10.854" calcext:value-type="float">
            <text:p>10.854</text:p>
          </table:table-cell>
          <table:table-cell office:value-type="float" office:value="0" calcext:value-type="float">
            <text:p>0</text:p>
          </table:table-cell>
          <table:table-cell office:value-type="float" office:value="7.353" calcext:value-type="float">
            <text:p>7.353</text:p>
          </table:table-cell>
          <table:table-cell table:formula="of:=[.C63]*60" office:value-type="float" office:value="0" calcext:value-type="float">
            <text:p>0</text:p>
          </table:table-cell>
          <table:table-cell table:formula="of:=[.E63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1_16_1</text:p>
          </table:table-cell>
          <table:table-cell office:value-type="float" office:value="0" calcext:value-type="float">
            <text:p>0</text:p>
          </table:table-cell>
          <table:table-cell office:value-type="float" office:value="22.315" calcext:value-type="float">
            <text:p>22.315</text:p>
          </table:table-cell>
          <table:table-cell office:value-type="float" office:value="0" calcext:value-type="float">
            <text:p>0</text:p>
          </table:table-cell>
          <table:table-cell office:value-type="float" office:value="14.381" calcext:value-type="float">
            <text:p>14.381</text:p>
          </table:table-cell>
          <table:table-cell table:formula="of:=[.C64]*60" office:value-type="float" office:value="0" calcext:value-type="float">
            <text:p>0</text:p>
          </table:table-cell>
          <table:table-cell table:formula="of:=[.E64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2_16_1</text:p>
          </table:table-cell>
          <table:table-cell office:value-type="float" office:value="0" calcext:value-type="float">
            <text:p>0</text:p>
          </table:table-cell>
          <table:table-cell office:value-type="float" office:value="56.714" calcext:value-type="float">
            <text:p>56.714</text:p>
          </table:table-cell>
          <table:table-cell office:value-type="float" office:value="0" calcext:value-type="float">
            <text:p>0</text:p>
          </table:table-cell>
          <table:table-cell office:value-type="float" office:value="35.571" calcext:value-type="float">
            <text:p>35.571</text:p>
          </table:table-cell>
          <table:table-cell table:formula="of:=[.C65]*60" office:value-type="float" office:value="0" calcext:value-type="float">
            <text:p>0</text:p>
          </table:table-cell>
          <table:table-cell table:formula="of:=[.E65]*60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05_32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table:formula="of:=[.C69]*60" office:value-type="float" office:value="0" calcext:value-type="float">
            <text:p>0</text:p>
          </table:table-cell>
          <table:table-cell table:formula="of:=[.E69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6_32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73" calcext:value-type="float">
            <text:p>0.773</text:p>
          </table:table-cell>
          <table:table-cell table:formula="of:=[.C70]*60" office:value-type="float" office:value="0" calcext:value-type="float">
            <text:p>0</text:p>
          </table:table-cell>
          <table:table-cell table:formula="of:=[.E70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7_32_1</text:p>
          </table:table-cell>
          <table:table-cell office:value-type="float" office:value="0" calcext:value-type="float">
            <text:p>0</text:p>
          </table:table-cell>
          <table:table-cell office:value-type="float" office:value="0.842" calcext:value-type="float">
            <text:p>0.842</text:p>
          </table:table-cell>
          <table:table-cell office:value-type="float" office:value="0" calcext:value-type="float">
            <text:p>0</text:p>
          </table:table-cell>
          <table:table-cell office:value-type="float" office:value="0.773" calcext:value-type="float">
            <text:p>0.773</text:p>
          </table:table-cell>
          <table:table-cell table:formula="of:=[.C71]*60" office:value-type="float" office:value="0" calcext:value-type="float">
            <text:p>0</text:p>
          </table:table-cell>
          <table:table-cell table:formula="of:=[.E71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8_32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  <table:table-cell table:formula="of:=[.C72]*60" office:value-type="float" office:value="0" calcext:value-type="float">
            <text:p>0</text:p>
          </table:table-cell>
          <table:table-cell table:formula="of:=[.E72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9_32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[.C73]*60" office:value-type="float" office:value="0" calcext:value-type="float">
            <text:p>0</text:p>
          </table:table-cell>
          <table:table-cell table:formula="of:=[.E73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_32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807" calcext:value-type="float">
            <text:p>0.807</text:p>
          </table:table-cell>
          <table:table-cell table:formula="of:=[.C74]*60" office:value-type="float" office:value="0" calcext:value-type="float">
            <text:p>0</text:p>
          </table:table-cell>
          <table:table-cell table:formula="of:=[.E74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1_32_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[.C75]*60" office:value-type="float" office:value="0" calcext:value-type="float">
            <text:p>0</text:p>
          </table:table-cell>
          <table:table-cell table:formula="of:=[.E75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_32_1</text:p>
          </table:table-cell>
          <table:table-cell office:value-type="float" office:value="0" calcext:value-type="float">
            <text:p>0</text:p>
          </table:table-cell>
          <table:table-cell office:value-type="float" office:value="0.934" calcext:value-type="float">
            <text:p>0.934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formula="of:=[.C76]*60" office:value-type="float" office:value="0" calcext:value-type="float">
            <text:p>0</text:p>
          </table:table-cell>
          <table:table-cell table:formula="of:=[.E76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3_32_1</text:p>
          </table:table-cell>
          <table:table-cell office:value-type="float" office:value="0" calcext:value-type="float">
            <text:p>0</text:p>
          </table:table-cell>
          <table:table-cell office:value-type="float" office:value="1.017" calcext:value-type="float">
            <text:p>1.017</text:p>
          </table:table-cell>
          <table:table-cell office:value-type="float" office:value="0" calcext:value-type="float">
            <text:p>0</text:p>
          </table:table-cell>
          <table:table-cell office:value-type="float" office:value="0.873" calcext:value-type="float">
            <text:p>0.873</text:p>
          </table:table-cell>
          <table:table-cell table:formula="of:=[.C77]*60" office:value-type="float" office:value="0" calcext:value-type="float">
            <text:p>0</text:p>
          </table:table-cell>
          <table:table-cell table:formula="of:=[.E77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_32_1</text:p>
          </table:table-cell>
          <table:table-cell office:value-type="float" office:value="0" calcext:value-type="float">
            <text:p>0</text:p>
          </table:table-cell>
          <table:table-cell office:value-type="float" office:value="1.175" calcext:value-type="float">
            <text:p>1.175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.965</text:p>
          </table:table-cell>
          <table:table-cell table:formula="of:=[.C78]*60" office:value-type="float" office:value="0" calcext:value-type="float">
            <text:p>0</text:p>
          </table:table-cell>
          <table:table-cell table:formula="of:=[.E78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5_32_1</text:p>
          </table:table-cell>
          <table:table-cell office:value-type="float" office:value="0" calcext:value-type="float">
            <text:p>0</text:p>
          </table:table-cell>
          <table:table-cell office:value-type="float" office:value="1.492" calcext:value-type="float">
            <text:p>1.492</text:p>
          </table:table-cell>
          <table:table-cell office:value-type="float" office:value="0" calcext:value-type="float">
            <text:p>0</text:p>
          </table:table-cell>
          <table:table-cell office:value-type="float" office:value="1.173" calcext:value-type="float">
            <text:p>1.173</text:p>
          </table:table-cell>
          <table:table-cell table:formula="of:=[.C79]*60" office:value-type="float" office:value="0" calcext:value-type="float">
            <text:p>0</text:p>
          </table:table-cell>
          <table:table-cell table:formula="of:=[.E79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6_32_1</text:p>
          </table:table-cell>
          <table:table-cell office:value-type="float" office:value="0" calcext:value-type="float">
            <text:p>0</text:p>
          </table:table-cell>
          <table:table-cell office:value-type="float" office:value="2.125" calcext:value-type="float">
            <text:p>2.125</text:p>
          </table:table-cell>
          <table:table-cell office:value-type="float" office:value="0" calcext:value-type="float">
            <text:p>0</text:p>
          </table:table-cell>
          <table:table-cell office:value-type="float" office:value="1.523" calcext:value-type="float">
            <text:p>1.523</text:p>
          </table:table-cell>
          <table:table-cell table:formula="of:=[.C80]*60" office:value-type="float" office:value="0" calcext:value-type="float">
            <text:p>0</text:p>
          </table:table-cell>
          <table:table-cell table:formula="of:=[.E80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7_32_1</text:p>
          </table:table-cell>
          <table:table-cell office:value-type="float" office:value="0" calcext:value-type="float">
            <text:p>0</text:p>
          </table:table-cell>
          <table:table-cell office:value-type="float" office:value="3.499" calcext:value-type="float">
            <text:p>3.499</text:p>
          </table:table-cell>
          <table:table-cell office:value-type="float" office:value="0" calcext:value-type="float">
            <text:p>0</text:p>
          </table:table-cell>
          <table:table-cell office:value-type="float" office:value="2.347" calcext:value-type="float">
            <text:p>2.347</text:p>
          </table:table-cell>
          <table:table-cell table:formula="of:=[.C81]*60" office:value-type="float" office:value="0" calcext:value-type="float">
            <text:p>0</text:p>
          </table:table-cell>
          <table:table-cell table:formula="of:=[.E81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8_32_1</text:p>
          </table:table-cell>
          <table:table-cell office:value-type="float" office:value="0" calcext:value-type="float">
            <text:p>0</text:p>
          </table:table-cell>
          <table:table-cell office:value-type="float" office:value="6.239" calcext:value-type="float">
            <text:p>6.239</text:p>
          </table:table-cell>
          <table:table-cell office:value-type="float" office:value="0" calcext:value-type="float">
            <text:p>0</text:p>
          </table:table-cell>
          <table:table-cell office:value-type="float" office:value="4.111" calcext:value-type="float">
            <text:p>4.111</text:p>
          </table:table-cell>
          <table:table-cell table:formula="of:=[.C82]*60" office:value-type="float" office:value="0" calcext:value-type="float">
            <text:p>0</text:p>
          </table:table-cell>
          <table:table-cell table:formula="of:=[.E82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9_32_1</text:p>
          </table:table-cell>
          <table:table-cell office:value-type="float" office:value="0" calcext:value-type="float">
            <text:p>0</text:p>
          </table:table-cell>
          <table:table-cell office:value-type="float" office:value="12.386" calcext:value-type="float">
            <text:p>12.386</text:p>
          </table:table-cell>
          <table:table-cell office:value-type="float" office:value="0" calcext:value-type="float">
            <text:p>0</text:p>
          </table:table-cell>
          <table:table-cell office:value-type="float" office:value="7.385" calcext:value-type="float">
            <text:p>7.385</text:p>
          </table:table-cell>
          <table:table-cell table:formula="of:=[.C83]*60" office:value-type="float" office:value="0" calcext:value-type="float">
            <text:p>0</text:p>
          </table:table-cell>
          <table:table-cell table:formula="of:=[.E83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0_32_1</text:p>
          </table:table-cell>
          <table:table-cell office:value-type="float" office:value="0" calcext:value-type="float">
            <text:p>0</text:p>
          </table:table-cell>
          <table:table-cell office:value-type="float" office:value="23.031" calcext:value-type="float">
            <text:p>23.031</text:p>
          </table:table-cell>
          <table:table-cell office:value-type="float" office:value="0" calcext:value-type="float">
            <text:p>0</text:p>
          </table:table-cell>
          <table:table-cell office:value-type="float" office:value="14.814" calcext:value-type="float">
            <text:p>14.814</text:p>
          </table:table-cell>
          <table:table-cell table:formula="of:=[.C84]*60" office:value-type="float" office:value="0" calcext:value-type="float">
            <text:p>0</text:p>
          </table:table-cell>
          <table:table-cell table:formula="of:=[.E84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1_32_1</text:p>
          </table:table-cell>
          <table:table-cell office:value-type="float" office:value="0" calcext:value-type="float">
            <text:p>0</text:p>
          </table:table-cell>
          <table:table-cell office:value-type="float" office:value="40.581" calcext:value-type="float">
            <text:p>40.581</text:p>
          </table:table-cell>
          <table:table-cell office:value-type="float" office:value="0" calcext:value-type="float">
            <text:p>0</text:p>
          </table:table-cell>
          <table:table-cell office:value-type="float" office:value="27.826" calcext:value-type="float">
            <text:p>27.826</text:p>
          </table:table-cell>
          <table:table-cell table:formula="of:=[.C85]*60" office:value-type="float" office:value="0" calcext:value-type="float">
            <text:p>0</text:p>
          </table:table-cell>
          <table:table-cell table:formula="of:=[.E85]*6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2_32_1</text:p>
          </table:table-cell>
          <table:table-cell office:value-type="float" office:value="1" calcext:value-type="float">
            <text:p>1</text:p>
          </table:table-cell>
          <table:table-cell office:value-type="float" office:value="26.275" calcext:value-type="float">
            <text:p>26.275</text:p>
          </table:table-cell>
          <table:table-cell office:value-type="float" office:value="0" calcext:value-type="float">
            <text:p>0</text:p>
          </table:table-cell>
          <table:table-cell office:value-type="float" office:value="56.883" calcext:value-type="float">
            <text:p>56.883</text:p>
          </table:table-cell>
          <table:table-cell table:formula="of:=[.C86]*60" office:value-type="float" office:value="60" calcext:value-type="float">
            <text:p>60</text:p>
          </table:table-cell>
          <table:table-cell table:formula="of:=[.E86]*60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104848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/00/0000</text:date>, <text:time style:data-style-name="N2" text:time-value="0000-00-00T16:52:32.438781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peranza Medina</meta:initial-creator>
    <meta:creation-date>2015-10-12T14:48:21.564373525</meta:creation-date>
    <dc:date>2015-10-18T17:09:22.516889683</dc:date>
    <dc:creator>Esperanza Medina</dc:creator>
    <meta:editing-duration>PT32M35S</meta:editing-duration>
    <meta:editing-cycles>8</meta:editing-cycles>
    <meta:generator>LibreOffice/4.1.6.2$Linux_X86_64 LibreOffice_project/410m0$Build-2</meta:generator>
    <meta:document-statistic meta:table-count="4" meta:cell-count="136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07cm" svg:height="9cm" xlink:href=".." xlink:type="simple" chart:class="chart:line" chart:style-name="ch1">
        <chart:title svg:x="5.339cm" svg:y="0.315cm" chart:style-name="ch2">
          <text:p>Basic Block vs Vertices </text:p>
        </chart:title>
        <chart:legend chart:legend-position="end" svg:x="13.734cm" svg:y="3.424cm" style:legend-expansion="high" chart:style-name="ch3"/>
        <chart:plot-area chart:style-name="ch4" table:cell-range-address="BB.A5:BB.E23" chart:data-source-has-labels="both" svg:x="1.318cm" svg:y="1.64cm" svg:width="11.788cm" svg:height="6.206cm">
          <chartooo:coordinate-region svg:x="3.698cm" svg:y="1.847cm" svg:width="9.213cm" svg:height="5.337cm"/>
          <chart:axis chart:dimension="x" chart:name="primary-x" chart:style-name="ch5" chartooo:axis-type="auto">
            <chartooo:date-scale/>
            <chart:title svg:x="5.812cm" svg:y="8.027cm" chart:style-name="ch6">
              <text:p># of Graph Vertices</text:p>
            </chart:title>
            <chart:categories table:cell-range-address="BB.A6:BB.A23"/>
            <chart:grid chart:style-name="ch7" chart:class="major"/>
          </chart:axis>
          <chart:axis chart:dimension="y" chart:name="primary-y" chart:style-name="ch5">
            <chart:title svg:x="0.451cm" svg:y="6.748cm" chart:style-name="ch8">
              <text:p># of Executed Basic Blocks</text:p>
            </chart:title>
            <chart:grid chart:style-name="ch7" chart:class="major"/>
          </chart:axis>
          <chart:series chart:style-name="ch9" chart:values-cell-range-address="BB.B6:BB.B23" chart:label-cell-address="BB.B5:BB.B5" chart:class="chart:line">
            <chart:data-point chart:repeated="18"/>
          </chart:series>
          <chart:series chart:style-name="ch10" chart:values-cell-range-address="BB.C6:BB.C23" chart:label-cell-address="BB.C5:BB.C5" chart:class="chart:line">
            <chart:data-point chart:repeated="18"/>
          </chart:series>
          <chart:series chart:style-name="ch11" chart:values-cell-range-address="BB.D6:BB.D23" chart:label-cell-address="BB.D5:BB.D5" chart:class="chart:line">
            <chart:data-point chart:repeated="18"/>
          </chart:series>
          <chart:series chart:style-name="ch12" chart:values-cell-range-address="BB.E6:BB.E23" chart:label-cell-address="BB.E5:BB.E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BB.B5:BB.B5</svg:desc>
                </draw:g>
              </table:table-cell>
              <table:table-cell office:value-type="string">
                <text:p>E8</text:p>
                <draw:g>
                  <svg:desc>BB.C5:BB.C5</svg:desc>
                </draw:g>
              </table:table-cell>
              <table:table-cell office:value-type="string">
                <text:p>E16</text:p>
                <draw:g>
                  <svg:desc>BB.D5:BB.D5</svg:desc>
                </draw:g>
              </table:table-cell>
              <table:table-cell office:value-type="string">
                <text:p>E32</text:p>
                <draw:g>
                  <svg:desc>BB.E5:BB.E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BB.A6:BB.A23</svg:desc>
                </draw:g>
              </table:table-cell>
              <table:table-cell office:value-type="float" office:value="1453478">
                <text:p>1453478</text:p>
                <draw:g>
                  <svg:desc>BB.B6:BB.B23</svg:desc>
                </draw:g>
              </table:table-cell>
              <table:table-cell office:value-type="float" office:value="1822866">
                <text:p>1822866</text:p>
                <draw:g>
                  <svg:desc>BB.C6:BB.C23</svg:desc>
                </draw:g>
              </table:table-cell>
              <table:table-cell office:value-type="float" office:value="1648095">
                <text:p>1648095</text:p>
                <draw:g>
                  <svg:desc>BB.D6:BB.D23</svg:desc>
                </draw:g>
              </table:table-cell>
              <table:table-cell office:value-type="float" office:value="1643648">
                <text:p>1643648</text:p>
                <draw:g>
                  <svg:desc>BB.E6:BB.E2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85916">
                <text:p>2085916</text:p>
              </table:table-cell>
              <table:table-cell office:value-type="float" office:value="1720139">
                <text:p>1720139</text:p>
              </table:table-cell>
              <table:table-cell office:value-type="float" office:value="2057172">
                <text:p>2057172</text:p>
              </table:table-cell>
              <table:table-cell office:value-type="float" office:value="1452876">
                <text:p>145287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5875">
                <text:p>1425875</text:p>
              </table:table-cell>
              <table:table-cell office:value-type="float" office:value="1528388">
                <text:p>1528388</text:p>
              </table:table-cell>
              <table:table-cell office:value-type="float" office:value="1529967">
                <text:p>1529967</text:p>
              </table:table-cell>
              <table:table-cell office:value-type="float" office:value="1771428">
                <text:p>17714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14722">
                <text:p>1614722</text:p>
              </table:table-cell>
              <table:table-cell office:value-type="float" office:value="1525257">
                <text:p>1525257</text:p>
              </table:table-cell>
              <table:table-cell office:value-type="float" office:value="1693524">
                <text:p>1693524</text:p>
              </table:table-cell>
              <table:table-cell office:value-type="float" office:value="1987946">
                <text:p>198794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819393">
                <text:p>1819393</text:p>
              </table:table-cell>
              <table:table-cell office:value-type="float" office:value="1904806">
                <text:p>1904806</text:p>
              </table:table-cell>
              <table:table-cell office:value-type="float" office:value="1994228">
                <text:p>1994228</text:p>
              </table:table-cell>
              <table:table-cell office:value-type="float" office:value="3681147">
                <text:p>36811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82733">
                <text:p>2382733</text:p>
              </table:table-cell>
              <table:table-cell office:value-type="float" office:value="3385030">
                <text:p>3385030</text:p>
              </table:table-cell>
              <table:table-cell office:value-type="float" office:value="2905532">
                <text:p>2905532</text:p>
              </table:table-cell>
              <table:table-cell office:value-type="float" office:value="3836738">
                <text:p>383673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897566">
                <text:p>3897566</text:p>
              </table:table-cell>
              <table:table-cell office:value-type="float" office:value="3348655">
                <text:p>3348655</text:p>
              </table:table-cell>
              <table:table-cell office:value-type="float" office:value="4578467">
                <text:p>4578467</text:p>
              </table:table-cell>
              <table:table-cell office:value-type="float" office:value="7522008">
                <text:p>752200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328181">
                <text:p>4328181</text:p>
              </table:table-cell>
              <table:table-cell office:value-type="float" office:value="5045212">
                <text:p>5045212</text:p>
              </table:table-cell>
              <table:table-cell office:value-type="float" office:value="8156919">
                <text:p>8156919</text:p>
              </table:table-cell>
              <table:table-cell office:value-type="float" office:value="13908330">
                <text:p>1390833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676390">
                <text:p>6676390</text:p>
              </table:table-cell>
              <table:table-cell office:value-type="float" office:value="10059026">
                <text:p>10059026</text:p>
              </table:table-cell>
              <table:table-cell office:value-type="float" office:value="16499294">
                <text:p>16499294</text:p>
              </table:table-cell>
              <table:table-cell office:value-type="float" office:value="27368204">
                <text:p>2736820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030904">
                <text:p>12030904</text:p>
              </table:table-cell>
              <table:table-cell office:value-type="float" office:value="18924239">
                <text:p>18924239</text:p>
              </table:table-cell>
              <table:table-cell office:value-type="float" office:value="28589934">
                <text:p>28589934</text:p>
              </table:table-cell>
              <table:table-cell office:value-type="float" office:value="57631217">
                <text:p>5763121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2844325">
                <text:p>22844325</text:p>
              </table:table-cell>
              <table:table-cell office:value-type="float" office:value="37489336">
                <text:p>37489336</text:p>
              </table:table-cell>
              <table:table-cell office:value-type="float" office:value="65067688">
                <text:p>65067688</text:p>
              </table:table-cell>
              <table:table-cell office:value-type="float" office:value="118857759">
                <text:p>1188577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151437">
                <text:p>35151437</text:p>
              </table:table-cell>
              <table:table-cell office:value-type="float" office:value="63950597">
                <text:p>63950597</text:p>
              </table:table-cell>
              <table:table-cell office:value-type="float" office:value="132930737">
                <text:p>132930737</text:p>
              </table:table-cell>
              <table:table-cell office:value-type="float" office:value="249193620">
                <text:p>24919362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0378219">
                <text:p>70378219</text:p>
              </table:table-cell>
              <table:table-cell office:value-type="float" office:value="151915538">
                <text:p>151915538</text:p>
              </table:table-cell>
              <table:table-cell office:value-type="float" office:value="275931642">
                <text:p>275931642</text:p>
              </table:table-cell>
              <table:table-cell office:value-type="float" office:value="519716702">
                <text:p>5197167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2766792">
                <text:p>172766792</text:p>
              </table:table-cell>
              <table:table-cell office:value-type="float" office:value="308711760">
                <text:p>308711760</text:p>
              </table:table-cell>
              <table:table-cell office:value-type="float" office:value="497196012">
                <text:p>497196012</text:p>
              </table:table-cell>
              <table:table-cell office:value-type="float" office:value="1071228308">
                <text:p>107122830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38079457">
                <text:p>338079457</text:p>
              </table:table-cell>
              <table:table-cell office:value-type="float" office:value="529794274">
                <text:p>529794274</text:p>
              </table:table-cell>
              <table:table-cell office:value-type="float" office:value="1133409584">
                <text:p>1133409584</text:p>
              </table:table-cell>
              <table:table-cell office:value-type="float" office:value="2174023167">
                <text:p>21740231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67446775">
                <text:p>567446775</text:p>
              </table:table-cell>
              <table:table-cell office:value-type="float" office:value="1070927173">
                <text:p>1070927173</text:p>
              </table:table-cell>
              <table:table-cell office:value-type="float" office:value="2071459383">
                <text:p>2071459383</text:p>
              </table:table-cell>
              <table:table-cell office:value-type="float" office:value="4405415762">
                <text:p>44054157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69864776">
                <text:p>1369864776</text:p>
              </table:table-cell>
              <table:table-cell office:value-type="float" office:value="2169051139">
                <text:p>2169051139</text:p>
              </table:table-cell>
              <table:table-cell office:value-type="float" office:value="4214223110">
                <text:p>4214223110</text:p>
              </table:table-cell>
              <table:table-cell office:value-type="float" office:value="8253939031">
                <text:p>825393903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821045902">
                <text:p>2821045902</text:p>
              </table:table-cell>
              <table:table-cell office:value-type="float" office:value="4400199429">
                <text:p>4400199429</text:p>
              </table:table-cell>
              <table:table-cell office:value-type="float" office:value="9691692520">
                <text:p>9691692520</text:p>
              </table:table-cell>
              <table:table-cell office:value-type="float" office:value="16846059689">
                <text:p>168460596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81cm" svg:height="9.095cm" xlink:href=".." xlink:type="simple" chart:class="chart:line" chart:style-name="ch1">
        <chart:title svg:x="3.221cm" svg:y="0.316cm" chart:style-name="ch2">
          <text:p>Read Memory Instructions vs Graph Vertices</text:p>
        </chart:title>
        <chart:legend chart:legend-position="end" svg:x="13.708cm" svg:y="3.471cm" style:legend-expansion="high" chart:style-name="ch3"/>
        <chart:plot-area chart:style-name="ch4" table:cell-range-address="Instructions.A5:Instructions.E23" chart:data-source-has-labels="both" svg:x="1.317cm" svg:y="1.644cm" svg:width="11.765cm" svg:height="6.296cm">
          <chartooo:coordinate-region svg:x="3.697cm" svg:y="1.851cm" svg:width="9.19cm" svg:height="5.427cm"/>
          <chart:axis chart:dimension="x" chart:name="primary-x" chart:style-name="ch5" chartooo:axis-type="auto">
            <chartooo:date-scale/>
            <chart:title svg:x="5.799cm" svg:y="8.122cm" chart:style-name="ch6">
              <text:p># of Graph Vertices</text:p>
            </chart:title>
            <chart:categories table:cell-range-address="Instructions.A6:Instructions.A23"/>
            <chart:grid chart:style-name="ch7" chart:class="major"/>
          </chart:axis>
          <chart:axis chart:dimension="y" chart:name="primary-y" chart:style-name="ch5">
            <chart:title svg:x="0.451cm" svg:y="7.063cm" chart:style-name="ch8">
              <text:p>Read Memory Instruction Count</text:p>
            </chart:title>
            <chart:grid chart:style-name="ch7" chart:class="major"/>
          </chart:axis>
          <chart:series chart:style-name="ch9" chart:values-cell-range-address="Instructions.B6:Instructions.B23" chart:label-cell-address="Instructions.B5:Instructions.B5" chart:class="chart:line">
            <chart:data-point chart:repeated="18"/>
          </chart:series>
          <chart:series chart:style-name="ch10" chart:values-cell-range-address="Instructions.C6:Instructions.C23" chart:label-cell-address="Instructions.C5:Instructions.C5" chart:class="chart:line">
            <chart:data-point chart:repeated="18"/>
          </chart:series>
          <chart:series chart:style-name="ch11" chart:values-cell-range-address="Instructions.D6:Instructions.D23" chart:label-cell-address="Instructions.D5:Instructions.D5" chart:class="chart:line">
            <chart:data-point chart:repeated="18"/>
          </chart:series>
          <chart:series chart:style-name="ch12" chart:values-cell-range-address="Instructions.E6:Instructions.E23" chart:label-cell-address="Instructions.E5:Instructions.E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B5:Instructions.B5</svg:desc>
                </draw:g>
              </table:table-cell>
              <table:table-cell office:value-type="string">
                <text:p>E8</text:p>
                <draw:g>
                  <svg:desc>Instructions.C5:Instructions.C5</svg:desc>
                </draw:g>
              </table:table-cell>
              <table:table-cell office:value-type="string">
                <text:p>E16</text:p>
                <draw:g>
                  <svg:desc>Instructions.D5:Instructions.D5</svg:desc>
                </draw:g>
              </table:table-cell>
              <table:table-cell office:value-type="string">
                <text:p>E32</text:p>
                <draw:g>
                  <svg:desc>Instructions.E5:Instructions.E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A6:Instructions.A23</svg:desc>
                </draw:g>
              </table:table-cell>
              <table:table-cell office:value-type="float" office:value="1203609">
                <text:p>1203609</text:p>
                <draw:g>
                  <svg:desc>Instructions.B6:Instructions.B23</svg:desc>
                </draw:g>
              </table:table-cell>
              <table:table-cell office:value-type="float" office:value="1316416">
                <text:p>1316416</text:p>
                <draw:g>
                  <svg:desc>Instructions.C6:Instructions.C23</svg:desc>
                </draw:g>
              </table:table-cell>
              <table:table-cell office:value-type="float" office:value="1075580">
                <text:p>1075580</text:p>
                <draw:g>
                  <svg:desc>Instructions.D6:Instructions.D23</svg:desc>
                </draw:g>
              </table:table-cell>
              <table:table-cell office:value-type="float" office:value="1039871">
                <text:p>1039871</text:p>
                <draw:g>
                  <svg:desc>Instructions.E6:Instructions.E2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87009">
                <text:p>1087009</text:p>
              </table:table-cell>
              <table:table-cell office:value-type="float" office:value="1248968">
                <text:p>1248968</text:p>
              </table:table-cell>
              <table:table-cell office:value-type="float" office:value="1557358">
                <text:p>1557358</text:p>
              </table:table-cell>
              <table:table-cell office:value-type="float" office:value="1181456">
                <text:p>118145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01903">
                <text:p>1201903</text:p>
              </table:table-cell>
              <table:table-cell office:value-type="float" office:value="1156895">
                <text:p>1156895</text:p>
              </table:table-cell>
              <table:table-cell office:value-type="float" office:value="1534838">
                <text:p>1534838</text:p>
              </table:table-cell>
              <table:table-cell office:value-type="float" office:value="1560380">
                <text:p>156038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19438">
                <text:p>1519438</text:p>
              </table:table-cell>
              <table:table-cell office:value-type="float" office:value="1563027">
                <text:p>1563027</text:p>
              </table:table-cell>
              <table:table-cell office:value-type="float" office:value="1560425">
                <text:p>1560425</text:p>
              </table:table-cell>
              <table:table-cell office:value-type="float" office:value="1869724">
                <text:p>18697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847183">
                <text:p>1847183</text:p>
              </table:table-cell>
              <table:table-cell office:value-type="float" office:value="2197727">
                <text:p>2197727</text:p>
              </table:table-cell>
              <table:table-cell office:value-type="float" office:value="2569924">
                <text:p>2569924</text:p>
              </table:table-cell>
              <table:table-cell office:value-type="float" office:value="3130128">
                <text:p>31301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02366">
                <text:p>2102366</text:p>
              </table:table-cell>
              <table:table-cell office:value-type="float" office:value="2726635">
                <text:p>2726635</text:p>
              </table:table-cell>
              <table:table-cell office:value-type="float" office:value="3905613">
                <text:p>3905613</text:p>
              </table:table-cell>
              <table:table-cell office:value-type="float" office:value="5735456">
                <text:p>573545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376251">
                <text:p>3376251</text:p>
              </table:table-cell>
              <table:table-cell office:value-type="float" office:value="4646566">
                <text:p>4646566</text:p>
              </table:table-cell>
              <table:table-cell office:value-type="float" office:value="7145701">
                <text:p>7145701</text:p>
              </table:table-cell>
              <table:table-cell office:value-type="float" office:value="11904472">
                <text:p>1190447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347643">
                <text:p>5347643</text:p>
              </table:table-cell>
              <table:table-cell office:value-type="float" office:value="6581729">
                <text:p>6581729</text:p>
              </table:table-cell>
              <table:table-cell office:value-type="float" office:value="14710196">
                <text:p>14710196</text:p>
              </table:table-cell>
              <table:table-cell office:value-type="float" office:value="25523265">
                <text:p>255232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221188">
                <text:p>10221188</text:p>
              </table:table-cell>
              <table:table-cell office:value-type="float" office:value="16687034">
                <text:p>16687034</text:p>
              </table:table-cell>
              <table:table-cell office:value-type="float" office:value="28817282">
                <text:p>28817282</text:p>
              </table:table-cell>
              <table:table-cell office:value-type="float" office:value="49640991">
                <text:p>4964099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0452777">
                <text:p>20452777</text:p>
              </table:table-cell>
              <table:table-cell office:value-type="float" office:value="34909677">
                <text:p>34909677</text:p>
              </table:table-cell>
              <table:table-cell office:value-type="float" office:value="44433652">
                <text:p>44433652</text:p>
              </table:table-cell>
              <table:table-cell office:value-type="float" office:value="109135090">
                <text:p>10913509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1990141">
                <text:p>41990141</text:p>
              </table:table-cell>
              <table:table-cell office:value-type="float" office:value="66926568">
                <text:p>66926568</text:p>
              </table:table-cell>
              <table:table-cell office:value-type="float" office:value="120261110">
                <text:p>120261110</text:p>
              </table:table-cell>
              <table:table-cell office:value-type="float" office:value="222193023">
                <text:p>22219302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5430168">
                <text:p>55430168</text:p>
              </table:table-cell>
              <table:table-cell office:value-type="float" office:value="101054495">
                <text:p>101054495</text:p>
              </table:table-cell>
              <table:table-cell office:value-type="float" office:value="247297374">
                <text:p>247297374</text:p>
              </table:table-cell>
              <table:table-cell office:value-type="float" office:value="466208364">
                <text:p>46620836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2323962">
                <text:p>112323962</text:p>
              </table:table-cell>
              <table:table-cell office:value-type="float" office:value="290628363">
                <text:p>290628363</text:p>
              </table:table-cell>
              <table:table-cell office:value-type="float" office:value="523372230">
                <text:p>523372230</text:p>
              </table:table-cell>
              <table:table-cell office:value-type="float" office:value="998088547">
                <text:p>99808854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34425808">
                <text:p>334425808</text:p>
              </table:table-cell>
              <table:table-cell office:value-type="float" office:value="595614670">
                <text:p>595614670</text:p>
              </table:table-cell>
              <table:table-cell office:value-type="float" office:value="805334316">
                <text:p>805334316</text:p>
              </table:table-cell>
              <table:table-cell office:value-type="float" office:value="2048967180">
                <text:p>204896718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41999225">
                <text:p>641999225</text:p>
              </table:table-cell>
              <table:table-cell office:value-type="float" office:value="855860519">
                <text:p>855860519</text:p>
              </table:table-cell>
              <table:table-cell office:value-type="float" office:value="2109042773">
                <text:p>2109042773</text:p>
              </table:table-cell>
              <table:table-cell office:value-type="float" office:value="4069158673">
                <text:p>40691586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18922166">
                <text:p>918922166</text:p>
              </table:table-cell>
              <table:table-cell office:value-type="float" office:value="1736539001">
                <text:p>1736539001</text:p>
              </table:table-cell>
              <table:table-cell office:value-type="float" office:value="3371038531">
                <text:p>3371038531</text:p>
              </table:table-cell>
              <table:table-cell office:value-type="float" office:value="8124372774">
                <text:p>812437277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608646736">
                <text:p>2608646736</text:p>
              </table:table-cell>
              <table:table-cell office:value-type="float" office:value="3523689498">
                <text:p>3523689498</text:p>
              </table:table-cell>
              <table:table-cell office:value-type="float" office:value="6867409209">
                <text:p>6867409209</text:p>
              </table:table-cell>
              <table:table-cell office:value-type="float" office:value="13518019809">
                <text:p>1351801980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499620373">
                <text:p>5499620373</text:p>
              </table:table-cell>
              <table:table-cell office:value-type="float" office:value="7161854845">
                <text:p>7161854845</text:p>
              </table:table-cell>
              <table:table-cell office:value-type="float" office:value="18385511680">
                <text:p>18385511680</text:p>
              </table:table-cell>
              <table:table-cell office:value-type="float" office:value="27630009899">
                <text:p>27630009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58cm" svg:height="9cm" xlink:href=".." xlink:type="simple" chart:class="chart:line" chart:style-name="ch1">
        <chart:title svg:x="3.184cm" svg:y="0.315cm" chart:style-name="ch2">
          <text:p>Write Memory Instructions vs Graph Vertices</text:p>
        </chart:title>
        <chart:legend chart:legend-position="end" svg:x="13.585cm" svg:y="3.424cm" style:legend-expansion="high" chart:style-name="ch3"/>
        <chart:plot-area chart:style-name="ch4" table:cell-range-address="Instructions.A30:Instructions.E48" chart:data-source-has-labels="both" svg:x="1.315cm" svg:y="1.64cm" svg:width="11.648cm" svg:height="6.206cm">
          <chartooo:coordinate-region svg:x="3.695cm" svg:y="1.847cm" svg:width="9.073cm" svg:height="5.337cm"/>
          <chart:axis chart:dimension="x" chart:name="primary-x" chart:style-name="ch5" chartooo:axis-type="auto">
            <chartooo:date-scale/>
            <chart:title svg:x="5.739cm" svg:y="8.027cm" chart:style-name="ch6">
              <text:p># of Graph Vertices</text:p>
            </chart:title>
            <chart:categories table:cell-range-address="Instructions.A31:Instructions.A48"/>
            <chart:grid chart:style-name="ch7" chart:class="major"/>
          </chart:axis>
          <chart:axis chart:dimension="y" chart:name="primary-y" chart:style-name="ch5">
            <chart:title svg:x="0.451cm" svg:y="7.014cm" chart:style-name="ch8">
              <text:p>Write Memory Instruction Count</text:p>
            </chart:title>
            <chart:grid chart:style-name="ch7" chart:class="major"/>
            <chart:grid chart:style-name="ch7" chart:class="minor"/>
          </chart:axis>
          <chart:series chart:style-name="ch9" chart:values-cell-range-address="Instructions.B31:Instructions.B48" chart:label-cell-address="Instructions.B30:Instructions.B30" chart:class="chart:line">
            <chart:data-point chart:repeated="18"/>
          </chart:series>
          <chart:series chart:style-name="ch10" chart:values-cell-range-address="Instructions.C31:Instructions.C48" chart:label-cell-address="Instructions.C30:Instructions.C30" chart:class="chart:line">
            <chart:data-point chart:repeated="18"/>
          </chart:series>
          <chart:series chart:style-name="ch11" chart:values-cell-range-address="Instructions.D31:Instructions.D48" chart:label-cell-address="Instructions.D30:Instructions.D30" chart:class="chart:line">
            <chart:data-point chart:repeated="18"/>
          </chart:series>
          <chart:series chart:style-name="ch12" chart:values-cell-range-address="Instructions.E31:Instructions.E48" chart:label-cell-address="Instructions.E30:Instructions.E30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B30:Instructions.B30</svg:desc>
                </draw:g>
              </table:table-cell>
              <table:table-cell office:value-type="string">
                <text:p>E8</text:p>
                <draw:g>
                  <svg:desc>Instructions.C30:Instructions.C30</svg:desc>
                </draw:g>
              </table:table-cell>
              <table:table-cell office:value-type="string">
                <text:p>E16</text:p>
                <draw:g>
                  <svg:desc>Instructions.D30:Instructions.D30</svg:desc>
                </draw:g>
              </table:table-cell>
              <table:table-cell office:value-type="string">
                <text:p>E32</text:p>
                <draw:g>
                  <svg:desc>Instructions.E30:Instructions.E30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A31:Instructions.A48</svg:desc>
                </draw:g>
              </table:table-cell>
              <table:table-cell office:value-type="float" office:value="245208">
                <text:p>245208</text:p>
                <draw:g>
                  <svg:desc>Instructions.B31:Instructions.B48</svg:desc>
                </draw:g>
              </table:table-cell>
              <table:table-cell office:value-type="float" office:value="249607">
                <text:p>249607</text:p>
                <draw:g>
                  <svg:desc>Instructions.C31:Instructions.C48</svg:desc>
                </draw:g>
              </table:table-cell>
              <table:table-cell office:value-type="float" office:value="252290">
                <text:p>252290</text:p>
                <draw:g>
                  <svg:desc>Instructions.D31:Instructions.D48</svg:desc>
                </draw:g>
              </table:table-cell>
              <table:table-cell office:value-type="float" office:value="255321">
                <text:p>255321</text:p>
                <draw:g>
                  <svg:desc>Instructions.E31:Instructions.E48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56504">
                <text:p>256504</text:p>
              </table:table-cell>
              <table:table-cell office:value-type="float" office:value="264162">
                <text:p>264162</text:p>
              </table:table-cell>
              <table:table-cell office:value-type="float" office:value="279349">
                <text:p>279349</text:p>
              </table:table-cell>
              <table:table-cell office:value-type="float" office:value="293656">
                <text:p>29365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83083">
                <text:p>283083</text:p>
              </table:table-cell>
              <table:table-cell office:value-type="float" office:value="304501">
                <text:p>304501</text:p>
              </table:table-cell>
              <table:table-cell office:value-type="float" office:value="330005">
                <text:p>330005</text:p>
              </table:table-cell>
              <table:table-cell office:value-type="float" office:value="371880">
                <text:p>37188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34871">
                <text:p>334871</text:p>
              </table:table-cell>
              <table:table-cell office:value-type="float" office:value="385278">
                <text:p>385278</text:p>
              </table:table-cell>
              <table:table-cell office:value-type="float" office:value="464706">
                <text:p>464706</text:p>
              </table:table-cell>
              <table:table-cell office:value-type="float" office:value="569182">
                <text:p>56918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42821">
                <text:p>442821</text:p>
              </table:table-cell>
              <table:table-cell office:value-type="float" office:value="553545">
                <text:p>553545</text:p>
              </table:table-cell>
              <table:table-cell office:value-type="float" office:value="723298">
                <text:p>723298</text:p>
              </table:table-cell>
              <table:table-cell office:value-type="float" office:value="988542">
                <text:p>9885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73307">
                <text:p>673307</text:p>
              </table:table-cell>
              <table:table-cell office:value-type="float" office:value="899690">
                <text:p>899690</text:p>
              </table:table-cell>
              <table:table-cell office:value-type="float" office:value="1310989">
                <text:p>1310989</text:p>
              </table:table-cell>
              <table:table-cell office:value-type="float" office:value="1940534">
                <text:p>194053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19940">
                <text:p>1119940</text:p>
              </table:table-cell>
              <table:table-cell office:value-type="float" office:value="1644582">
                <text:p>1644582</text:p>
              </table:table-cell>
              <table:table-cell office:value-type="float" office:value="2502741">
                <text:p>2502741</text:p>
              </table:table-cell>
              <table:table-cell office:value-type="float" office:value="3998459">
                <text:p>399845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24261">
                <text:p>2024261</text:p>
              </table:table-cell>
              <table:table-cell office:value-type="float" office:value="2838760">
                <text:p>2838760</text:p>
              </table:table-cell>
              <table:table-cell office:value-type="float" office:value="5056193">
                <text:p>5056193</text:p>
              </table:table-cell>
              <table:table-cell office:value-type="float" office:value="8364308">
                <text:p>836430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959276">
                <text:p>3959276</text:p>
              </table:table-cell>
              <table:table-cell office:value-type="float" office:value="6245376">
                <text:p>6245376</text:p>
              </table:table-cell>
              <table:table-cell office:value-type="float" office:value="10324173">
                <text:p>10324173</text:p>
              </table:table-cell>
              <table:table-cell office:value-type="float" office:value="17478674">
                <text:p>1747867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812822">
                <text:p>7812822</text:p>
              </table:table-cell>
              <table:table-cell office:value-type="float" office:value="12609678">
                <text:p>12609678</text:p>
              </table:table-cell>
              <table:table-cell office:value-type="float" office:value="19916165">
                <text:p>19916165</text:p>
              </table:table-cell>
              <table:table-cell office:value-type="float" office:value="36737135">
                <text:p>367371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874781">
                <text:p>15874781</text:p>
              </table:table-cell>
              <table:table-cell office:value-type="float" office:value="25380429">
                <text:p>25380429</text:p>
              </table:table-cell>
              <table:table-cell office:value-type="float" office:value="43401208">
                <text:p>43401208</text:p>
              </table:table-cell>
              <table:table-cell office:value-type="float" office:value="76499737">
                <text:p>7649973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940439">
                <text:p>25940439</text:p>
              </table:table-cell>
              <table:table-cell office:value-type="float" office:value="46040706">
                <text:p>46040706</text:p>
              </table:table-cell>
              <table:table-cell office:value-type="float" office:value="88875499">
                <text:p>88875499</text:p>
              </table:table-cell>
              <table:table-cell office:value-type="float" office:value="159175077">
                <text:p>15917507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2042486">
                <text:p>52042486</text:p>
              </table:table-cell>
              <table:table-cell office:value-type="float" office:value="103709639">
                <text:p>103709639</text:p>
              </table:table-cell>
              <table:table-cell office:value-type="float" office:value="181781843">
                <text:p>181781843</text:p>
              </table:table-cell>
              <table:table-cell office:value-type="float" office:value="328552613">
                <text:p>32855261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5907522">
                <text:p>125907522</text:p>
              </table:table-cell>
              <table:table-cell office:value-type="float" office:value="210613666">
                <text:p>210613666</text:p>
              </table:table-cell>
              <table:table-cell office:value-type="float" office:value="350073705">
                <text:p>350073705</text:p>
              </table:table-cell>
              <table:table-cell office:value-type="float" office:value="673607709">
                <text:p>67360770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47762866">
                <text:p>247762866</text:p>
              </table:table-cell>
              <table:table-cell office:value-type="float" office:value="381557491">
                <text:p>381557491</text:p>
              </table:table-cell>
              <table:table-cell office:value-type="float" office:value="745955888">
                <text:p>745955888</text:p>
              </table:table-cell>
              <table:table-cell office:value-type="float" office:value="1374882956">
                <text:p>13748829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0694623">
                <text:p>420694623</text:p>
              </table:table-cell>
              <table:table-cell office:value-type="float" office:value="768552208">
                <text:p>768552208</text:p>
              </table:table-cell>
              <table:table-cell office:value-type="float" office:value="1440444678">
                <text:p>1440444678</text:p>
              </table:table-cell>
              <table:table-cell office:value-type="float" office:value="2793838821">
                <text:p>279383882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93545496">
                <text:p>993545496</text:p>
              </table:table-cell>
              <table:table-cell office:value-type="float" office:value="1545581705">
                <text:p>1545581705</text:p>
              </table:table-cell>
              <table:table-cell office:value-type="float" office:value="2910312410">
                <text:p>2910312410</text:p>
              </table:table-cell>
              <table:table-cell office:value-type="float" office:value="5538756894">
                <text:p>553875689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004577266">
                <text:p>2004577266</text:p>
              </table:table-cell>
              <table:table-cell office:value-type="float" office:value="3112970793">
                <text:p>3112970793</text:p>
              </table:table-cell>
              <table:table-cell office:value-type="float" office:value="6223634793">
                <text:p>6223634793</text:p>
              </table:table-cell>
              <table:table-cell office:value-type="float" office:value="11219361530">
                <text:p>112193615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8cm" svg:height="8.924cm" xlink:href=".." xlink:type="simple" chart:class="chart:line" chart:style-name="ch1">
        <chart:title svg:x="4.239cm" svg:y="0.313cm" chart:style-name="ch2">
          <text:p>Total Instructions vs Graph Vertices</text:p>
        </chart:title>
        <chart:legend chart:legend-position="end" svg:x="13.807cm" svg:y="3.386cm" style:legend-expansion="high" chart:style-name="ch3"/>
        <chart:plot-area chart:style-name="ch4" table:cell-range-address="Instructions.A56:Instructions.E74" chart:data-source-has-labels="both" svg:x="1.319cm" svg:y="1.632cm" svg:width="11.858cm" svg:height="6.14cm">
          <chartooo:coordinate-region svg:x="3.892cm" svg:y="1.839cm" svg:width="9.09cm" svg:height="5.271cm"/>
          <chart:axis chart:dimension="x" chart:name="primary-x" chart:style-name="ch5" chartooo:axis-type="auto">
            <chartooo:date-scale/>
            <chart:title svg:x="5.848cm" svg:y="7.951cm" chart:style-name="ch6">
              <text:p># of Graph Vertices</text:p>
            </chart:title>
            <chart:categories table:cell-range-address="Instructions.A57:Instructions.A74"/>
            <chart:grid chart:style-name="ch7" chart:class="major"/>
          </chart:axis>
          <chart:axis chart:dimension="y" chart:name="primary-y" chart:style-name="ch5">
            <chart:title svg:x="0.451cm" svg:y="6.307cm" chart:style-name="ch8">
              <text:p>Total Instruction Count</text:p>
            </chart:title>
            <chart:grid chart:style-name="ch7" chart:class="major"/>
          </chart:axis>
          <chart:series chart:style-name="ch9" chart:values-cell-range-address="Instructions.B57:Instructions.B74" chart:label-cell-address="Instructions.B56:Instructions.B56" chart:class="chart:line">
            <chart:data-point chart:repeated="18"/>
          </chart:series>
          <chart:series chart:style-name="ch10" chart:values-cell-range-address="Instructions.C57:Instructions.C74" chart:label-cell-address="Instructions.C56:Instructions.C56" chart:class="chart:line">
            <chart:data-point chart:repeated="18"/>
          </chart:series>
          <chart:series chart:style-name="ch11" chart:values-cell-range-address="Instructions.D57:Instructions.D74" chart:label-cell-address="Instructions.D56:Instructions.D56" chart:class="chart:line">
            <chart:data-point chart:repeated="18"/>
          </chart:series>
          <chart:series chart:style-name="ch12" chart:values-cell-range-address="Instructions.E57:Instructions.E74" chart:label-cell-address="Instructions.E56:Instructions.E56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B56:Instructions.B56</svg:desc>
                </draw:g>
              </table:table-cell>
              <table:table-cell office:value-type="string">
                <text:p>E8</text:p>
                <draw:g>
                  <svg:desc>Instructions.C56:Instructions.C56</svg:desc>
                </draw:g>
              </table:table-cell>
              <table:table-cell office:value-type="string">
                <text:p>E16</text:p>
                <draw:g>
                  <svg:desc>Instructions.D56:Instructions.D56</svg:desc>
                </draw:g>
              </table:table-cell>
              <table:table-cell office:value-type="string">
                <text:p>E32</text:p>
                <draw:g>
                  <svg:desc>Instructions.E56:Instructions.E56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A57:Instructions.A74</svg:desc>
                </draw:g>
              </table:table-cell>
              <table:table-cell office:value-type="float" office:value="5767663">
                <text:p>5767663</text:p>
                <draw:g>
                  <svg:desc>Instructions.B57:Instructions.B74</svg:desc>
                </draw:g>
              </table:table-cell>
              <table:table-cell office:value-type="float" office:value="7059932">
                <text:p>7059932</text:p>
                <draw:g>
                  <svg:desc>Instructions.C57:Instructions.C74</svg:desc>
                </draw:g>
              </table:table-cell>
              <table:table-cell office:value-type="float" office:value="6478609">
                <text:p>6478609</text:p>
                <draw:g>
                  <svg:desc>Instructions.D57:Instructions.D74</svg:desc>
                </draw:g>
              </table:table-cell>
              <table:table-cell office:value-type="float" office:value="6455193">
                <text:p>6455193</text:p>
                <draw:g>
                  <svg:desc>Instructions.E57:Instructions.E74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013009">
                <text:p>8013009</text:p>
              </table:table-cell>
              <table:table-cell office:value-type="float" office:value="6747921">
                <text:p>6747921</text:p>
              </table:table-cell>
              <table:table-cell office:value-type="float" office:value="7965604">
                <text:p>7965604</text:p>
              </table:table-cell>
              <table:table-cell office:value-type="float" office:value="5884764">
                <text:p>588476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762164">
                <text:p>5762164</text:p>
              </table:table-cell>
              <table:table-cell office:value-type="float" office:value="6197914">
                <text:p>6197914</text:p>
              </table:table-cell>
              <table:table-cell office:value-type="float" office:value="6257824">
                <text:p>6257824</text:p>
              </table:table-cell>
              <table:table-cell office:value-type="float" office:value="7221068">
                <text:p>72210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569946">
                <text:p>6569946</text:p>
              </table:table-cell>
              <table:table-cell office:value-type="float" office:value="6409362">
                <text:p>6409362</text:p>
              </table:table-cell>
              <table:table-cell office:value-type="float" office:value="7209799">
                <text:p>7209799</text:p>
              </table:table-cell>
              <table:table-cell office:value-type="float" office:value="8533695">
                <text:p>853369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591215">
                <text:p>7591215</text:p>
              </table:table-cell>
              <table:table-cell office:value-type="float" office:value="8179402">
                <text:p>8179402</text:p>
              </table:table-cell>
              <table:table-cell office:value-type="float" office:value="8969055">
                <text:p>8969055</text:p>
              </table:table-cell>
              <table:table-cell office:value-type="float" office:value="15752010">
                <text:p>157520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157014">
                <text:p>10157014</text:p>
              </table:table-cell>
              <table:table-cell office:value-type="float" office:value="14310679">
                <text:p>14310679</text:p>
              </table:table-cell>
              <table:table-cell office:value-type="float" office:value="13871412">
                <text:p>13871412</text:p>
              </table:table-cell>
              <table:table-cell office:value-type="float" office:value="19008135">
                <text:p>1900813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6773712">
                <text:p>16773712</text:p>
              </table:table-cell>
              <table:table-cell office:value-type="float" office:value="16367100">
                <text:p>16367100</text:p>
              </table:table-cell>
              <table:table-cell office:value-type="float" office:value="23036916">
                <text:p>23036916</text:p>
              </table:table-cell>
              <table:table-cell office:value-type="float" office:value="38444403">
                <text:p>3844440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689983">
                <text:p>20689983</text:p>
              </table:table-cell>
              <table:table-cell office:value-type="float" office:value="24516225">
                <text:p>24516225</text:p>
              </table:table-cell>
              <table:table-cell office:value-type="float" office:value="43173726">
                <text:p>43173726</text:p>
              </table:table-cell>
              <table:table-cell office:value-type="float" office:value="75055219">
                <text:p>7505521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4201354">
                <text:p>34201354</text:p>
              </table:table-cell>
              <table:table-cell office:value-type="float" office:value="52891429">
                <text:p>52891429</text:p>
              </table:table-cell>
              <table:table-cell office:value-type="float" office:value="88167985">
                <text:p>88167985</text:p>
              </table:table-cell>
              <table:table-cell office:value-type="float" office:value="147966461">
                <text:p>14796646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4204374">
                <text:p>64204374</text:p>
              </table:table-cell>
              <table:table-cell office:value-type="float" office:value="103362244">
                <text:p>103362244</text:p>
              </table:table-cell>
              <table:table-cell office:value-type="float" office:value="148335071">
                <text:p>148335071</text:p>
              </table:table-cell>
              <table:table-cell office:value-type="float" office:value="316275480">
                <text:p>31627548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5118155">
                <text:p>125118155</text:p>
              </table:table-cell>
              <table:table-cell office:value-type="float" office:value="203330045">
                <text:p>203330045</text:p>
              </table:table-cell>
              <table:table-cell office:value-type="float" office:value="355643742">
                <text:p>355643742</text:p>
              </table:table-cell>
              <table:table-cell office:value-type="float" office:value="649812409">
                <text:p>64981240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5708159">
                <text:p>185708159</text:p>
              </table:table-cell>
              <table:table-cell office:value-type="float" office:value="335533980">
                <text:p>335533980</text:p>
              </table:table-cell>
              <table:table-cell office:value-type="float" office:value="728135707">
                <text:p>728135707</text:p>
              </table:table-cell>
              <table:table-cell office:value-type="float" office:value="1361617993">
                <text:p>136161799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2563491">
                <text:p>372563491</text:p>
              </table:table-cell>
              <table:table-cell office:value-type="float" office:value="842585791">
                <text:p>842585791</text:p>
              </table:table-cell>
              <table:table-cell office:value-type="float" office:value="1519768507">
                <text:p>1519768507</text:p>
              </table:table-cell>
              <table:table-cell office:value-type="float" office:value="2863127715">
                <text:p>28631277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65990061">
                <text:p>965990061</text:p>
              </table:table-cell>
              <table:table-cell office:value-type="float" office:value="1716353272">
                <text:p>1716353272</text:p>
              </table:table-cell>
              <table:table-cell office:value-type="float" office:value="2607625447">
                <text:p>2607625447</text:p>
              </table:table-cell>
              <table:table-cell office:value-type="float" office:value="5888171332">
                <text:p>588817133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77164099">
                <text:p>1877164099</text:p>
              </table:table-cell>
              <table:table-cell office:value-type="float" office:value="2792362007">
                <text:p>2792362007</text:p>
              </table:table-cell>
              <table:table-cell office:value-type="float" office:value="6194198197">
                <text:p>6194198197</text:p>
              </table:table-cell>
              <table:table-cell office:value-type="float" office:value="11853840653">
                <text:p>118538406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11858994">
                <text:p>3011858994</text:p>
              </table:table-cell>
              <table:table-cell office:value-type="float" office:value="5642658747">
                <text:p>5642658747</text:p>
              </table:table-cell>
              <table:table-cell office:value-type="float" office:value="10857905791">
                <text:p>10857905791</text:p>
              </table:table-cell>
              <table:table-cell office:value-type="float" office:value="23885526907">
                <text:p>2388552690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598784662">
                <text:p>7598784662</text:p>
              </table:table-cell>
              <table:table-cell office:value-type="float" office:value="11423244427">
                <text:p>11423244427</text:p>
              </table:table-cell>
              <table:table-cell office:value-type="float" office:value="22070902130">
                <text:p>22070902130</text:p>
              </table:table-cell>
              <table:table-cell office:value-type="float" office:value="43084274703">
                <text:p>430842747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746575154">
                <text:p>15746575154</text:p>
              </table:table-cell>
              <table:table-cell office:value-type="float" office:value="23153441785">
                <text:p>23153441785</text:p>
              </table:table-cell>
              <table:table-cell office:value-type="float" office:value="53155613257">
                <text:p>53155613257</text:p>
              </table:table-cell>
              <table:table-cell office:value-type="float" office:value="87874795437">
                <text:p>878747954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86cm" svg:height="9cm" xlink:href=".." xlink:type="simple" chart:class="chart:line" chart:style-name="ch1">
        <chart:title svg:x="3.85cm" svg:y="0.315cm" chart:style-name="ch2">
          <text:p>Memory Read Size vs Graph Vertices</text:p>
        </chart:title>
        <chart:legend chart:legend-position="end" svg:x="13.513cm" svg:y="3.424cm" style:legend-expansion="high" chart:style-name="ch3"/>
        <chart:plot-area chart:style-name="ch4" table:cell-range-address="Size.A5:Size.E23" chart:data-source-has-labels="both" svg:x="1.313cm" svg:y="1.64cm" svg:width="11.582cm" svg:height="6.206cm">
          <chartooo:coordinate-region svg:x="3.886cm" svg:y="1.847cm" svg:width="8.814cm" svg:height="5.337cm"/>
          <chart:axis chart:dimension="x" chart:name="primary-x" chart:style-name="ch5" chartooo:axis-type="auto">
            <chartooo:date-scale/>
            <chart:title svg:x="5.704cm" svg:y="8.027cm" chart:style-name="ch6">
              <text:p># of Graph Vertices</text:p>
            </chart:title>
            <chart:categories table:cell-range-address="Size.A6:Size.A23"/>
            <chart:grid chart:style-name="ch7" chart:class="major"/>
          </chart:axis>
          <chart:axis chart:dimension="y" chart:name="primary-y" chart:style-name="ch5">
            <chart:title svg:x="0.451cm" svg:y="6.699cm" chart:style-name="ch8">
              <text:p>Memory Read Size (Bytes)</text:p>
            </chart:title>
            <chart:grid chart:style-name="ch7" chart:class="major"/>
          </chart:axis>
          <chart:series chart:style-name="ch9" chart:values-cell-range-address="Size.B6:Size.B23" chart:label-cell-address="Size.B5:Size.B5" chart:class="chart:line">
            <chart:data-point chart:repeated="18"/>
          </chart:series>
          <chart:series chart:style-name="ch10" chart:values-cell-range-address="Size.C6:Size.C23" chart:label-cell-address="Size.C5:Size.C5" chart:class="chart:line">
            <chart:data-point chart:repeated="18"/>
          </chart:series>
          <chart:series chart:style-name="ch11" chart:values-cell-range-address="Size.D6:Size.D23" chart:label-cell-address="Size.D5:Size.D5" chart:class="chart:line">
            <chart:data-point chart:repeated="18"/>
          </chart:series>
          <chart:series chart:style-name="ch12" chart:values-cell-range-address="Size.E6:Size.E23" chart:label-cell-address="Size.E5:Size.E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Size.B5:Size.B5</svg:desc>
                </draw:g>
              </table:table-cell>
              <table:table-cell office:value-type="string">
                <text:p>E8</text:p>
                <draw:g>
                  <svg:desc>Size.C5:Size.C5</svg:desc>
                </draw:g>
              </table:table-cell>
              <table:table-cell office:value-type="string">
                <text:p>E16</text:p>
                <draw:g>
                  <svg:desc>Size.D5:Size.D5</svg:desc>
                </draw:g>
              </table:table-cell>
              <table:table-cell office:value-type="string">
                <text:p>E32</text:p>
                <draw:g>
                  <svg:desc>Size.E5:Size.E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ize.A6:Size.A23</svg:desc>
                </draw:g>
              </table:table-cell>
              <table:table-cell office:value-type="float" office:value="5283461">
                <text:p>5283461</text:p>
                <draw:g>
                  <svg:desc>Size.B6:Size.B23</svg:desc>
                </draw:g>
              </table:table-cell>
              <table:table-cell office:value-type="float" office:value="5741915">
                <text:p>5741915</text:p>
                <draw:g>
                  <svg:desc>Size.C6:Size.C23</svg:desc>
                </draw:g>
              </table:table-cell>
              <table:table-cell office:value-type="float" office:value="4802576">
                <text:p>4802576</text:p>
                <draw:g>
                  <svg:desc>Size.D6:Size.D23</svg:desc>
                </draw:g>
              </table:table-cell>
              <table:table-cell office:value-type="float" office:value="4657585">
                <text:p>4657585</text:p>
                <draw:g>
                  <svg:desc>Size.E6:Size.E2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866260">
                <text:p>4866260</text:p>
              </table:table-cell>
              <table:table-cell office:value-type="float" office:value="5543226">
                <text:p>5543226</text:p>
              </table:table-cell>
              <table:table-cell office:value-type="float" office:value="6847120">
                <text:p>6847120</text:p>
              </table:table-cell>
              <table:table-cell office:value-type="float" office:value="5402097">
                <text:p>540209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459428">
                <text:p>5459428</text:p>
              </table:table-cell>
              <table:table-cell office:value-type="float" office:value="5377663">
                <text:p>5377663</text:p>
              </table:table-cell>
              <table:table-cell office:value-type="float" office:value="6946803">
                <text:p>6946803</text:p>
              </table:table-cell>
              <table:table-cell office:value-type="float" office:value="7244118">
                <text:p>72441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942626">
                <text:p>6942626</text:p>
              </table:table-cell>
              <table:table-cell office:value-type="float" office:value="7366911">
                <text:p>7366911</text:p>
              </table:table-cell>
              <table:table-cell office:value-type="float" office:value="7725168">
                <text:p>7725168</text:p>
              </table:table-cell>
              <table:table-cell office:value-type="float" office:value="9449740">
                <text:p>944974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745953">
                <text:p>8745953</text:p>
              </table:table-cell>
              <table:table-cell office:value-type="float" office:value="10628789">
                <text:p>10628789</text:p>
              </table:table-cell>
              <table:table-cell office:value-type="float" office:value="12911209">
                <text:p>12911209</text:p>
              </table:table-cell>
              <table:table-cell office:value-type="float" office:value="16515087">
                <text:p>165150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718619">
                <text:p>10718619</text:p>
              </table:table-cell>
              <table:table-cell office:value-type="float" office:value="14285218">
                <text:p>14285218</text:p>
              </table:table-cell>
              <table:table-cell office:value-type="float" office:value="20983390">
                <text:p>20983390</text:p>
              </table:table-cell>
              <table:table-cell office:value-type="float" office:value="31271716">
                <text:p>3127171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930036">
                <text:p>17930036</text:p>
              </table:table-cell>
              <table:table-cell office:value-type="float" office:value="25542261">
                <text:p>25542261</text:p>
              </table:table-cell>
              <table:table-cell office:value-type="float" office:value="39156328">
                <text:p>39156328</text:p>
              </table:table-cell>
              <table:table-cell office:value-type="float" office:value="66589654">
                <text:p>6658965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9739962">
                <text:p>29739962</text:p>
              </table:table-cell>
              <table:table-cell office:value-type="float" office:value="35835004">
                <text:p>35835004</text:p>
              </table:table-cell>
              <table:table-cell office:value-type="float" office:value="81561222">
                <text:p>81561222</text:p>
              </table:table-cell>
              <table:table-cell office:value-type="float" office:value="144486904">
                <text:p>14448690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7696425">
                <text:p>57696425</text:p>
              </table:table-cell>
              <table:table-cell office:value-type="float" office:value="94434988">
                <text:p>94434988</text:p>
              </table:table-cell>
              <table:table-cell office:value-type="float" office:value="163224456">
                <text:p>163224456</text:p>
              </table:table-cell>
              <table:table-cell office:value-type="float" office:value="279611403">
                <text:p>27961140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7177658">
                <text:p>117177658</text:p>
              </table:table-cell>
              <table:table-cell office:value-type="float" office:value="199046956">
                <text:p>199046956</text:p>
              </table:table-cell>
              <table:table-cell office:value-type="float" office:value="244878572">
                <text:p>244878572</text:p>
              </table:table-cell>
              <table:table-cell office:value-type="float" office:value="616707841">
                <text:p>61670784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0820145">
                <text:p>240820145</text:p>
              </table:table-cell>
              <table:table-cell office:value-type="float" office:value="380801496">
                <text:p>380801496</text:p>
              </table:table-cell>
              <table:table-cell office:value-type="float" office:value="679561900">
                <text:p>679561900</text:p>
              </table:table-cell>
              <table:table-cell office:value-type="float" office:value="1249142195">
                <text:p>124914219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13425325">
                <text:p>313425325</text:p>
              </table:table-cell>
              <table:table-cell office:value-type="float" office:value="562850446">
                <text:p>562850446</text:p>
              </table:table-cell>
              <table:table-cell office:value-type="float" office:value="1395468027">
                <text:p>1395468027</text:p>
              </table:table-cell>
              <table:table-cell office:value-type="float" office:value="2613095070">
                <text:p>261309507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33319247">
                <text:p>633319247</text:p>
              </table:table-cell>
              <table:table-cell office:value-type="float" office:value="1657679876">
                <text:p>1657679876</text:p>
              </table:table-cell>
              <table:table-cell office:value-type="float" office:value="2957289708">
                <text:p>2957289708</text:p>
              </table:table-cell>
              <table:table-cell office:value-type="float" office:value="5601634515">
                <text:p>56016345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916189089">
                <text:p>1916189089</text:p>
              </table:table-cell>
              <table:table-cell office:value-type="float" office:value="3389795617">
                <text:p>3389795617</text:p>
              </table:table-cell>
              <table:table-cell office:value-type="float" office:value="4398343304">
                <text:p>4398343304</text:p>
              </table:table-cell>
              <table:table-cell office:value-type="float" office:value="11466882070">
                <text:p>1146688207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662958350">
                <text:p>3662958350</text:p>
              </table:table-cell>
              <table:table-cell office:value-type="float" office:value="4729241275">
                <text:p>4729241275</text:p>
              </table:table-cell>
              <table:table-cell office:value-type="float" office:value="11799769627">
                <text:p>11799769627</text:p>
              </table:table-cell>
              <table:table-cell office:value-type="float" office:value="22585817520">
                <text:p>225858175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158367636">
                <text:p>5158367636</text:p>
              </table:table-cell>
              <table:table-cell office:value-type="float" office:value="9574035473">
                <text:p>9574035473</text:p>
              </table:table-cell>
              <table:table-cell office:value-type="float" office:value="18310579469">
                <text:p>18310579469</text:p>
              </table:table-cell>
              <table:table-cell office:value-type="float" office:value="44838562980">
                <text:p>4483856298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829919086">
                <text:p>14829919086</text:p>
              </table:table-cell>
              <table:table-cell office:value-type="float" office:value="19377296544">
                <text:p>19377296544</text:p>
              </table:table-cell>
              <table:table-cell office:value-type="float" office:value="37219900415">
                <text:p>37219900415</text:p>
              </table:table-cell>
              <table:table-cell office:value-type="float" office:value="72377138515">
                <text:p>7237713851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1341144488">
                <text:p>31341144488</text:p>
              </table:table-cell>
              <table:table-cell office:value-type="float" office:value="39255470114">
                <text:p>39255470114</text:p>
              </table:table-cell>
              <table:table-cell office:value-type="float" office:value="102478451021">
                <text:p>102478451021</text:p>
              </table:table-cell>
              <table:table-cell office:value-type="float" office:value="147625742955">
                <text:p>1476257429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32cm" svg:height="8.912cm" xlink:href=".." xlink:type="simple" chart:class="chart:line" chart:style-name="ch1">
        <chart:title svg:x="3.947cm" svg:y="0.313cm" chart:style-name="ch2">
          <text:p>Memory Write Size vs Graph Vertices</text:p>
        </chart:title>
        <chart:legend chart:legend-position="end" svg:x="13.659cm" svg:y="3.38cm" style:legend-expansion="high" chart:style-name="ch3"/>
        <chart:plot-area chart:style-name="ch4" table:cell-range-address="Size.A30:Size.E48" chart:data-source-has-labels="both" svg:x="1.316cm" svg:y="1.632cm" svg:width="11.719cm" svg:height="6.128cm">
          <chartooo:coordinate-region svg:x="3.696cm" svg:y="1.839cm" svg:width="9.144cm" svg:height="5.259cm"/>
          <chart:axis chart:dimension="x" chart:name="primary-x" chart:style-name="ch5" chartooo:axis-type="auto">
            <chartooo:date-scale/>
            <chart:title svg:x="5.775cm" svg:y="7.939cm" chart:style-name="ch6">
              <text:p># of Graph Vertices</text:p>
            </chart:title>
            <chart:categories table:cell-range-address="Size.A31:Size.A48"/>
            <chart:grid chart:style-name="ch7" chart:class="major"/>
          </chart:axis>
          <chart:axis chart:dimension="y" chart:name="primary-y" chart:style-name="ch5">
            <chart:title svg:x="0.451cm" svg:y="6.652cm" chart:style-name="ch8">
              <text:p>Memory Write Size (Bytes)</text:p>
            </chart:title>
            <chart:grid chart:style-name="ch7" chart:class="major"/>
          </chart:axis>
          <chart:series chart:style-name="ch9" chart:values-cell-range-address="Size.B31:Size.B48" chart:label-cell-address="Size.B30:Size.B30" chart:class="chart:line">
            <chart:data-point chart:repeated="18"/>
          </chart:series>
          <chart:series chart:style-name="ch10" chart:values-cell-range-address="Size.C31:Size.C48" chart:label-cell-address="Size.C30:Size.C30" chart:class="chart:line">
            <chart:data-point chart:repeated="18"/>
          </chart:series>
          <chart:series chart:style-name="ch11" chart:values-cell-range-address="Size.D31:Size.D48" chart:label-cell-address="Size.D30:Size.D30" chart:class="chart:line">
            <chart:data-point chart:repeated="18"/>
          </chart:series>
          <chart:series chart:style-name="ch12" chart:values-cell-range-address="Size.E31:Size.E48" chart:label-cell-address="Size.E30:Size.E30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Size.B30:Size.B30</svg:desc>
                </draw:g>
              </table:table-cell>
              <table:table-cell office:value-type="string">
                <text:p>E8</text:p>
                <draw:g>
                  <svg:desc>Size.C30:Size.C30</svg:desc>
                </draw:g>
              </table:table-cell>
              <table:table-cell office:value-type="string">
                <text:p>E16</text:p>
                <draw:g>
                  <svg:desc>Size.D30:Size.D30</svg:desc>
                </draw:g>
              </table:table-cell>
              <table:table-cell office:value-type="string">
                <text:p>E32</text:p>
                <draw:g>
                  <svg:desc>Size.E30:Size.E30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ize.A31:Size.A48</svg:desc>
                </draw:g>
              </table:table-cell>
              <table:table-cell office:value-type="float" office:value="1450131">
                <text:p>1450131</text:p>
                <draw:g>
                  <svg:desc>Size.B31:Size.B48</svg:desc>
                </draw:g>
              </table:table-cell>
              <table:table-cell office:value-type="float" office:value="1475402">
                <text:p>1475402</text:p>
                <draw:g>
                  <svg:desc>Size.C31:Size.C48</svg:desc>
                </draw:g>
              </table:table-cell>
              <table:table-cell office:value-type="float" office:value="1490683">
                <text:p>1490683</text:p>
                <draw:g>
                  <svg:desc>Size.D31:Size.D48</svg:desc>
                </draw:g>
              </table:table-cell>
              <table:table-cell office:value-type="float" office:value="1509266">
                <text:p>1509266</text:p>
                <draw:g>
                  <svg:desc>Size.E31:Size.E48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14706">
                <text:p>1514706</text:p>
              </table:table-cell>
              <table:table-cell office:value-type="float" office:value="1562264">
                <text:p>1562264</text:p>
              </table:table-cell>
              <table:table-cell office:value-type="float" office:value="1654120">
                <text:p>1654120</text:p>
              </table:table-cell>
              <table:table-cell office:value-type="float" office:value="1739319">
                <text:p>173931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70146">
                <text:p>1670146</text:p>
              </table:table-cell>
              <table:table-cell office:value-type="float" office:value="1797085">
                <text:p>1797085</text:p>
              </table:table-cell>
              <table:table-cell office:value-type="float" office:value="1952932">
                <text:p>1952932</text:p>
              </table:table-cell>
              <table:table-cell office:value-type="float" office:value="2202834">
                <text:p>22028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71856">
                <text:p>1971856</text:p>
              </table:table-cell>
              <table:table-cell office:value-type="float" office:value="2272683">
                <text:p>2272683</text:p>
              </table:table-cell>
              <table:table-cell office:value-type="float" office:value="2748773">
                <text:p>2748773</text:p>
              </table:table-cell>
              <table:table-cell office:value-type="float" office:value="3379548">
                <text:p>337954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597711">
                <text:p>2597711</text:p>
              </table:table-cell>
              <table:table-cell office:value-type="float" office:value="3256864">
                <text:p>3256864</text:p>
              </table:table-cell>
              <table:table-cell office:value-type="float" office:value="4283200">
                <text:p>4283200</text:p>
              </table:table-cell>
              <table:table-cell office:value-type="float" office:value="5870738">
                <text:p>58707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26076">
                <text:p>3926076</text:p>
              </table:table-cell>
              <table:table-cell office:value-type="float" office:value="5307262">
                <text:p>5307262</text:p>
              </table:table-cell>
              <table:table-cell office:value-type="float" office:value="7756494">
                <text:p>7756494</text:p>
              </table:table-cell>
              <table:table-cell office:value-type="float" office:value="11533338">
                <text:p>1153333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523400">
                <text:p>6523400</text:p>
              </table:table-cell>
              <table:table-cell office:value-type="float" office:value="9658323">
                <text:p>9658323</text:p>
              </table:table-cell>
              <table:table-cell office:value-type="float" office:value="14825209">
                <text:p>14825209</text:p>
              </table:table-cell>
              <table:table-cell office:value-type="float" office:value="23742689">
                <text:p>2374268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782415">
                <text:p>11782415</text:p>
              </table:table-cell>
              <table:table-cell office:value-type="float" office:value="16990740">
                <text:p>16990740</text:p>
              </table:table-cell>
              <table:table-cell office:value-type="float" office:value="29899813">
                <text:p>29899813</text:p>
              </table:table-cell>
              <table:table-cell office:value-type="float" office:value="49664737">
                <text:p>4966473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2909082">
                <text:p>22909082</text:p>
              </table:table-cell>
              <table:table-cell office:value-type="float" office:value="36641730">
                <text:p>36641730</text:p>
              </table:table-cell>
              <table:table-cell office:value-type="float" office:value="61102936">
                <text:p>61102936</text:p>
              </table:table-cell>
              <table:table-cell office:value-type="float" office:value="103836850">
                <text:p>10383685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5196071">
                <text:p>45196071</text:p>
              </table:table-cell>
              <table:table-cell office:value-type="float" office:value="73920623">
                <text:p>73920623</text:p>
              </table:table-cell>
              <table:table-cell office:value-type="float" office:value="119227860">
                <text:p>119227860</text:p>
              </table:table-cell>
              <table:table-cell office:value-type="float" office:value="218307886">
                <text:p>21830788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1362255">
                <text:p>91362255</text:p>
              </table:table-cell>
              <table:table-cell office:value-type="float" office:value="148676561">
                <text:p>148676561</text:p>
              </table:table-cell>
              <table:table-cell office:value-type="float" office:value="256967391">
                <text:p>256967391</text:p>
              </table:table-cell>
              <table:table-cell office:value-type="float" office:value="454771764">
                <text:p>4547717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5558866">
                <text:p>155558866</text:p>
              </table:table-cell>
              <table:table-cell office:value-type="float" office:value="275916522">
                <text:p>275916522</text:p>
              </table:table-cell>
              <table:table-cell office:value-type="float" office:value="525909283">
                <text:p>525909283</text:p>
              </table:table-cell>
              <table:table-cell office:value-type="float" office:value="945461238">
                <text:p>9454612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12179552">
                <text:p>312179552</text:p>
              </table:table-cell>
              <table:table-cell office:value-type="float" office:value="608684448">
                <text:p>608684448</text:p>
              </table:table-cell>
              <table:table-cell office:value-type="float" office:value="1076218041">
                <text:p>1076218041</text:p>
              </table:table-cell>
              <table:table-cell office:value-type="float" office:value="1951148259">
                <text:p>195114825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26856959">
                <text:p>726856959</text:p>
              </table:table-cell>
              <table:table-cell office:value-type="float" office:value="1234345963">
                <text:p>1234345963</text:p>
              </table:table-cell>
              <table:table-cell office:value-type="float" office:value="2095041982">
                <text:p>2095041982</text:p>
              </table:table-cell>
              <table:table-cell office:value-type="float" office:value="4003955323">
                <text:p>400395532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35017134">
                <text:p>1435017134</text:p>
              </table:table-cell>
              <table:table-cell office:value-type="float" office:value="2284356395">
                <text:p>2284356395</text:p>
              </table:table-cell>
              <table:table-cell office:value-type="float" office:value="4421230597">
                <text:p>4421230597</text:p>
              </table:table-cell>
              <table:table-cell office:value-type="float" office:value="8176838993">
                <text:p>81768389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24667456">
                <text:p>2524667456</text:p>
              </table:table-cell>
              <table:table-cell office:value-type="float" office:value="4602016837">
                <text:p>4602016837</text:p>
              </table:table-cell>
              <table:table-cell office:value-type="float" office:value="8613505944">
                <text:p>8613505944</text:p>
              </table:table-cell>
              <table:table-cell office:value-type="float" office:value="16620318486">
                <text:p>1662031848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758028537">
                <text:p>5758028537</text:p>
              </table:table-cell>
              <table:table-cell office:value-type="float" office:value="9258135516">
                <text:p>9258135516</text:p>
              </table:table-cell>
              <table:table-cell office:value-type="float" office:value="17408000578">
                <text:p>17408000578</text:p>
              </table:table-cell>
              <table:table-cell office:value-type="float" office:value="33088227136">
                <text:p>3308822713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1611545571">
                <text:p>11611545571</text:p>
              </table:table-cell>
              <table:table-cell office:value-type="float" office:value="18637041050">
                <text:p>18637041050</text:p>
              </table:table-cell>
              <table:table-cell office:value-type="float" office:value="36790840117">
                <text:p>36790840117</text:p>
              </table:table-cell>
              <table:table-cell office:value-type="float" office:value="67056549646">
                <text:p>670565496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18cm" svg:height="8.77cm" xlink:href=".." xlink:type="simple" chart:class="chart:line" chart:style-name="ch1">
        <chart:title svg:x="1.844cm" svg:y="0.31cm" chart:style-name="ch2">
          <text:p>Read Memory Instruction Percentages vs Graph Vertices</text:p>
        </chart:title>
        <chart:legend chart:legend-position="end" svg:x="13.445cm" svg:y="3.309cm" style:legend-expansion="high" chart:style-name="ch3"/>
        <chart:plot-area chart:style-name="ch4" table:cell-range-address="Instructions.P4:Instructions.T22" chart:data-source-has-labels="both" svg:x="1.312cm" svg:y="1.62cm" svg:width="11.517cm" svg:height="6.001cm">
          <chartooo:coordinate-region svg:x="1.95cm" svg:y="1.827cm" svg:width="10.684cm" svg:height="5.132cm"/>
          <chart:axis chart:dimension="x" chart:name="primary-x" chart:style-name="ch5" chartooo:axis-type="auto">
            <chartooo:date-scale/>
            <chart:title svg:x="5.67cm" svg:y="7.797cm" chart:style-name="ch6">
              <text:p># of Graph Vertices</text:p>
            </chart:title>
            <chart:categories table:cell-range-address="Instructions.P5:Instructions.P22"/>
            <chart:grid chart:style-name="ch7" chart:class="major"/>
          </chart:axis>
          <chart:axis chart:dimension="y" chart:name="primary-y" chart:style-name="ch5">
            <chart:title svg:x="0.451cm" svg:y="7.314cm" chart:style-name="ch8">
              <text:p>Percentage of Read Mem Instructions</text:p>
            </chart:title>
            <chart:grid chart:style-name="ch7" chart:class="major"/>
          </chart:axis>
          <chart:series chart:style-name="ch9" chart:values-cell-range-address="Instructions.Q5:Instructions.Q22" chart:label-cell-address="Instructions.Q4:Instructions.Q4" chart:class="chart:line">
            <chart:data-point chart:repeated="18"/>
          </chart:series>
          <chart:series chart:style-name="ch10" chart:values-cell-range-address="Instructions.R5:Instructions.R22" chart:label-cell-address="Instructions.R4:Instructions.R4" chart:class="chart:line">
            <chart:data-point chart:repeated="18"/>
          </chart:series>
          <chart:series chart:style-name="ch11" chart:values-cell-range-address="Instructions.S5:Instructions.S22" chart:label-cell-address="Instructions.S4:Instructions.S4" chart:class="chart:line">
            <chart:data-point chart:repeated="18"/>
          </chart:series>
          <chart:series chart:style-name="ch12" chart:values-cell-range-address="Instructions.T5:Instructions.T22" chart:label-cell-address="Instructions.T4:Instructions.T4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Q4:Instructions.Q4</svg:desc>
                </draw:g>
              </table:table-cell>
              <table:table-cell office:value-type="string">
                <text:p>E8</text:p>
                <draw:g>
                  <svg:desc>Instructions.R4:Instructions.R4</svg:desc>
                </draw:g>
              </table:table-cell>
              <table:table-cell office:value-type="string">
                <text:p>E16</text:p>
                <draw:g>
                  <svg:desc>Instructions.S4:Instructions.S4</svg:desc>
                </draw:g>
              </table:table-cell>
              <table:table-cell office:value-type="string">
                <text:p>E32</text:p>
                <draw:g>
                  <svg:desc>Instructions.T4:Instructions.T4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P5:Instructions.P22</svg:desc>
                </draw:g>
              </table:table-cell>
              <table:table-cell office:value-type="float" office:value="20.8682268710915">
                <text:p>20.8682268710915</text:p>
                <draw:g>
                  <svg:desc>Instructions.Q5:Instructions.Q22</svg:desc>
                </draw:g>
              </table:table-cell>
              <table:table-cell office:value-type="float" office:value="18.6462985762469">
                <text:p>18.6462985762469</text:p>
                <draw:g>
                  <svg:desc>Instructions.R5:Instructions.R22</svg:desc>
                </draw:g>
              </table:table-cell>
              <table:table-cell office:value-type="float" office:value="16.6020205880614">
                <text:p>16.6020205880614</text:p>
                <draw:g>
                  <svg:desc>Instructions.S5:Instructions.S22</svg:desc>
                </draw:g>
              </table:table-cell>
              <table:table-cell office:value-type="float" office:value="16.1090613402264">
                <text:p>16.1090613402264</text:p>
                <draw:g>
                  <svg:desc>Instructions.T5:Instructions.T22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.5655532147786">
                <text:p>13.5655532147786</text:p>
              </table:table-cell>
              <table:table-cell office:value-type="float" office:value="18.5089303801867">
                <text:p>18.5089303801867</text:p>
              </table:table-cell>
              <table:table-cell office:value-type="float" office:value="19.5510346735791">
                <text:p>19.5510346735791</text:p>
              </table:table-cell>
              <table:table-cell office:value-type="float" office:value="20.0765230347385">
                <text:p>20.07652303473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0.8585350920245">
                <text:p>20.8585350920245</text:p>
              </table:table-cell>
              <table:table-cell office:value-type="float" office:value="18.6658769385958">
                <text:p>18.6658769385958</text:p>
              </table:table-cell>
              <table:table-cell office:value-type="float" office:value="24.5267044902509">
                <text:p>24.5267044902509</text:p>
              </table:table-cell>
              <table:table-cell office:value-type="float" office:value="21.6087149435513">
                <text:p>21.60871494355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3.1271002836249">
                <text:p>23.1271002836249</text:p>
              </table:table-cell>
              <table:table-cell office:value-type="float" office:value="24.3866238168479">
                <text:p>24.3866238168479</text:p>
              </table:table-cell>
              <table:table-cell office:value-type="float" office:value="21.6431137678041">
                <text:p>21.6431137678041</text:p>
              </table:table-cell>
              <table:table-cell office:value-type="float" office:value="21.9098995218367">
                <text:p>21.909899521836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.3331666933422">
                <text:p>24.3331666933422</text:p>
              </table:table-cell>
              <table:table-cell office:value-type="float" office:value="26.8690425045743">
                <text:p>26.8690425045743</text:p>
              </table:table-cell>
              <table:table-cell office:value-type="float" office:value="28.6532304685388">
                <text:p>28.6532304685388</text:p>
              </table:table-cell>
              <table:table-cell office:value-type="float" office:value="19.87129261599">
                <text:p>19.871292615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698662028033">
                <text:p>20.698662028033</text:p>
              </table:table-cell>
              <table:table-cell office:value-type="float" office:value="19.0531490504399">
                <text:p>19.0531490504399</text:p>
              </table:table-cell>
              <table:table-cell office:value-type="float" office:value="28.1558431109969">
                <text:p>28.1558431109969</text:p>
              </table:table-cell>
              <table:table-cell office:value-type="float" office:value="30.1736914221201">
                <text:p>30.173691422120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.1282280272846">
                <text:p>20.1282280272846</text:p>
              </table:table-cell>
              <table:table-cell office:value-type="float" office:value="28.3896719638788">
                <text:p>28.3896719638788</text:p>
              </table:table-cell>
              <table:table-cell office:value-type="float" office:value="31.0184792096303">
                <text:p>31.0184792096303</text:p>
              </table:table-cell>
              <table:table-cell office:value-type="float" office:value="30.9654229771756">
                <text:p>30.965422977175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.846531628373">
                <text:p>25.846531628373</text:p>
              </table:table-cell>
              <table:table-cell office:value-type="float" office:value="26.8464210946016">
                <text:p>26.8464210946016</text:p>
              </table:table-cell>
              <table:table-cell office:value-type="float" office:value="34.072102092833">
                <text:p>34.072102092833</text:p>
              </table:table-cell>
              <table:table-cell office:value-type="float" office:value="34.0059829816765">
                <text:p>34.00598298167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9.8853314403868">
                <text:p>29.8853314403868</text:p>
              </table:table-cell>
              <table:table-cell office:value-type="float" office:value="31.5495994634594">
                <text:p>31.5495994634594</text:p>
              </table:table-cell>
              <table:table-cell office:value-type="float" office:value="32.6845192163573">
                <text:p>32.6845192163573</text:p>
              </table:table-cell>
              <table:table-cell office:value-type="float" office:value="33.548812794813">
                <text:p>33.5488127948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1.8557377414816">
                <text:p>31.8557377414816</text:p>
              </table:table-cell>
              <table:table-cell office:value-type="float" office:value="33.7741090450784">
                <text:p>33.7741090450784</text:p>
              </table:table-cell>
              <table:table-cell office:value-type="float" office:value="29.954920101127">
                <text:p>29.954920101127</text:p>
              </table:table-cell>
              <table:table-cell office:value-type="float" office:value="34.5063392204796">
                <text:p>34.506339220479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3.5603901767893">
                <text:p>33.5603901767893</text:p>
              </table:table-cell>
              <table:table-cell office:value-type="float" office:value="32.9152378833143">
                <text:p>32.9152378833143</text:p>
              </table:table-cell>
              <table:table-cell office:value-type="float" office:value="33.8150502308009">
                <text:p>33.8150502308009</text:p>
              </table:table-cell>
              <table:table-cell office:value-type="float" office:value="34.1934102708094">
                <text:p>34.193410270809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9.8479982239229">
                <text:p>29.8479982239229</text:p>
              </table:table-cell>
              <table:table-cell office:value-type="float" office:value="30.1175144764772">
                <text:p>30.1175144764772</text:p>
              </table:table-cell>
              <table:table-cell office:value-type="float" office:value="33.9630884219224">
                <text:p>33.9630884219224</text:p>
              </table:table-cell>
              <table:table-cell office:value-type="float" office:value="34.2392922535359">
                <text:p>34.239292253535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0.1489450022359">
                <text:p>30.1489450022359</text:p>
              </table:table-cell>
              <table:table-cell office:value-type="float" office:value="34.4924357975555">
                <text:p>34.4924357975555</text:p>
              </table:table-cell>
              <table:table-cell office:value-type="float" office:value="34.4376283354581">
                <text:p>34.4376283354581</text:p>
              </table:table-cell>
              <table:table-cell office:value-type="float" office:value="34.8600777314609">
                <text:p>34.860077731460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4.6200050602798">
                <text:p>34.6200050602798</text:p>
              </table:table-cell>
              <table:table-cell office:value-type="float" office:value="34.702335452535">
                <text:p>34.702335452535</text:p>
              </table:table-cell>
              <table:table-cell office:value-type="float" office:value="30.8838187219915">
                <text:p>30.8838187219915</text:p>
              </table:table-cell>
              <table:table-cell office:value-type="float" office:value="34.7980224159687">
                <text:p>34.798022415968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4.2004849411943">
                <text:p>34.2004849411943</text:p>
              </table:table-cell>
              <table:table-cell office:value-type="float" office:value="30.6500560047192">
                <text:p>30.6500560047192</text:p>
              </table:table-cell>
              <table:table-cell office:value-type="float" office:value="34.0486808126589">
                <text:p>34.0486808126589</text:p>
              </table:table-cell>
              <table:table-cell office:value-type="float" office:value="34.3277659293502">
                <text:p>34.32776592935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.5101323744109">
                <text:p>30.5101323744109</text:p>
              </table:table-cell>
              <table:table-cell office:value-type="float" office:value="30.7751908960161">
                <text:p>30.7751908960161</text:p>
              </table:table-cell>
              <table:table-cell office:value-type="float" office:value="31.0468574316994">
                <text:p>31.0468574316994</text:p>
              </table:table-cell>
              <table:table-cell office:value-type="float" office:value="34.0137892106497">
                <text:p>34.013789210649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4.3297889338188">
                <text:p>34.3297889338188</text:p>
              </table:table-cell>
              <table:table-cell office:value-type="float" office:value="30.8466611260755">
                <text:p>30.8466611260755</text:p>
              </table:table-cell>
              <table:table-cell office:value-type="float" office:value="31.1152175318898">
                <text:p>31.1152175318898</text:p>
              </table:table-cell>
              <table:table-cell office:value-type="float" office:value="31.3757627398535">
                <text:p>31.375762739853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4.9258192287163">
                <text:p>34.9258192287163</text:p>
              </table:table-cell>
              <table:table-cell office:value-type="float" office:value="30.9321392106802">
                <text:p>30.9321392106802</text:p>
              </table:table-cell>
              <table:table-cell office:value-type="float" office:value="34.5880906144542">
                <text:p>34.5880906144542</text:p>
              </table:table-cell>
              <table:table-cell office:value-type="float" office:value="31.442474217546">
                <text:p>31.4424742175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01cm" svg:height="8.806cm" xlink:href=".." xlink:type="simple" chart:class="chart:line" chart:style-name="ch1">
        <chart:title svg:x="1.909cm" svg:y="0.311cm" chart:style-name="ch2">
          <text:p>Write Memory Instruction Percentages vs Graph Vertices</text:p>
        </chart:title>
        <chart:legend chart:legend-position="end" svg:x="13.528cm" svg:y="3.327cm" style:legend-expansion="high" chart:style-name="ch3"/>
        <chart:plot-area chart:style-name="ch4" table:cell-range-address="Instructions.P29:Instructions.T47" chart:data-source-has-labels="both" svg:x="1.314cm" svg:y="1.624cm" svg:width="11.594cm" svg:height="6.032cm">
          <chartooo:coordinate-region svg:x="1.952cm" svg:y="1.831cm" svg:width="10.761cm" svg:height="5.163cm"/>
          <chart:axis chart:dimension="x" chart:name="primary-x" chart:style-name="ch5" chartooo:axis-type="auto">
            <chartooo:date-scale/>
            <chart:title svg:x="5.711cm" svg:y="7.833cm" chart:style-name="ch6">
              <text:p># of Graph Vertices</text:p>
            </chart:title>
            <chart:categories table:cell-range-address="Instructions.P30:Instructions.P47"/>
            <chart:grid chart:style-name="ch7" chart:class="major"/>
          </chart:axis>
          <chart:axis chart:dimension="y" chart:name="primary-y" chart:style-name="ch5">
            <chart:title svg:x="0.451cm" svg:y="7.419cm" chart:style-name="ch8">
              <text:p>Percentages of Write Mem Instructions</text:p>
            </chart:title>
            <chart:grid chart:style-name="ch7" chart:class="major"/>
          </chart:axis>
          <chart:series chart:style-name="ch9" chart:values-cell-range-address="Instructions.Q30:Instructions.Q47" chart:label-cell-address="Instructions.Q29:Instructions.Q29" chart:class="chart:line">
            <chart:data-point chart:repeated="18"/>
          </chart:series>
          <chart:series chart:style-name="ch10" chart:values-cell-range-address="Instructions.R30:Instructions.R47" chart:label-cell-address="Instructions.R29:Instructions.R29" chart:class="chart:line">
            <chart:data-point chart:repeated="18"/>
          </chart:series>
          <chart:series chart:style-name="ch11" chart:values-cell-range-address="Instructions.S30:Instructions.S47" chart:label-cell-address="Instructions.S29:Instructions.S29" chart:class="chart:line">
            <chart:data-point chart:repeated="18"/>
          </chart:series>
          <chart:series chart:style-name="ch12" chart:values-cell-range-address="Instructions.T30:Instructions.T47" chart:label-cell-address="Instructions.T29:Instructions.T29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Q29:Instructions.Q29</svg:desc>
                </draw:g>
              </table:table-cell>
              <table:table-cell office:value-type="string">
                <text:p>E8</text:p>
                <draw:g>
                  <svg:desc>Instructions.R29:Instructions.R29</svg:desc>
                </draw:g>
              </table:table-cell>
              <table:table-cell office:value-type="string">
                <text:p>E16</text:p>
                <draw:g>
                  <svg:desc>Instructions.S29:Instructions.S29</svg:desc>
                </draw:g>
              </table:table-cell>
              <table:table-cell office:value-type="string">
                <text:p>E32</text:p>
                <draw:g>
                  <svg:desc>Instructions.T29:Instructions.T29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P30:Instructions.P47</svg:desc>
                </draw:g>
              </table:table-cell>
              <table:table-cell office:value-type="float" office:value="4.2514273112004">
                <text:p>4.2514273112004</text:p>
                <draw:g>
                  <svg:desc>Instructions.Q30:Instructions.Q47</svg:desc>
                </draw:g>
              </table:table-cell>
              <table:table-cell office:value-type="float" office:value="3.53554396841216">
                <text:p>3.53554396841216</text:p>
                <draw:g>
                  <svg:desc>Instructions.R30:Instructions.R47</svg:desc>
                </draw:g>
              </table:table-cell>
              <table:table-cell office:value-type="float" office:value="3.8942001284535">
                <text:p>3.8942001284535</text:p>
                <draw:g>
                  <svg:desc>Instructions.S30:Instructions.S47</svg:desc>
                </draw:g>
              </table:table-cell>
              <table:table-cell office:value-type="float" office:value="3.95528065543509">
                <text:p>3.95528065543509</text:p>
                <draw:g>
                  <svg:desc>Instructions.T30:Instructions.T47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20109462001103">
                <text:p>3.20109462001103</text:p>
              </table:table-cell>
              <table:table-cell office:value-type="float" office:value="3.91471684389903">
                <text:p>3.91471684389903</text:p>
              </table:table-cell>
              <table:table-cell office:value-type="float" office:value="3.50694059107131">
                <text:p>3.50694059107131</text:p>
              </table:table-cell>
              <table:table-cell office:value-type="float" office:value="4.99010665508421">
                <text:p>4.9901066550842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.91278970886632">
                <text:p>4.91278970886632</text:p>
              </table:table-cell>
              <table:table-cell office:value-type="float" office:value="4.91295942473548">
                <text:p>4.91295942473548</text:p>
              </table:table-cell>
              <table:table-cell office:value-type="float" office:value="5.27347844873873">
                <text:p>5.27347844873873</text:p>
              </table:table-cell>
              <table:table-cell office:value-type="float" office:value="5.14993073046812">
                <text:p>5.1499307304681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09701297392703">
                <text:p>5.09701297392703</text:p>
              </table:table-cell>
              <table:table-cell office:value-type="float" office:value="6.01117552729897">
                <text:p>6.01117552729897</text:p>
              </table:table-cell>
              <table:table-cell office:value-type="float" office:value="6.44547788364142">
                <text:p>6.44547788364142</text:p>
              </table:table-cell>
              <table:table-cell office:value-type="float" office:value="6.66981887681714">
                <text:p>6.669818876817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.83333497997356">
                <text:p>5.83333497997356</text:p>
              </table:table-cell>
              <table:table-cell office:value-type="float" office:value="6.76754853227657">
                <text:p>6.76754853227657</text:p>
              </table:table-cell>
              <table:table-cell office:value-type="float" office:value="8.06437244503462">
                <text:p>8.06437244503462</text:p>
              </table:table-cell>
              <table:table-cell office:value-type="float" office:value="6.27565624958339">
                <text:p>6.275656249583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62898564479679">
                <text:p>6.62898564479679</text:p>
              </table:table-cell>
              <table:table-cell office:value-type="float" office:value="6.28684355228707">
                <text:p>6.28684355228707</text:p>
              </table:table-cell>
              <table:table-cell office:value-type="float" office:value="9.45101335033521">
                <text:p>9.45101335033521</text:p>
              </table:table-cell>
              <table:table-cell office:value-type="float" office:value="10.208965792804">
                <text:p>10.20896579280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.67675705890265">
                <text:p>6.67675705890265</text:p>
              </table:table-cell>
              <table:table-cell office:value-type="float" office:value="10.0480964862437">
                <text:p>10.0480964862437</text:p>
              </table:table-cell>
              <table:table-cell office:value-type="float" office:value="10.8640453435694">
                <text:p>10.8640453435694</text:p>
              </table:table-cell>
              <table:table-cell office:value-type="float" office:value="10.4006271081905">
                <text:p>10.400627108190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.78377314278122">
                <text:p>9.78377314278122</text:p>
              </table:table-cell>
              <table:table-cell office:value-type="float" office:value="11.5791073054681">
                <text:p>11.5791073054681</text:p>
              </table:table-cell>
              <table:table-cell office:value-type="float" office:value="11.7112731942571">
                <text:p>11.7112731942571</text:p>
              </table:table-cell>
              <table:table-cell office:value-type="float" office:value="11.1442057080668">
                <text:p>11.14420570806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.5763720933388">
                <text:p>11.5763720933388</text:p>
              </table:table-cell>
              <table:table-cell office:value-type="float" office:value="11.8079169311156">
                <text:p>11.8079169311156</text:p>
              </table:table-cell>
              <table:table-cell office:value-type="float" office:value="11.709661959497">
                <text:p>11.709661959497</text:p>
              </table:table-cell>
              <table:table-cell office:value-type="float" office:value="11.8125917737534">
                <text:p>11.812591773753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.1686756107925">
                <text:p>12.1686756107925</text:p>
              </table:table-cell>
              <table:table-cell office:value-type="float" office:value="12.1995010092854">
                <text:p>12.1995010092854</text:p>
              </table:table-cell>
              <table:table-cell office:value-type="float" office:value="13.4264708040622">
                <text:p>13.4264708040622</text:p>
              </table:table-cell>
              <table:table-cell office:value-type="float" office:value="11.6155495203106">
                <text:p>11.615549520310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.6878317539129">
                <text:p>12.6878317539129</text:p>
              </table:table-cell>
              <table:table-cell office:value-type="float" office:value="12.4823800634087">
                <text:p>12.4823800634087</text:p>
              </table:table-cell>
              <table:table-cell office:value-type="float" office:value="12.2035629689219">
                <text:p>12.2035629689219</text:p>
              </table:table-cell>
              <table:table-cell office:value-type="float" office:value="11.7725878946704">
                <text:p>11.77258789467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.9683895094776">
                <text:p>13.9683895094776</text:p>
              </table:table-cell>
              <table:table-cell office:value-type="float" office:value="13.7216224717389">
                <text:p>13.7216224717389</text:p>
              </table:table-cell>
              <table:table-cell office:value-type="float" office:value="12.2058976294648">
                <text:p>12.2058976294648</text:p>
              </table:table-cell>
              <table:table-cell office:value-type="float" office:value="11.6901420088681">
                <text:p>11.690142008868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.9687562676398">
                <text:p>13.9687562676398</text:p>
              </table:table-cell>
              <table:table-cell office:value-type="float" office:value="12.308496073369">
                <text:p>12.308496073369</text:p>
              </table:table-cell>
              <table:table-cell office:value-type="float" office:value="11.9611534363766">
                <text:p>11.9611534363766</text:p>
              </table:table-cell>
              <table:table-cell office:value-type="float" office:value="11.4753041325647">
                <text:p>11.475304132564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3.0340390738244">
                <text:p>13.0340390738244</text:p>
              </table:table-cell>
              <table:table-cell office:value-type="float" office:value="12.2709974360104">
                <text:p>12.2709974360104</text:p>
              </table:table-cell>
              <table:table-cell office:value-type="float" office:value="13.4249995681991">
                <text:p>13.4249995681991</text:p>
              </table:table-cell>
              <table:table-cell office:value-type="float" office:value="11.4400154312629">
                <text:p>11.440015431262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.1987856646091">
                <text:p>13.1987856646091</text:p>
              </table:table-cell>
              <table:table-cell office:value-type="float" office:value="13.664327549347">
                <text:p>13.664327549347</text:p>
              </table:table-cell>
              <table:table-cell office:value-type="float" office:value="12.0428159428493">
                <text:p>12.0428159428493</text:p>
              </table:table-cell>
              <table:table-cell office:value-type="float" office:value="11.5986286322487">
                <text:p>11.59862863224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9679388656002">
                <text:p>13.9679388656002</text:p>
              </table:table-cell>
              <table:table-cell office:value-type="float" office:value="13.6203914229017">
                <text:p>13.6203914229017</text:p>
              </table:table-cell>
              <table:table-cell office:value-type="float" office:value="13.2663213857867">
                <text:p>13.2663213857867</text:p>
              </table:table-cell>
              <table:table-cell office:value-type="float" office:value="11.6967853875613">
                <text:p>11.696785387561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.0750579229929">
                <text:p>13.0750579229929</text:p>
              </table:table-cell>
              <table:table-cell office:value-type="float" office:value="13.5301464910167">
                <text:p>13.5301464910167</text:p>
              </table:table-cell>
              <table:table-cell office:value-type="float" office:value="13.186195982647">
                <text:p>13.186195982647</text:p>
              </table:table-cell>
              <table:table-cell office:value-type="float" office:value="12.8556345260103">
                <text:p>12.85563452601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.7302429029514">
                <text:p>12.7302429029514</text:p>
              </table:table-cell>
              <table:table-cell office:value-type="float" office:value="13.4449591637678">
                <text:p>13.4449591637678</text:p>
              </table:table-cell>
              <table:table-cell office:value-type="float" office:value="11.7083303373993">
                <text:p>11.7083303373993</text:p>
              </table:table-cell>
              <table:table-cell office:value-type="float" office:value="12.7674397126119">
                <text:p>12.767439712611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22cm" svg:y="0.315cm" chart:style-name="ch2">
          <text:p>Pin SSSP Runtimes vs Graph Vertices</text:p>
        </chart:title>
        <chart:legend chart:legend-position="end" svg:x="14.027cm" svg:y="3.424cm" style:legend-expansion="high" chart:style-name="ch3"/>
        <chart:plot-area chart:style-name="ch4" table:cell-range-address="Time.L28:Time.P46" chart:data-source-has-labels="both" svg:x="1.324cm" svg:y="1.64cm" svg:width="12.063cm" svg:height="6.206cm">
          <chartooo:coordinate-region svg:x="1.962cm" svg:y="1.847cm" svg:width="11.23cm" svg:height="5.337cm"/>
          <chart:axis chart:dimension="x" chart:name="primary-x" chart:style-name="ch5" chartooo:axis-type="auto">
            <chartooo:date-scale/>
            <chart:title svg:x="5.955cm" svg:y="8.027cm" chart:style-name="ch6">
              <text:p># of Graph Vertices</text:p>
            </chart:title>
            <chart:categories table:cell-range-address="Time.L29:Time.L46"/>
          </chart:axis>
          <chart:axis chart:dimension="y" chart:name="primary-y" chart:style-name="ch5">
            <chart:title svg:x="0.451cm" svg:y="7.219cm" chart:style-name="ch7">
              <text:p>SSSP Runtime with Pin (Seconds)</text:p>
            </chart:title>
            <chart:grid chart:style-name="ch8" chart:class="major"/>
          </chart:axis>
          <chart:series chart:style-name="ch9" chart:values-cell-range-address="Time.M29:Time.M46" chart:label-cell-address="Time.M28:Time.M28" chart:class="chart:line">
            <chart:data-point chart:repeated="18"/>
          </chart:series>
          <chart:series chart:style-name="ch10" chart:values-cell-range-address="Time.N29:Time.N46" chart:label-cell-address="Time.N28:Time.N28" chart:class="chart:line">
            <chart:data-point chart:repeated="18"/>
          </chart:series>
          <chart:series chart:style-name="ch11" chart:values-cell-range-address="Time.O29:Time.O46" chart:label-cell-address="Time.O28:Time.O28" chart:class="chart:line">
            <chart:data-point chart:repeated="18"/>
          </chart:series>
          <chart:series chart:style-name="ch12" chart:values-cell-range-address="Time.P29:Time.P46" chart:label-cell-address="Time.P28:Time.P28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Time.M28:Time.M28</svg:desc>
                </draw:g>
              </table:table-cell>
              <table:table-cell office:value-type="string">
                <text:p>E8</text:p>
                <draw:g>
                  <svg:desc>Time.N28:Time.N28</svg:desc>
                </draw:g>
              </table:table-cell>
              <table:table-cell office:value-type="string">
                <text:p>E16</text:p>
                <draw:g>
                  <svg:desc>Time.O28:Time.O28</svg:desc>
                </draw:g>
              </table:table-cell>
              <table:table-cell office:value-type="string">
                <text:p>E32</text:p>
                <draw:g>
                  <svg:desc>Time.P28:Time.P28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Time.L29:Time.L46</svg:desc>
                </draw:g>
              </table:table-cell>
              <table:table-cell office:value-type="float" office:value="0.812">
                <text:p>0.812</text:p>
                <draw:g>
                  <svg:desc>Time.M29:Time.M46</svg:desc>
                </draw:g>
              </table:table-cell>
              <table:table-cell office:value-type="float" office:value="0.812">
                <text:p>0.812</text:p>
                <draw:g>
                  <svg:desc>Time.N29:Time.N46</svg:desc>
                </draw:g>
              </table:table-cell>
              <table:table-cell office:value-type="float" office:value="0.8285">
                <text:p>0.8285</text:p>
                <draw:g>
                  <svg:desc>Time.O29:Time.O46</svg:desc>
                </draw:g>
              </table:table-cell>
              <table:table-cell office:value-type="float" office:value="0.8325">
                <text:p>0.8325</text:p>
                <draw:g>
                  <svg:desc>Time.P29:Time.P46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285">
                <text:p>0.8285</text:p>
              </table:table-cell>
              <table:table-cell office:value-type="float" office:value="0.7995">
                <text:p>0.7995</text:p>
              </table:table-cell>
              <table:table-cell office:value-type="float" office:value="0.7995">
                <text:p>0.799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812">
                <text:p>0.812</text:p>
              </table:table-cell>
              <table:table-cell office:value-type="float" office:value="0.8285">
                <text:p>0.8285</text:p>
              </table:table-cell>
              <table:table-cell office:value-type="float" office:value="0.8035">
                <text:p>0.8035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285">
                <text:p>0.8285</text:p>
              </table:table-cell>
              <table:table-cell office:value-type="float" office:value="0.816">
                <text:p>0.816</text:p>
              </table:table-cell>
              <table:table-cell office:value-type="float" office:value="0.812">
                <text:p>0.812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0.8325">
                <text:p>0.8325</text:p>
              </table:table-cell>
              <table:table-cell office:value-type="float" office:value="0.841">
                <text:p>0.841</text:p>
              </table:table-cell>
              <table:table-cell office:value-type="float" office:value="0.8285">
                <text:p>0.82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315">
                <text:p>0.8315</text:p>
              </table:table-cell>
              <table:table-cell office:value-type="float" office:value="0.837">
                <text:p>0.837</text:p>
              </table:table-cell>
              <table:table-cell office:value-type="float" office:value="0.8535">
                <text:p>0.8535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8575">
                <text:p>0.8575</text:p>
              </table:table-cell>
              <table:table-cell office:value-type="float" office:value="0.8535">
                <text:p>0.8535</text:p>
              </table:table-cell>
              <table:table-cell office:value-type="float" office:value="0.8575">
                <text:p>0.8575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0.841">
                <text:p>0.841</text:p>
              </table:table-cell>
              <table:table-cell office:value-type="float" office:value="0.862">
                <text:p>0.862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8325">
                <text:p>0.8325</text:p>
              </table:table-cell>
              <table:table-cell office:value-type="float" office:value="0.862">
                <text:p>0.862</text:p>
              </table:table-cell>
              <table:table-cell office:value-type="float" office:value="0.919">
                <text:p>0.919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8745">
                <text:p>0.8745</text:p>
              </table:table-cell>
              <table:table-cell office:value-type="float" office:value="0.916">
                <text:p>0.916</text:p>
              </table:table-cell>
              <table:table-cell office:value-type="float" office:value="0.962">
                <text:p>0.96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9245">
                <text:p>0.9245</text:p>
              </table:table-cell>
              <table:table-cell office:value-type="float" office:value="0.983">
                <text:p>0.983</text:p>
              </table:table-cell>
              <table:table-cell office:value-type="float" office:value="1.095">
                <text:p>1.095</text:p>
              </table:table-cell>
              <table:table-cell office:value-type="float" office:value="1.3325">
                <text:p>1.33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7">
                <text:p>0.97</text:p>
              </table:table-cell>
              <table:table-cell office:value-type="float" office:value="1.087">
                <text:p>1.087</text:p>
              </table:table-cell>
              <table:table-cell office:value-type="float" office:value="1.3745">
                <text:p>1.3745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149">
                <text:p>1.149</text:p>
              </table:table-cell>
              <table:table-cell office:value-type="float" office:value="1.47">
                <text:p>1.47</text:p>
              </table:table-cell>
              <table:table-cell office:value-type="float" office:value="1.9655">
                <text:p>1.9655</text:p>
              </table:table-cell>
              <table:table-cell office:value-type="float" office:value="2.923">
                <text:p>2.92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578">
                <text:p>1.578</text:p>
              </table:table-cell>
              <table:table-cell office:value-type="float" office:value="2.128">
                <text:p>2.128</text:p>
              </table:table-cell>
              <table:table-cell office:value-type="float" office:value="2.7485">
                <text:p>2.7485</text:p>
              </table:table-cell>
              <table:table-cell office:value-type="float" office:value="5.175">
                <text:p>5.17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3655">
                <text:p>2.3655</text:p>
              </table:table-cell>
              <table:table-cell office:value-type="float" office:value="2.944">
                <text:p>2.944</text:p>
              </table:table-cell>
              <table:table-cell office:value-type="float" office:value="5.547">
                <text:p>5.547</text:p>
              </table:table-cell>
              <table:table-cell office:value-type="float" office:value="9.8855">
                <text:p>9.88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1855">
                <text:p>3.1855</text:p>
              </table:table-cell>
              <table:table-cell office:value-type="float" office:value="5.2635">
                <text:p>5.2635</text:p>
              </table:table-cell>
              <table:table-cell office:value-type="float" office:value="9.1035">
                <text:p>9.1035</text:p>
              </table:table-cell>
              <table:table-cell office:value-type="float" office:value="18.9225">
                <text:p>18.922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.2905">
                <text:p>7.2905</text:p>
              </table:table-cell>
              <table:table-cell office:value-type="float" office:value="9.8115">
                <text:p>9.8115</text:p>
              </table:table-cell>
              <table:table-cell office:value-type="float" office:value="18.348">
                <text:p>18.348</text:p>
              </table:table-cell>
              <table:table-cell office:value-type="float" office:value="34.2035">
                <text:p>34.203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.221">
                <text:p>15.221</text:p>
              </table:table-cell>
              <table:table-cell office:value-type="float" office:value="19.828">
                <text:p>19.828</text:p>
              </table:table-cell>
              <table:table-cell office:value-type="float" office:value="46.1425">
                <text:p>46.1425</text:p>
              </table:table-cell>
              <table:table-cell office:value-type="float" office:value="71.579">
                <text:p>71.5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